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521" calcext:value-type="float">
            <text:p>50395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4943" calcext:value-type="float">
            <text:p>502494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7959" calcext:value-type="float">
            <text:p>49979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87107" calcext:value-type="float">
            <text:p>498710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109" calcext:value-type="float">
            <text:p>4990109</text:p>
          </table:table-cell>
          <table:table-cell office:value-type="string" calcext:value-type="string">
            <text:p>us</text:p>
          </table:table-cell>
          <table:table-cell table:formula="of:=AVERAGE([.C2:.C10])" office:value-type="float" office:value="5007927.8" calcext:value-type="float">
            <text:p>5007927.8</text:p>
          </table:table-cell>
          <table:table-cell table:formula="of:=STDEVP([.C2:.C10])" office:value-type="float" office:value="20678.6829213081" calcext:value-type="float">
            <text:p>20678.6829213081</text:p>
          </table:table-cell>
          <table:table-cell table:formula="of:=[.F10]/[.E10]" office:value-type="float" office:value="0.00412918950654762" calcext:value-type="float">
            <text:p>0.0041291895</text:p>
          </table:table-cell>
          <table:table-cell/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2659" calcext:value-type="float">
            <text:p>48526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1669" calcext:value-type="float">
            <text:p>278166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0310" calcext:value-type="float">
            <text:p>27803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77051" calcext:value-type="float">
            <text:p>27770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45442" calcext:value-type="float">
            <text:p>4845442</text:p>
          </table:table-cell>
          <table:table-cell office:value-type="string" calcext:value-type="string">
            <text:p>us</text:p>
          </table:table-cell>
          <table:table-cell table:formula="of:=AVERAGE([.C12:.C20])" office:value-type="float" office:value="3607426.2" calcext:value-type="float">
            <text:p>3607426.2</text:p>
          </table:table-cell>
          <table:table-cell table:formula="of:=STDEVP([.C12:.C20])" office:value-type="float" office:value="1013785.67573968" calcext:value-type="float">
            <text:p>1013785.67573968</text:p>
          </table:table-cell>
          <table:table-cell table:formula="of:=[.F20]/[.E20]" office:value-type="float" office:value="0.281027419421548" calcext:value-type="float">
            <text:p>0.2810274194</text:p>
          </table:table-cell>
          <table:table-cell/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3298" calcext:value-type="float">
            <text:p>197329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37999" calcext:value-type="float">
            <text:p>193799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8688" calcext:value-type="float">
            <text:p>16786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6684" calcext:value-type="float">
            <text:p>16866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1808" calcext:value-type="float">
            <text:p>1681808</text:p>
          </table:table-cell>
          <table:table-cell office:value-type="string" calcext:value-type="string">
            <text:p>us</text:p>
          </table:table-cell>
          <table:table-cell table:formula="of:=AVERAGE([.C22:.C30])" office:value-type="float" office:value="1791695.4" calcext:value-type="float">
            <text:p>1791695.4</text:p>
          </table:table-cell>
          <table:table-cell table:formula="of:=STDEVP([.C22:.C30])" office:value-type="float" office:value="134355.911640091" calcext:value-type="float">
            <text:p>134355.911640091</text:p>
          </table:table-cell>
          <table:table-cell table:formula="of:=[.F30]/[.E30]" office:value-type="float" office:value="0.0749881434311274" calcext:value-type="float">
            <text:p>0.0749881434</text:p>
          </table:table-cell>
          <table:table-cell/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788" calcext:value-type="float">
            <text:p>16237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6007" calcext:value-type="float">
            <text:p>161600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2211" calcext:value-type="float">
            <text:p>16122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544" calcext:value-type="float">
            <text:p>1608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372" calcext:value-type="float">
            <text:p>1615372</text:p>
          </table:table-cell>
          <table:table-cell office:value-type="string" calcext:value-type="string">
            <text:p>us</text:p>
          </table:table-cell>
          <table:table-cell table:formula="of:=AVERAGE([.C32:.C40])" office:value-type="float" office:value="1615184.4" calcext:value-type="float">
            <text:p>1615184.4</text:p>
          </table:table-cell>
          <table:table-cell table:formula="of:=STDEVP([.C32:.C40])" office:value-type="float" office:value="5053.11423183763" calcext:value-type="float">
            <text:p>5053.1142318376</text:p>
          </table:table-cell>
          <table:table-cell table:formula="of:=[.F40]/[.E40]" office:value-type="float" office:value="0.0031285060899781" calcext:value-type="float">
            <text:p>0.0031285061</text:p>
          </table:table-cell>
          <table:table-cell/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595" calcext:value-type="float">
            <text:p>160459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931" calcext:value-type="float">
            <text:p>160593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67" calcext:value-type="float">
            <text:p>16084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470" calcext:value-type="float">
            <text:p>16084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7010" calcext:value-type="float">
            <text:p>1607010</text:p>
          </table:table-cell>
          <table:table-cell office:value-type="string" calcext:value-type="string">
            <text:p>us</text:p>
          </table:table-cell>
          <table:table-cell table:formula="of:=AVERAGE([.C42:.C50])" office:value-type="float" office:value="1606894.6" calcext:value-type="float">
            <text:p>1606894.6</text:p>
          </table:table-cell>
          <table:table-cell table:formula="of:=STDEVP([.C42:.C50])" office:value-type="float" office:value="1495.61553883343" calcext:value-type="float">
            <text:p>1495.6155388334</text:p>
          </table:table-cell>
          <table:table-cell table:formula="of:=[.F50]/[.E50]" office:value-type="float" office:value="0.000930748997994906" calcext:value-type="float">
            <text:p>0.000930749</text:p>
          </table:table-cell>
          <table:table-cell/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4180" calcext:value-type="float">
            <text:p>16341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7260" calcext:value-type="float">
            <text:p>162726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9082" calcext:value-type="float">
            <text:p>163908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30877" calcext:value-type="float">
            <text:p>16308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6202" calcext:value-type="float">
            <text:p>1626202</text:p>
          </table:table-cell>
          <table:table-cell office:value-type="string" calcext:value-type="string">
            <text:p>us</text:p>
          </table:table-cell>
          <table:table-cell table:formula="of:=AVERAGE([.C52:.C60])" office:value-type="float" office:value="1631520.2" calcext:value-type="float">
            <text:p>1631520.2</text:p>
          </table:table-cell>
          <table:table-cell table:formula="of:=STDEVP([.C52:.C60])" office:value-type="float" office:value="4713.8437988546" calcext:value-type="float">
            <text:p>4713.8437988546</text:p>
          </table:table-cell>
          <table:table-cell table:formula="of:=[.F60]/[.E60]" office:value-type="float" office:value="0.00288923410133359" calcext:value-type="float">
            <text:p>0.0028892341</text:p>
          </table:table-cell>
          <table:table-cell/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9225" calcext:value-type="float">
            <text:p>165922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9709" calcext:value-type="float">
            <text:p>16697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280" calcext:value-type="float">
            <text:p>16512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688" calcext:value-type="float">
            <text:p>16586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944" calcext:value-type="float">
            <text:p>1660944</text:p>
          </table:table-cell>
          <table:table-cell office:value-type="string" calcext:value-type="string">
            <text:p>us</text:p>
          </table:table-cell>
          <table:table-cell table:formula="of:=AVERAGE([.C62:.C70])" office:value-type="float" office:value="1659969.2" calcext:value-type="float">
            <text:p>1659969.2</text:p>
          </table:table-cell>
          <table:table-cell table:formula="of:=STDEVP([.C62:.C70])" office:value-type="float" office:value="5890.86483973279" calcext:value-type="float">
            <text:p>5890.8648397328</text:p>
          </table:table-cell>
          <table:table-cell table:formula="of:=[.F70]/[.E70]" office:value-type="float" office:value="0.00354877960370155" calcext:value-type="float">
            <text:p>0.0035487796</text:p>
          </table:table-cell>
          <table:table-cell/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763" calcext:value-type="float">
            <text:p>1685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4206" calcext:value-type="float">
            <text:p>168420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380" calcext:value-type="float">
            <text:p>168338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3159" calcext:value-type="float">
            <text:p>16831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5850" calcext:value-type="float">
            <text:p>1685850</text:p>
          </table:table-cell>
          <table:table-cell office:value-type="string" calcext:value-type="string">
            <text:p>us</text:p>
          </table:table-cell>
          <table:table-cell table:formula="of:=AVERAGE([.C72:.C80])" office:value-type="float" office:value="1684471.6" calcext:value-type="float">
            <text:p>1684471.6</text:p>
          </table:table-cell>
          <table:table-cell table:formula="of:=STDEVP([.C72:.C80])" office:value-type="float" office:value="1144.79283715439" calcext:value-type="float">
            <text:p>1144.7928371544</text:p>
          </table:table-cell>
          <table:table-cell table:formula="of:=[.F80]/[.E80]" office:value-type="float" office:value="0.000679615398178509" calcext:value-type="float">
            <text:p>0.0006796154</text:p>
          </table:table-cell>
          <table:table-cell/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268" calcext:value-type="float">
            <text:p>540226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0057" calcext:value-type="float">
            <text:p>536005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8767" calcext:value-type="float">
            <text:p>51687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93849" calcext:value-type="float">
            <text:p>51938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4860" calcext:value-type="float">
            <text:p>5174860</text:p>
          </table:table-cell>
          <table:table-cell office:value-type="string" calcext:value-type="string">
            <text:p>us</text:p>
          </table:table-cell>
          <table:table-cell table:formula="of:=AVERAGE([.C82:.C90])" office:value-type="float" office:value="5259960.2" calcext:value-type="float">
            <text:p>5259960.2</text:p>
          </table:table-cell>
          <table:table-cell table:formula="of:=STDEVP([.C82:.C90])" office:value-type="float" office:value="100199.614612832" calcext:value-type="float">
            <text:p>100199.614612832</text:p>
          </table:table-cell>
          <table:table-cell table:formula="of:=[.F90]/[.E90]" office:value-type="float" office:value="0.0190495005290785" calcext:value-type="float">
            <text:p>0.019049500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3370" calcext:value-type="float">
            <text:p>28533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0864" calcext:value-type="float">
            <text:p>284086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9449" calcext:value-type="float">
            <text:p>28394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5711" calcext:value-type="float">
            <text:p>28257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4492" calcext:value-type="float">
            <text:p>2844492</text:p>
          </table:table-cell>
          <table:table-cell office:value-type="string" calcext:value-type="string">
            <text:p>us</text:p>
          </table:table-cell>
          <table:table-cell table:formula="of:=AVERAGE([.C92:.C100])" office:value-type="float" office:value="2840777.2" calcext:value-type="float">
            <text:p>2840777.2</text:p>
          </table:table-cell>
          <table:table-cell table:formula="of:=STDEVP([.C92:.C100])" office:value-type="float" office:value="8957.01270290492" calcext:value-type="float">
            <text:p>8957.0127029049</text:p>
          </table:table-cell>
          <table:table-cell table:formula="of:=[.F100]/[.E100]" office:value-type="float" office:value="0.00315301485202884" calcext:value-type="float">
            <text:p>0.0031530149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4687" calcext:value-type="float">
            <text:p>16446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459" calcext:value-type="float">
            <text:p>1648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546" calcext:value-type="float">
            <text:p>16605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7922" calcext:value-type="float">
            <text:p>164792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69911" calcext:value-type="float">
            <text:p>1969911</text:p>
          </table:table-cell>
          <table:table-cell office:value-type="string" calcext:value-type="string">
            <text:p>us</text:p>
          </table:table-cell>
          <table:table-cell table:formula="of:=AVERAGE([.C102:.C110])" office:value-type="float" office:value="1714305" calcext:value-type="float">
            <text:p>1714305</text:p>
          </table:table-cell>
          <table:table-cell table:formula="of:=STDEVP([.C102:.C110])" office:value-type="float" office:value="127916.786737316" calcext:value-type="float">
            <text:p>127916.786737316</text:p>
          </table:table-cell>
          <table:table-cell table:formula="of:=[.F110]/[.E110]" office:value-type="float" office:value="0.0746172861522985" calcext:value-type="float">
            <text:p>0.0746172862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481" calcext:value-type="float">
            <text:p>15904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2786" calcext:value-type="float">
            <text:p>15827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202" calcext:value-type="float">
            <text:p>15872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0071" calcext:value-type="float">
            <text:p>15900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6949" calcext:value-type="float">
            <text:p>1586949</text:p>
          </table:table-cell>
          <table:table-cell office:value-type="string" calcext:value-type="string">
            <text:p>us</text:p>
          </table:table-cell>
          <table:table-cell table:formula="of:=AVERAGE([.C112:.C120])" office:value-type="float" office:value="1587497.8" calcext:value-type="float">
            <text:p>1587497.8</text:p>
          </table:table-cell>
          <table:table-cell table:formula="of:=STDEVP([.C112:.C120])" office:value-type="float" office:value="2760.8179512601" calcext:value-type="float">
            <text:p>2760.8179512601</text:p>
          </table:table-cell>
          <table:table-cell table:formula="of:=[.F120]/[.E120]" office:value-type="float" office:value="0.0017391003321454" calcext:value-type="float">
            <text:p>0.0017391003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3286" calcext:value-type="float">
            <text:p>15932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734" calcext:value-type="float">
            <text:p>158773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1628" calcext:value-type="float">
            <text:p>15916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476" calcext:value-type="float">
            <text:p>159247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3899" calcext:value-type="float">
            <text:p>1583899</text:p>
          </table:table-cell>
          <table:table-cell office:value-type="string" calcext:value-type="string">
            <text:p>us</text:p>
          </table:table-cell>
          <table:table-cell table:formula="of:=AVERAGE([.C122:.C130])" office:value-type="float" office:value="1589804.6" calcext:value-type="float">
            <text:p>1589804.6</text:p>
          </table:table-cell>
          <table:table-cell table:formula="of:=STDEVP([.C122:.C130])" office:value-type="float" office:value="3514.10891123198" calcext:value-type="float">
            <text:p>3514.108911232</text:p>
          </table:table-cell>
          <table:table-cell table:formula="of:=[.F130]/[.E130]" office:value-type="float" office:value="0.00221040303395271" calcext:value-type="float">
            <text:p>0.002210403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1472" calcext:value-type="float">
            <text:p>158147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170" calcext:value-type="float">
            <text:p>15851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0936" calcext:value-type="float">
            <text:p>158093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5601" calcext:value-type="float">
            <text:p>15856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942" calcext:value-type="float">
            <text:p>1587942</text:p>
          </table:table-cell>
          <table:table-cell office:value-type="string" calcext:value-type="string">
            <text:p>us</text:p>
          </table:table-cell>
          <table:table-cell table:formula="of:=AVERAGE([.C132:.C140])" office:value-type="float" office:value="1584224.2" calcext:value-type="float">
            <text:p>1584224.2</text:p>
          </table:table-cell>
          <table:table-cell table:formula="of:=STDEVP([.C132:.C140])" office:value-type="float" office:value="2645.71414933662" calcext:value-type="float">
            <text:p>2645.7141493366</text:p>
          </table:table-cell>
          <table:table-cell table:formula="of:=[.F140]/[.E140]" office:value-type="float" office:value="0.00167003770636544" calcext:value-type="float">
            <text:p>0.0016700377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314" calcext:value-type="float">
            <text:p>15843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2013" calcext:value-type="float">
            <text:p>159201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556" calcext:value-type="float">
            <text:p>15875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4692" calcext:value-type="float">
            <text:p>158469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87000" calcext:value-type="float">
            <text:p>1587000</text:p>
          </table:table-cell>
          <table:table-cell office:value-type="string" calcext:value-type="string">
            <text:p>us</text:p>
          </table:table-cell>
          <table:table-cell table:formula="of:=AVERAGE([.C142:.C150])" office:value-type="float" office:value="1587115" calcext:value-type="float">
            <text:p>1587115</text:p>
          </table:table-cell>
          <table:table-cell table:formula="of:=STDEVP([.C142:.C150])" office:value-type="float" office:value="2753.71167699162" calcext:value-type="float">
            <text:p>2753.7116769916</text:p>
          </table:table-cell>
          <table:table-cell table:formula="of:=[.F150]/[.E150]" office:value-type="float" office:value="0.00173504231072835" calcext:value-type="float">
            <text:p>0.0017350423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5261" calcext:value-type="float">
            <text:p>16052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416" calcext:value-type="float">
            <text:p>16154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5083" calcext:value-type="float">
            <text:p>16150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050" calcext:value-type="float">
            <text:p>16040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8009" calcext:value-type="float">
            <text:p>1608009</text:p>
          </table:table-cell>
          <table:table-cell office:value-type="string" calcext:value-type="string">
            <text:p>us</text:p>
          </table:table-cell>
          <table:table-cell table:formula="of:=AVERAGE([.C152:.C160])" office:value-type="float" office:value="1609563.8" calcext:value-type="float">
            <text:p>1609563.8</text:p>
          </table:table-cell>
          <table:table-cell table:formula="of:=STDEVP([.C152:.C160])" office:value-type="float" office:value="4817.53660702231" calcext:value-type="float">
            <text:p>4817.5366070223</text:p>
          </table:table-cell>
          <table:table-cell table:formula="of:=[.F160]/[.E160]" office:value-type="float" office:value="0.00299306967951336" calcext:value-type="float">
            <text:p>0.0029930697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872" calcext:value-type="float">
            <text:p>538687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7544" calcext:value-type="float">
            <text:p>5397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6190" calcext:value-type="float">
            <text:p>53861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3851" calcext:value-type="float">
            <text:p>53538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95087" calcext:value-type="float">
            <text:p>5395087</text:p>
          </table:table-cell>
          <table:table-cell office:value-type="string" calcext:value-type="string">
            <text:p>us</text:p>
          </table:table-cell>
          <table:table-cell table:formula="of:=AVERAGE([.C162:.C170])" office:value-type="float" office:value="5383908.8" calcext:value-type="float">
            <text:p>5383908.8</text:p>
          </table:table-cell>
          <table:table-cell table:formula="of:=STDEVP([.C162:.C170])" office:value-type="float" office:value="15673.7143192033" calcext:value-type="float">
            <text:p>15673.7143192033</text:p>
          </table:table-cell>
          <table:table-cell table:formula="of:=[.F170]/[.E170]" office:value-type="float" office:value="0.00291121467718832" calcext:value-type="float">
            <text:p>0.0029112147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8218" calcext:value-type="float">
            <text:p>296821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0728" calcext:value-type="float">
            <text:p>29507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3056" calcext:value-type="float">
            <text:p>48930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9390" calcext:value-type="float">
            <text:p>29593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94890" calcext:value-type="float">
            <text:p>4894890</text:p>
          </table:table-cell>
          <table:table-cell office:value-type="string" calcext:value-type="string">
            <text:p>us</text:p>
          </table:table-cell>
          <table:table-cell table:formula="of:=AVERAGE([.C172:.C180])" office:value-type="float" office:value="3733256.4" calcext:value-type="float">
            <text:p>3733256.4</text:p>
          </table:table-cell>
          <table:table-cell table:formula="of:=STDEVP([.C172:.C180])" office:value-type="float" office:value="947737.451844043" calcext:value-type="float">
            <text:p>947737.451844043</text:p>
          </table:table-cell>
          <table:table-cell table:formula="of:=[.F180]/[.E180]" office:value-type="float" office:value="0.2538634774306" calcext:value-type="float">
            <text:p>0.2538634774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0260" calcext:value-type="float">
            <text:p>166026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61145" calcext:value-type="float">
            <text:p>166114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8084" calcext:value-type="float">
            <text:p>16580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784" calcext:value-type="float">
            <text:p>16887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2586" calcext:value-type="float">
            <text:p>1712586</text:p>
          </table:table-cell>
          <table:table-cell office:value-type="string" calcext:value-type="string">
            <text:p>us</text:p>
          </table:table-cell>
          <table:table-cell table:formula="of:=AVERAGE([.C182:.C190])" office:value-type="float" office:value="1676171.8" calcext:value-type="float">
            <text:p>1676171.8</text:p>
          </table:table-cell>
          <table:table-cell table:formula="of:=STDEVP([.C182:.C190])" office:value-type="float" office:value="21406.6352180813" calcext:value-type="float">
            <text:p>21406.6352180813</text:p>
          </table:table-cell>
          <table:table-cell table:formula="of:=[.F190]/[.E190]" office:value-type="float" office:value="0.0127711462620248" calcext:value-type="float">
            <text:p>0.0127711463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6888" calcext:value-type="float">
            <text:p>154688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555" calcext:value-type="float">
            <text:p>156055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95012" calcext:value-type="float">
            <text:p>15950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0265" calcext:value-type="float">
            <text:p>156026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300" calcext:value-type="float">
            <text:p>1547300</text:p>
          </table:table-cell>
          <table:table-cell office:value-type="string" calcext:value-type="string">
            <text:p>us</text:p>
          </table:table-cell>
          <table:table-cell table:formula="of:=AVERAGE([.C192:.C200])" office:value-type="float" office:value="1562004" calcext:value-type="float">
            <text:p>1562004</text:p>
          </table:table-cell>
          <table:table-cell table:formula="of:=STDEVP([.C192:.C200])" office:value-type="float" office:value="17546.240953549" calcext:value-type="float">
            <text:p>17546.240953549</text:p>
          </table:table-cell>
          <table:table-cell table:formula="of:=[.F200]/[.E200]" office:value-type="float" office:value="0.0112331600646023" calcext:value-type="float">
            <text:p>0.0112331601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287" calcext:value-type="float">
            <text:p>15502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6111" calcext:value-type="float">
            <text:p>15161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2222" calcext:value-type="float">
            <text:p>151222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4179" calcext:value-type="float">
            <text:p>15241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2038" calcext:value-type="float">
            <text:p>1522038</text:p>
          </table:table-cell>
          <table:table-cell office:value-type="string" calcext:value-type="string">
            <text:p>us</text:p>
          </table:table-cell>
          <table:table-cell table:formula="of:=AVERAGE([.C202:.C210])" office:value-type="float" office:value="1524967.4" calcext:value-type="float">
            <text:p>1524967.4</text:p>
          </table:table-cell>
          <table:table-cell table:formula="of:=STDEVP([.C202:.C210])" office:value-type="float" office:value="13350.4018306566" calcext:value-type="float">
            <text:p>13350.4018306566</text:p>
          </table:table-cell>
          <table:table-cell table:formula="of:=[.F210]/[.E210]" office:value-type="float" office:value="0.00875454900259287" calcext:value-type="float">
            <text:p>0.008754549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454" calcext:value-type="float">
            <text:p>153745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4985" calcext:value-type="float">
            <text:p>153498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21124" calcext:value-type="float">
            <text:p>15211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7979" calcext:value-type="float">
            <text:p>15479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7750" calcext:value-type="float">
            <text:p>1537750</text:p>
          </table:table-cell>
          <table:table-cell office:value-type="string" calcext:value-type="string">
            <text:p>us</text:p>
          </table:table-cell>
          <table:table-cell table:formula="of:=AVERAGE([.C212:.C220])" office:value-type="float" office:value="1535858.4" calcext:value-type="float">
            <text:p>1535858.4</text:p>
          </table:table-cell>
          <table:table-cell table:formula="of:=STDEVP([.C212:.C220])" office:value-type="float" office:value="8612.76268336705" calcext:value-type="float">
            <text:p>8612.7626833671</text:p>
          </table:table-cell>
          <table:table-cell table:formula="of:=[.F220]/[.E220]" office:value-type="float" office:value="0.00560778433960257" calcext:value-type="float">
            <text:p>0.0056077843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4714" calcext:value-type="float">
            <text:p>15547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2403" calcext:value-type="float">
            <text:p>156240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0781" calcext:value-type="float">
            <text:p>15407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66194" calcext:value-type="float">
            <text:p>15661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50723" calcext:value-type="float">
            <text:p>1550723</text:p>
          </table:table-cell>
          <table:table-cell office:value-type="string" calcext:value-type="string">
            <text:p>us</text:p>
          </table:table-cell>
          <table:table-cell table:formula="of:=AVERAGE([.C222:.C230])" office:value-type="float" office:value="1554963" calcext:value-type="float">
            <text:p>1554963</text:p>
          </table:table-cell>
          <table:table-cell table:formula="of:=STDEVP([.C222:.C230])" office:value-type="float" office:value="8951.62204295959" calcext:value-type="float">
            <text:p>8951.6220429596</text:p>
          </table:table-cell>
          <table:table-cell table:formula="of:=[.F230]/[.E230]" office:value-type="float" office:value="0.00575680710277967" calcext:value-type="float">
            <text:p>0.0057568071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09210" calcext:value-type="float">
            <text:p>15092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8233" calcext:value-type="float">
            <text:p>15482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39400" calcext:value-type="float">
            <text:p>15394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11671" calcext:value-type="float">
            <text:p>15116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545482" calcext:value-type="float">
            <text:p>1545482</text:p>
          </table:table-cell>
          <table:table-cell office:value-type="string" calcext:value-type="string">
            <text:p>us</text:p>
          </table:table-cell>
          <table:table-cell table:formula="of:=AVERAGE([.C232:.C240])" office:value-type="float" office:value="1530799.2" calcext:value-type="float">
            <text:p>1530799.2</text:p>
          </table:table-cell>
          <table:table-cell table:formula="of:=STDEVP([.C232:.C240])" office:value-type="float" office:value="16884.7703614826" calcext:value-type="float">
            <text:p>16884.7703614826</text:p>
          </table:table-cell>
          <table:table-cell table:formula="of:=[.F240]/[.E240]" office:value-type="float" office:value="0.011030036050112" calcext:value-type="float">
            <text:p>0.0110300361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4437" calcext:value-type="float">
            <text:p>53544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8539" calcext:value-type="float">
            <text:p>53585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597" calcext:value-type="float">
            <text:p>53835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5652" calcext:value-type="float">
            <text:p>538565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51551" calcext:value-type="float">
            <text:p>5351551</text:p>
          </table:table-cell>
          <table:table-cell office:value-type="string" calcext:value-type="string">
            <text:p>us</text:p>
          </table:table-cell>
          <table:table-cell table:formula="of:=AVERAGE([.C242:.C250])" office:value-type="float" office:value="5366755.2" calcext:value-type="float">
            <text:p>5366755.2</text:p>
          </table:table-cell>
          <table:table-cell table:formula="of:=STDEVP([.C242:.C250])" office:value-type="float" office:value="14772.5892706729" calcext:value-type="float">
            <text:p>14772.5892706729</text:p>
          </table:table-cell>
          <table:table-cell table:formula="of:=[.F250]/[.E250]" office:value-type="float" office:value="0.00275261097630704" calcext:value-type="float">
            <text:p>0.002752611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9283" calcext:value-type="float">
            <text:p>30792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4086" calcext:value-type="float">
            <text:p>31040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8967" calcext:value-type="float">
            <text:p>30889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04378" calcext:value-type="float">
            <text:p>30043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7994" calcext:value-type="float">
            <text:p>5037994</text:p>
          </table:table-cell>
          <table:table-cell office:value-type="string" calcext:value-type="string">
            <text:p>us</text:p>
          </table:table-cell>
          <table:table-cell table:formula="of:=AVERAGE([.C252:.C260])" office:value-type="float" office:value="3462941.6" calcext:value-type="float">
            <text:p>3462941.6</text:p>
          </table:table-cell>
          <table:table-cell table:formula="of:=STDEVP([.C252:.C260])" office:value-type="float" office:value="788276.461965115" calcext:value-type="float">
            <text:p>788276.461965115</text:p>
          </table:table-cell>
          <table:table-cell table:formula="of:=[.F260]/[.E260]" office:value-type="float" office:value="0.227632040333893" calcext:value-type="float">
            <text:p>0.2276320403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1432" calcext:value-type="float">
            <text:p>18414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24461" calcext:value-type="float">
            <text:p>18244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46450" calcext:value-type="float">
            <text:p>18464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586" calcext:value-type="float">
            <text:p>18355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35213" calcext:value-type="float">
            <text:p>1835213</text:p>
          </table:table-cell>
          <table:table-cell office:value-type="string" calcext:value-type="string">
            <text:p>us</text:p>
          </table:table-cell>
          <table:table-cell table:formula="of:=AVERAGE([.C262:.C270])" office:value-type="float" office:value="1836628.4" calcext:value-type="float">
            <text:p>1836628.4</text:p>
          </table:table-cell>
          <table:table-cell table:formula="of:=STDEVP([.C262:.C270])" office:value-type="float" office:value="7357.63517986588" calcext:value-type="float">
            <text:p>7357.6351798659</text:p>
          </table:table-cell>
          <table:table-cell table:formula="of:=[.F270]/[.E270]" office:value-type="float" office:value="0.00400605543280605" calcext:value-type="float">
            <text:p>0.0040060554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2886" calcext:value-type="float">
            <text:p>180288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1491" calcext:value-type="float">
            <text:p>173149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45053" calcext:value-type="float">
            <text:p>17450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5581" calcext:value-type="float">
            <text:p>17655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1613" calcext:value-type="float">
            <text:p>1761613</text:p>
          </table:table-cell>
          <table:table-cell office:value-type="string" calcext:value-type="string">
            <text:p>us</text:p>
          </table:table-cell>
          <table:table-cell table:formula="of:=AVERAGE([.C272:.C280])" office:value-type="float" office:value="1761324.8" calcext:value-type="float">
            <text:p>1761324.8</text:p>
          </table:table-cell>
          <table:table-cell table:formula="of:=STDEVP([.C272:.C280])" office:value-type="float" office:value="24084.6787016144" calcext:value-type="float">
            <text:p>24084.6787016144</text:p>
          </table:table-cell>
          <table:table-cell table:formula="of:=[.F280]/[.E280]" office:value-type="float" office:value="0.0136741836040771" calcext:value-type="float">
            <text:p>0.0136741836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0818" calcext:value-type="float">
            <text:p>167081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7716" calcext:value-type="float">
            <text:p>16877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4070" calcext:value-type="float">
            <text:p>16940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3348" calcext:value-type="float">
            <text:p>165334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4454" calcext:value-type="float">
            <text:p>1614454</text:p>
          </table:table-cell>
          <table:table-cell office:value-type="string" calcext:value-type="string">
            <text:p>us</text:p>
          </table:table-cell>
          <table:table-cell table:formula="of:=AVERAGE([.C282:.C290])" office:value-type="float" office:value="1664081.2" calcext:value-type="float">
            <text:p>1664081.2</text:p>
          </table:table-cell>
          <table:table-cell table:formula="of:=STDEVP([.C282:.C290])" office:value-type="float" office:value="28570.5335364953" calcext:value-type="float">
            <text:p>28570.5335364953</text:p>
          </table:table-cell>
          <table:table-cell table:formula="of:=[.F290]/[.E290]" office:value-type="float" office:value="0.0171689539768223" calcext:value-type="float">
            <text:p>0.017168954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95851" calcext:value-type="float">
            <text:p>169585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77149" calcext:value-type="float">
            <text:p>16771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6759" calcext:value-type="float">
            <text:p>16467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23178" calcext:value-type="float">
            <text:p>16231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51916" calcext:value-type="float">
            <text:p>1651916</text:p>
          </table:table-cell>
          <table:table-cell office:value-type="string" calcext:value-type="string">
            <text:p>us</text:p>
          </table:table-cell>
          <table:table-cell table:formula="of:=AVERAGE([.C292:.C300])" office:value-type="float" office:value="1658970.6" calcext:value-type="float">
            <text:p>1658970.6</text:p>
          </table:table-cell>
          <table:table-cell table:formula="of:=STDEVP([.C292:.C300])" office:value-type="float" office:value="25181.8144747355" calcext:value-type="float">
            <text:p>25181.8144747355</text:p>
          </table:table-cell>
          <table:table-cell table:formula="of:=[.F300]/[.E300]" office:value-type="float" office:value="0.0151791806767013" calcext:value-type="float">
            <text:p>0.0151791807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25693" calcext:value-type="float">
            <text:p>172569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9023" calcext:value-type="float">
            <text:p>16490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88127" calcext:value-type="float">
            <text:p>168812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19823" calcext:value-type="float">
            <text:p>16198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8244" calcext:value-type="float">
            <text:p>1648244</text:p>
          </table:table-cell>
          <table:table-cell office:value-type="string" calcext:value-type="string">
            <text:p>us</text:p>
          </table:table-cell>
          <table:table-cell table:formula="of:=AVERAGE([.C302:.C310])" office:value-type="float" office:value="1666182" calcext:value-type="float">
            <text:p>1666182</text:p>
          </table:table-cell>
          <table:table-cell table:formula="of:=STDEVP([.C302:.C310])" office:value-type="float" office:value="36846.9867207618" calcext:value-type="float">
            <text:p>36846.9867207618</text:p>
          </table:table-cell>
          <table:table-cell table:formula="of:=[.F310]/[.E310]" office:value-type="float" office:value="0.0221146229648153" calcext:value-type="float">
            <text:p>0.022114623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45011" calcext:value-type="float">
            <text:p>16450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17839" calcext:value-type="float">
            <text:p>17178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35330" calcext:value-type="float">
            <text:p>173533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604828" calcext:value-type="float">
            <text:p>160482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0701" calcext:value-type="float">
            <text:p>1760701</text:p>
          </table:table-cell>
          <table:table-cell office:value-type="string" calcext:value-type="string">
            <text:p>us</text:p>
          </table:table-cell>
          <table:table-cell table:formula="of:=AVERAGE([.C312:.C320])" office:value-type="float" office:value="1692741.8" calcext:value-type="float">
            <text:p>1692741.8</text:p>
          </table:table-cell>
          <table:table-cell table:formula="of:=STDEVP([.C312:.C320])" office:value-type="float" office:value="58427.9771869607" calcext:value-type="float">
            <text:p>58427.9771869607</text:p>
          </table:table-cell>
          <table:table-cell table:formula="of:=[.F320]/[.E320]" office:value-type="float" office:value="0.0345167687044537" calcext:value-type="float">
            <text:p>0.0345167687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2687" calcext:value-type="float">
            <text:p>50226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750" calcext:value-type="float">
            <text:p>502075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409" calcext:value-type="float">
            <text:p>50694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3771" calcext:value-type="float">
            <text:p>50137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17138" calcext:value-type="float">
            <text:p>5017138</text:p>
          </table:table-cell>
          <table:table-cell office:value-type="string" calcext:value-type="string">
            <text:p>us</text:p>
          </table:table-cell>
          <table:table-cell table:formula="of:=AVERAGE([.C322:.C330])" office:value-type="float" office:value="5028751" calcext:value-type="float">
            <text:p>5028751</text:p>
          </table:table-cell>
          <table:table-cell table:formula="of:=STDEVP([.C322:.C330])" office:value-type="float" office:value="20557.8366079702" calcext:value-type="float">
            <text:p>20557.8366079702</text:p>
          </table:table-cell>
          <table:table-cell table:formula="of:=[.F330]/[.E330]" office:value-type="float" office:value="0.00408806015807309" calcext:value-type="float">
            <text:p>0.0040880602</text:p>
          </table:table-cell>
          <table:table-cell/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06117" calcext:value-type="float">
            <text:p>840611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65459" calcext:value-type="float">
            <text:p>8465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87132" calcext:value-type="float">
            <text:p>83871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22997" calcext:value-type="float">
            <text:p>84229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56256" calcext:value-type="float">
            <text:p>8456256</text:p>
          </table:table-cell>
          <table:table-cell office:value-type="string" calcext:value-type="string">
            <text:p>us</text:p>
          </table:table-cell>
          <table:table-cell table:formula="of:=AVERAGE([.C332:.C340])" office:value-type="float" office:value="8427592.2" calcext:value-type="float">
            <text:p>8427592.2</text:p>
          </table:table-cell>
          <table:table-cell table:formula="of:=STDEVP([.C332:.C340])" office:value-type="float" office:value="29579.8439306228" calcext:value-type="float">
            <text:p>29579.8439306228</text:p>
          </table:table-cell>
          <table:table-cell table:formula="of:=[.F340]/[.E340]" office:value-type="float" office:value="0.00350988078547782" calcext:value-type="float">
            <text:p>0.0035098808</text:p>
          </table:table-cell>
          <table:table-cell/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14415" calcext:value-type="float">
            <text:p>1071441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709929" calcext:value-type="float">
            <text:p>1070992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7255" calcext:value-type="float">
            <text:p>1049725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8702" calcext:value-type="float">
            <text:p>105487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10971" calcext:value-type="float">
            <text:p>10110971</text:p>
          </table:table-cell>
          <table:table-cell office:value-type="string" calcext:value-type="string">
            <text:p>us</text:p>
          </table:table-cell>
          <table:table-cell table:formula="of:=AVERAGE([.C342:.C350])" office:value-type="float" office:value="10516254.4" calcext:value-type="float">
            <text:p>10516254.4</text:p>
          </table:table-cell>
          <table:table-cell table:formula="of:=STDEVP([.C342:.C350])" office:value-type="float" office:value="220202.603226756" calcext:value-type="float">
            <text:p>220202.603226756</text:p>
          </table:table-cell>
          <table:table-cell table:formula="of:=[.F350]/[.E350]" office:value-type="float" office:value="0.020939261722953" calcext:value-type="float">
            <text:p>0.0209392617</text:p>
          </table:table-cell>
          <table:table-cell/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43409" calcext:value-type="float">
            <text:p>105434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2696" calcext:value-type="float">
            <text:p>997269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575661" calcext:value-type="float">
            <text:p>95756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60637" calcext:value-type="float">
            <text:p>101606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15930" calcext:value-type="float">
            <text:p>9915930</text:p>
          </table:table-cell>
          <table:table-cell office:value-type="string" calcext:value-type="string">
            <text:p>us</text:p>
          </table:table-cell>
          <table:table-cell table:formula="of:=AVERAGE([.C352:.C360])" office:value-type="float" office:value="10033666.6" calcext:value-type="float">
            <text:p>10033666.6</text:p>
          </table:table-cell>
          <table:table-cell table:formula="of:=STDEVP([.C352:.C360])" office:value-type="float" office:value="317271.885772818" calcext:value-type="float">
            <text:p>317271.885772818</text:p>
          </table:table-cell>
          <table:table-cell table:formula="of:=[.F360]/[.E360]" office:value-type="float" office:value="0.0316207323226006" calcext:value-type="float">
            <text:p>0.0316207323</text:p>
          </table:table-cell>
          <table:table-cell/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90911" calcext:value-type="float">
            <text:p>83909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02763" calcext:value-type="float">
            <text:p>8802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57937" calcext:value-type="float">
            <text:p>855793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66932" calcext:value-type="float">
            <text:p>86669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76154" calcext:value-type="float">
            <text:p>8976154</text:p>
          </table:table-cell>
          <table:table-cell office:value-type="string" calcext:value-type="string">
            <text:p>us</text:p>
          </table:table-cell>
          <table:table-cell table:formula="of:=AVERAGE([.C362:.C370])" office:value-type="float" office:value="8678939.4" calcext:value-type="float">
            <text:p>8678939.4</text:p>
          </table:table-cell>
          <table:table-cell table:formula="of:=STDEVP([.C362:.C370])" office:value-type="float" office:value="200706.213175975" calcext:value-type="float">
            <text:p>200706.213175975</text:p>
          </table:table-cell>
          <table:table-cell table:formula="of:=[.F370]/[.E370]" office:value-type="float" office:value="0.0231256613193975" calcext:value-type="float">
            <text:p>0.0231256613</text:p>
          </table:table-cell>
          <table:table-cell/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39944" calcext:value-type="float">
            <text:p>92399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994813" calcext:value-type="float">
            <text:p>899481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89987" calcext:value-type="float">
            <text:p>90899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839977" calcext:value-type="float">
            <text:p>88399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40279" calcext:value-type="float">
            <text:p>9040279</text:p>
          </table:table-cell>
          <table:table-cell office:value-type="string" calcext:value-type="string">
            <text:p>us</text:p>
          </table:table-cell>
          <table:table-cell table:formula="of:=AVERAGE([.C372:.C380])" office:value-type="float" office:value="9041000" calcext:value-type="float">
            <text:p>9041000</text:p>
          </table:table-cell>
          <table:table-cell table:formula="of:=STDEVP([.C372:.C380])" office:value-type="float" office:value="130017.265502702" calcext:value-type="float">
            <text:p>130017.265502702</text:p>
          </table:table-cell>
          <table:table-cell table:formula="of:=[.F380]/[.E380]" office:value-type="float" office:value="0.0143808500721935" calcext:value-type="float">
            <text:p>0.0143808501</text:p>
          </table:table-cell>
          <table:table-cell/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28740" calcext:value-type="float">
            <text:p>1012874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3258" calcext:value-type="float">
            <text:p>1010325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57124" calcext:value-type="float">
            <text:p>101571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85961" calcext:value-type="float">
            <text:p>99859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7538" calcext:value-type="float">
            <text:p>10027538</text:p>
          </table:table-cell>
          <table:table-cell office:value-type="string" calcext:value-type="string">
            <text:p>us</text:p>
          </table:table-cell>
          <table:table-cell table:formula="of:=AVERAGE([.C382:.C390])" office:value-type="float" office:value="10080524.2" calcext:value-type="float">
            <text:p>10080524.2</text:p>
          </table:table-cell>
          <table:table-cell table:formula="of:=STDEVP([.C382:.C390])" office:value-type="float" office:value="63966.9517435371" calcext:value-type="float">
            <text:p>63966.9517435371</text:p>
          </table:table-cell>
          <table:table-cell table:formula="of:=[.F390]/[.E390]" office:value-type="float" office:value="0.00634559775607077" calcext:value-type="float">
            <text:p>0.0063455978</text:p>
          </table:table-cell>
          <table:table-cell/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32382" calcext:value-type="float">
            <text:p>1003238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95833" calcext:value-type="float">
            <text:p>100958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979983" calcext:value-type="float">
            <text:p>997998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77523" calcext:value-type="float">
            <text:p>100775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93684" calcext:value-type="float">
            <text:p>10193684</text:p>
          </table:table-cell>
          <table:table-cell office:value-type="string" calcext:value-type="string">
            <text:p>us</text:p>
          </table:table-cell>
          <table:table-cell table:formula="of:=AVERAGE([.C392:.C400])" office:value-type="float" office:value="10075881" calcext:value-type="float">
            <text:p>10075881</text:p>
          </table:table-cell>
          <table:table-cell table:formula="of:=STDEVP([.C392:.C400])" office:value-type="float" office:value="71227.6837781491" calcext:value-type="float">
            <text:p>71227.6837781491</text:p>
          </table:table-cell>
          <table:table-cell table:formula="of:=[.F400]/[.E400]" office:value-type="float" office:value="0.00706912713420782" calcext:value-type="float">
            <text:p>0.0070691271</text:p>
          </table:table-cell>
          <table:table-cell/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73570" calcext:value-type="float">
            <text:p>517357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65075" calcext:value-type="float">
            <text:p>516507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03573" calcext:value-type="float">
            <text:p>520357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5516" calcext:value-type="float">
            <text:p>52155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214739" calcext:value-type="float">
            <text:p>5214739</text:p>
          </table:table-cell>
          <table:table-cell office:value-type="string" calcext:value-type="string">
            <text:p>us</text:p>
          </table:table-cell>
          <table:table-cell table:formula="of:=AVERAGE([.C402:.C410])" office:value-type="float" office:value="5194494.6" calcext:value-type="float">
            <text:p>5194494.6</text:p>
          </table:table-cell>
          <table:table-cell table:formula="of:=STDEVP([.C402:.C410])" office:value-type="float" office:value="21154.2151128327" calcext:value-type="float">
            <text:p>21154.2151128327</text:p>
          </table:table-cell>
          <table:table-cell table:formula="of:=[.F410]/[.E410]" office:value-type="float" office:value="0.00407242989776767" calcext:value-type="float">
            <text:p>0.0040724299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32301" calcext:value-type="float">
            <text:p>54323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65711" calcext:value-type="float">
            <text:p>54657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45184" calcext:value-type="float">
            <text:p>54451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2878" calcext:value-type="float">
            <text:p>54028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167" calcext:value-type="float">
            <text:p>5419167</text:p>
          </table:table-cell>
          <table:table-cell office:value-type="string" calcext:value-type="string">
            <text:p>us</text:p>
          </table:table-cell>
          <table:table-cell table:formula="of:=AVERAGE([.C412:.C420])" office:value-type="float" office:value="5433048.2" calcext:value-type="float">
            <text:p>5433048.2</text:p>
          </table:table-cell>
          <table:table-cell table:formula="of:=STDEVP([.C412:.C420])" office:value-type="float" office:value="21529.6220812164" calcext:value-type="float">
            <text:p>21529.6220812164</text:p>
          </table:table-cell>
          <table:table-cell table:formula="of:=[.F420]/[.E420]" office:value-type="float" office:value="0.00396271508896541" calcext:value-type="float">
            <text:p>0.0039627151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97715" calcext:value-type="float">
            <text:p>659771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45214" calcext:value-type="float">
            <text:p>65452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65974" calcext:value-type="float">
            <text:p>656597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70746" calcext:value-type="float">
            <text:p>65707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528913" calcext:value-type="float">
            <text:p>6528913</text:p>
          </table:table-cell>
          <table:table-cell office:value-type="string" calcext:value-type="string">
            <text:p>us</text:p>
          </table:table-cell>
          <table:table-cell table:formula="of:=AVERAGE([.C422:.C430])" office:value-type="float" office:value="6561712.4" calcext:value-type="float">
            <text:p>6561712.4</text:p>
          </table:table-cell>
          <table:table-cell table:formula="of:=STDEVP([.C422:.C430])" office:value-type="float" office:value="23426.2767558142" calcext:value-type="float">
            <text:p>23426.2767558142</text:p>
          </table:table-cell>
          <table:table-cell table:formula="of:=[.F430]/[.E430]" office:value-type="float" office:value="0.00357014683481315" calcext:value-type="float">
            <text:p>0.0035701468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742042" calcext:value-type="float">
            <text:p>874204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43626" calcext:value-type="float">
            <text:p>864362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59631" calcext:value-type="float">
            <text:p>865963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594277" calcext:value-type="float">
            <text:p>859427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690758" calcext:value-type="float">
            <text:p>8690758</text:p>
          </table:table-cell>
          <table:table-cell office:value-type="string" calcext:value-type="string">
            <text:p>us</text:p>
          </table:table-cell>
          <table:table-cell table:formula="of:=AVERAGE([.C432:.C440])" office:value-type="float" office:value="8666066.8" calcext:value-type="float">
            <text:p>8666066.8</text:p>
          </table:table-cell>
          <table:table-cell table:formula="of:=STDEVP([.C432:.C440])" office:value-type="float" office:value="49154.1875790863" calcext:value-type="float">
            <text:p>49154.1875790863</text:p>
          </table:table-cell>
          <table:table-cell table:formula="of:=[.F440]/[.E440]" office:value-type="float" office:value="0.00567202962006781" calcext:value-type="float">
            <text:p>0.0056720296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098763" calcext:value-type="float">
            <text:p>909876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359502" calcext:value-type="float">
            <text:p>935950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61544" calcext:value-type="float">
            <text:p>926154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407033" calcext:value-type="float">
            <text:p>94070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9206868" calcext:value-type="float">
            <text:p>9206868</text:p>
          </table:table-cell>
          <table:table-cell office:value-type="string" calcext:value-type="string">
            <text:p>us</text:p>
          </table:table-cell>
          <table:table-cell table:formula="of:=AVERAGE([.C442:.C450])" office:value-type="float" office:value="9266742" calcext:value-type="float">
            <text:p>9266742</text:p>
          </table:table-cell>
          <table:table-cell table:formula="of:=STDEVP([.C442:.C450])" office:value-type="float" office:value="109649.297126794" calcext:value-type="float">
            <text:p>109649.297126794</text:p>
          </table:table-cell>
          <table:table-cell table:formula="of:=[.F450]/[.E450]" office:value-type="float" office:value="0.0118325617705548" calcext:value-type="float">
            <text:p>0.0118325618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3217" calcext:value-type="float">
            <text:p>1013321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48424" calcext:value-type="float">
            <text:p>1014842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02481" calcext:value-type="float">
            <text:p>101024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029611" calcext:value-type="float">
            <text:p>100296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131013" calcext:value-type="float">
            <text:p>10131013</text:p>
          </table:table-cell>
          <table:table-cell office:value-type="string" calcext:value-type="string">
            <text:p>us</text:p>
          </table:table-cell>
          <table:table-cell table:formula="of:=AVERAGE([.C452:.C460])" office:value-type="float" office:value="10108949.2" calcext:value-type="float">
            <text:p>10108949.2</text:p>
          </table:table-cell>
          <table:table-cell table:formula="of:=STDEVP([.C452:.C460])" office:value-type="float" office:value="42356.5456872961" calcext:value-type="float">
            <text:p>42356.5456872961</text:p>
          </table:table-cell>
          <table:table-cell table:formula="of:=[.F460]/[.E460]" office:value-type="float" office:value="0.00419000480161638" calcext:value-type="float">
            <text:p>0.0041900048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25032" calcext:value-type="float">
            <text:p>104250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378459" calcext:value-type="float">
            <text:p>1037845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494810" calcext:value-type="float">
            <text:p>104948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509406" calcext:value-type="float">
            <text:p>1050940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0289090" calcext:value-type="float">
            <text:p>10289090</text:p>
          </table:table-cell>
          <table:table-cell office:value-type="string" calcext:value-type="string">
            <text:p>us</text:p>
          </table:table-cell>
          <table:table-cell table:formula="of:=AVERAGE([.C462:.C470])" office:value-type="float" office:value="10419359.4" calcext:value-type="float">
            <text:p>10419359.4</text:p>
          </table:table-cell>
          <table:table-cell table:formula="of:=STDEVP([.C462:.C470])" office:value-type="float" office:value="80593.2018214936" calcext:value-type="float">
            <text:p>80593.2018214936</text:p>
          </table:table-cell>
          <table:table-cell table:formula="of:=[.F470]/[.E470]" office:value-type="float" office:value="0.00773494787227453" calcext:value-type="float">
            <text:p>0.0077349479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37948" calcext:value-type="float">
            <text:p>813794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78939" calcext:value-type="float">
            <text:p>817893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90514" calcext:value-type="float">
            <text:p>7990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125611" calcext:value-type="float">
            <text:p>81256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37361" calcext:value-type="float">
            <text:p>7837361</text:p>
          </table:table-cell>
          <table:table-cell office:value-type="string" calcext:value-type="string">
            <text:p>us</text:p>
          </table:table-cell>
          <table:table-cell table:formula="of:=AVERAGE([.C472:.C480])" office:value-type="float" office:value="8054074.6" calcext:value-type="float">
            <text:p>8054074.6</text:p>
          </table:table-cell>
          <table:table-cell table:formula="of:=STDEVP([.C472:.C480])" office:value-type="float" office:value="125497.455302647" calcext:value-type="float">
            <text:p>125497.455302647</text:p>
          </table:table-cell>
          <table:table-cell table:formula="of:=[.F480]/[.E480]" office:value-type="float" office:value="0.0155818590633178" calcext:value-type="float">
            <text:p>0.015581859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5061" calcext:value-type="float">
            <text:p>537506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6021" calcext:value-type="float">
            <text:p>53760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21562" calcext:value-type="float">
            <text:p>542156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4514" calcext:value-type="float">
            <text:p>5374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03076" calcext:value-type="float">
            <text:p>5403076</text:p>
          </table:table-cell>
          <table:table-cell office:value-type="string" calcext:value-type="string">
            <text:p>us</text:p>
          </table:table-cell>
          <table:table-cell table:formula="of:=AVERAGE([.C482:.C490])" office:value-type="float" office:value="5390046.8" calcext:value-type="float">
            <text:p>5390046.8</text:p>
          </table:table-cell>
          <table:table-cell table:formula="of:=STDEVP([.C482:.C490])" office:value-type="float" office:value="19107.7629606398" calcext:value-type="float">
            <text:p>19107.7629606398</text:p>
          </table:table-cell>
          <table:table-cell table:formula="of:=[.F490]/[.E490]" office:value-type="float" office:value="0.00354500872991304" calcext:value-type="float">
            <text:p>0.0035450087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6832" calcext:value-type="float">
            <text:p>465683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3949" calcext:value-type="float">
            <text:p>466394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0097" calcext:value-type="float">
            <text:p>46500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857389" calcext:value-type="float">
            <text:p>485738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396" calcext:value-type="float">
            <text:p>4678396</text:p>
          </table:table-cell>
          <table:table-cell office:value-type="string" calcext:value-type="string">
            <text:p>us</text:p>
          </table:table-cell>
          <table:table-cell table:formula="of:=AVERAGE([.C492:.C500])" office:value-type="float" office:value="4701332.6" calcext:value-type="float">
            <text:p>4701332.6</text:p>
          </table:table-cell>
          <table:table-cell table:formula="of:=STDEVP([.C492:.C500])" office:value-type="float" office:value="78590.8534846136" calcext:value-type="float">
            <text:p>78590.8534846136</text:p>
          </table:table-cell>
          <table:table-cell table:formula="of:=[.F500]/[.E500]" office:value-type="float" office:value="0.0167167184650185" calcext:value-type="float">
            <text:p>0.0167167185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801" calcext:value-type="float">
            <text:p>467180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8334" calcext:value-type="float">
            <text:p>466833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69079" calcext:value-type="float">
            <text:p>46690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3553" calcext:value-type="float">
            <text:p>46735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0230" calcext:value-type="float">
            <text:p>4720230</text:p>
          </table:table-cell>
          <table:table-cell office:value-type="string" calcext:value-type="string">
            <text:p>us</text:p>
          </table:table-cell>
          <table:table-cell table:formula="of:=AVERAGE([.C502:.C510])" office:value-type="float" office:value="4680599.4" calcext:value-type="float">
            <text:p>4680599.4</text:p>
          </table:table-cell>
          <table:table-cell table:formula="of:=STDEVP([.C502:.C510])" office:value-type="float" office:value="19903.8071996289" calcext:value-type="float">
            <text:p>19903.8071996289</text:p>
          </table:table-cell>
          <table:table-cell table:formula="of:=[.F510]/[.E510]" office:value-type="float" office:value="0.00425240562130331" calcext:value-type="float">
            <text:p>0.0042524056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8708" calcext:value-type="float">
            <text:p>506870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9846" calcext:value-type="float">
            <text:p>50698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48227" calcext:value-type="float">
            <text:p>504822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77030" calcext:value-type="float">
            <text:p>497703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39879" calcext:value-type="float">
            <text:p>5039879</text:p>
          </table:table-cell>
          <table:table-cell office:value-type="string" calcext:value-type="string">
            <text:p>us</text:p>
          </table:table-cell>
          <table:table-cell table:formula="of:=AVERAGE([.C512:.C520])" office:value-type="float" office:value="5040738" calcext:value-type="float">
            <text:p>5040738</text:p>
          </table:table-cell>
          <table:table-cell table:formula="of:=STDEVP([.C512:.C520])" office:value-type="float" office:value="33897.2825754514" calcext:value-type="float">
            <text:p>33897.2825754514</text:p>
          </table:table-cell>
          <table:table-cell table:formula="of:=[.F520]/[.E520]" office:value-type="float" office:value="0.00672466662132636" calcext:value-type="float">
            <text:p>0.006724666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1253" calcext:value-type="float">
            <text:p>54512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19881" calcext:value-type="float">
            <text:p>541988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9212" calcext:value-type="float">
            <text:p>54592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457303" calcext:value-type="float">
            <text:p>545730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8298" calcext:value-type="float">
            <text:p>5388298</text:p>
          </table:table-cell>
          <table:table-cell office:value-type="string" calcext:value-type="string">
            <text:p>us</text:p>
          </table:table-cell>
          <table:table-cell table:formula="of:=AVERAGE([.C522:.C530])" office:value-type="float" office:value="5435189.4" calcext:value-type="float">
            <text:p>5435189.4</text:p>
          </table:table-cell>
          <table:table-cell table:formula="of:=STDEVP([.C522:.C530])" office:value-type="float" office:value="27412.7210075906" calcext:value-type="float">
            <text:p>27412.7210075906</text:p>
          </table:table-cell>
          <table:table-cell table:formula="of:=[.F530]/[.E530]" office:value-type="float" office:value="0.00504356315671182" calcext:value-type="float">
            <text:p>0.0050435632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74471" calcext:value-type="float">
            <text:p>627447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60940" calcext:value-type="float">
            <text:p>626094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28605" calcext:value-type="float">
            <text:p>62286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48316" calcext:value-type="float">
            <text:p>62483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6252823" calcext:value-type="float">
            <text:p>6252823</text:p>
          </table:table-cell>
          <table:table-cell office:value-type="string" calcext:value-type="string">
            <text:p>us</text:p>
          </table:table-cell>
          <table:table-cell table:formula="of:=AVERAGE([.C532:.C540])" office:value-type="float" office:value="6253031" calcext:value-type="float">
            <text:p>6253031</text:p>
          </table:table-cell>
          <table:table-cell table:formula="of:=STDEVP([.C532:.C540])" office:value-type="float" office:value="15107.1496054021" calcext:value-type="float">
            <text:p>15107.1496054021</text:p>
          </table:table-cell>
          <table:table-cell table:formula="of:=[.F540]/[.E540]" office:value-type="float" office:value="0.00241597228694406" calcext:value-type="float">
            <text:p>0.0024159723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63421" calcext:value-type="float">
            <text:p>786342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6067" calcext:value-type="float">
            <text:p>79060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879498" calcext:value-type="float">
            <text:p>787949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39312" calcext:value-type="float">
            <text:p>793931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7905855" calcext:value-type="float">
            <text:p>7905855</text:p>
          </table:table-cell>
          <table:table-cell office:value-type="string" calcext:value-type="string">
            <text:p>us</text:p>
          </table:table-cell>
          <table:table-cell table:formula="of:=AVERAGE([.C542:.C550])" office:value-type="float" office:value="7898830.6" calcext:value-type="float">
            <text:p>7898830.6</text:p>
          </table:table-cell>
          <table:table-cell table:formula="of:=STDEVP([.C542:.C550])" office:value-type="float" office:value="25953.9616290076" calcext:value-type="float">
            <text:p>25953.9616290076</text:p>
          </table:table-cell>
          <table:table-cell table:formula="of:=[.F550]/[.E550]" office:value-type="float" office:value="0.00328579797989434" calcext:value-type="float">
            <text:p>0.003285798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412653" calcext:value-type="float">
            <text:p>841265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13316" calcext:value-type="float">
            <text:p>821331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260956" calcext:value-type="float">
            <text:p>826095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4523" calcext:value-type="float">
            <text:p>832452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8327602" calcext:value-type="float">
            <text:p>8327602</text:p>
          </table:table-cell>
          <table:table-cell office:value-type="string" calcext:value-type="string">
            <text:p>us</text:p>
          </table:table-cell>
          <table:table-cell table:formula="of:=AVERAGE([.C552:.C560])" office:value-type="float" office:value="8307810" calcext:value-type="float">
            <text:p>8307810</text:p>
          </table:table-cell>
          <table:table-cell table:formula="of:=STDEVP([.C552:.C560])" office:value-type="float" office:value="67509.2817825816" calcext:value-type="float">
            <text:p>67509.2817825816</text:p>
          </table:table-cell>
          <table:table-cell table:formula="of:=[.F560]/[.E560]" office:value-type="float" office:value="0.00812600213324349" calcext:value-type="float">
            <text:p>0.008126002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3390" calcext:value-type="float">
            <text:p>53733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5626" calcext:value-type="float">
            <text:p>536562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70087" calcext:value-type="float">
            <text:p>537008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69194" calcext:value-type="float">
            <text:p>53691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383953" calcext:value-type="float">
            <text:p>5383953</text:p>
          </table:table-cell>
          <table:table-cell office:value-type="string" calcext:value-type="string">
            <text:p>us</text:p>
          </table:table-cell>
          <table:table-cell table:formula="of:=AVERAGE([.C562:.C570])" office:value-type="float" office:value="5372450" calcext:value-type="float">
            <text:p>5372450</text:p>
          </table:table-cell>
          <table:table-cell table:formula="of:=STDEVP([.C562:.C570])" office:value-type="float" office:value="6260.26980249254" calcext:value-type="float">
            <text:p>6260.2698024925</text:p>
          </table:table-cell>
          <table:table-cell table:formula="of:=[.F570]/[.E570]" office:value-type="float" office:value="0.00116525417686392" calcext:value-type="float">
            <text:p>0.0011652542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31900" calcext:value-type="float">
            <text:p>49319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0133" calcext:value-type="float">
            <text:p>49001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9193" calcext:value-type="float">
            <text:p>490919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02584" calcext:value-type="float">
            <text:p>490258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7614" calcext:value-type="float">
            <text:p>4927614</text:p>
          </table:table-cell>
          <table:table-cell office:value-type="string" calcext:value-type="string">
            <text:p>us</text:p>
          </table:table-cell>
          <table:table-cell table:formula="of:=AVERAGE([.C572:.C580])" office:value-type="float" office:value="4914284.8" calcext:value-type="float">
            <text:p>4914284.8</text:p>
          </table:table-cell>
          <table:table-cell table:formula="of:=STDEVP([.C572:.C580])" office:value-type="float" office:value="13046.6197522577" calcext:value-type="float">
            <text:p>13046.6197522577</text:p>
          </table:table-cell>
          <table:table-cell table:formula="of:=[.F580]/[.E580]" office:value-type="float" office:value="0.00265483590862656" calcext:value-type="float">
            <text:p>0.0026548359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6120" calcext:value-type="float">
            <text:p>468612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5800" calcext:value-type="float">
            <text:p>470580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197" calcext:value-type="float">
            <text:p>468919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3078" calcext:value-type="float">
            <text:p>468307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827" calcext:value-type="float">
            <text:p>4685827</text:p>
          </table:table-cell>
          <table:table-cell office:value-type="string" calcext:value-type="string">
            <text:p>us</text:p>
          </table:table-cell>
          <table:table-cell table:formula="of:=AVERAGE([.C582:.C590])" office:value-type="float" office:value="4690004.4" calcext:value-type="float">
            <text:p>4690004.4</text:p>
          </table:table-cell>
          <table:table-cell table:formula="of:=STDEVP([.C582:.C590])" office:value-type="float" office:value="8132.24600218168" calcext:value-type="float">
            <text:p>8132.2460021817</text:p>
          </table:table-cell>
          <table:table-cell table:formula="of:=[.F590]/[.E590]" office:value-type="float" office:value="0.00173395274473126" calcext:value-type="float">
            <text:p>0.0017339527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9794" calcext:value-type="float">
            <text:p>46897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30146" calcext:value-type="float">
            <text:p>4730146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0511" calcext:value-type="float">
            <text:p>46905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12205" calcext:value-type="float">
            <text:p>47122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5355" calcext:value-type="float">
            <text:p>4685355</text:p>
          </table:table-cell>
          <table:table-cell office:value-type="string" calcext:value-type="string">
            <text:p>us</text:p>
          </table:table-cell>
          <table:table-cell table:formula="of:=AVERAGE([.C592:.C600])" office:value-type="float" office:value="4701602.2" calcext:value-type="float">
            <text:p>4701602.2</text:p>
          </table:table-cell>
          <table:table-cell table:formula="of:=STDEVP([.C592:.C600])" office:value-type="float" office:value="17050.441042976" calcext:value-type="float">
            <text:p>17050.441042976</text:p>
          </table:table-cell>
          <table:table-cell table:formula="of:=[.F600]/[.E600]" office:value-type="float" office:value="0.00362651715684836" calcext:value-type="float">
            <text:p>0.0036265172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1414" calcext:value-type="float">
            <text:p>46714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82911" calcext:value-type="float">
            <text:p>468291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58405" calcext:value-type="float">
            <text:p>465840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96352" calcext:value-type="float">
            <text:p>469635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678076" calcext:value-type="float">
            <text:p>4678076</text:p>
          </table:table-cell>
          <table:table-cell office:value-type="string" calcext:value-type="string">
            <text:p>us</text:p>
          </table:table-cell>
          <table:table-cell table:formula="of:=AVERAGE([.C602:.C610])" office:value-type="float" office:value="4677431.6" calcext:value-type="float">
            <text:p>4677431.6</text:p>
          </table:table-cell>
          <table:table-cell table:formula="of:=STDEVP([.C602:.C610])" office:value-type="float" office:value="12543.074816009" calcext:value-type="float">
            <text:p>12543.074816009</text:p>
          </table:table-cell>
          <table:table-cell table:formula="of:=[.F610]/[.E610]" office:value-type="float" office:value="0.00268161587141307" calcext:value-type="float">
            <text:p>0.0026816159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48938" calcext:value-type="float">
            <text:p>474893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8894" calcext:value-type="float">
            <text:p>475889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7092" calcext:value-type="float">
            <text:p>4757092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27514" calcext:value-type="float">
            <text:p>472751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51213" calcext:value-type="float">
            <text:p>4751213</text:p>
          </table:table-cell>
          <table:table-cell office:value-type="string" calcext:value-type="string">
            <text:p>us</text:p>
          </table:table-cell>
          <table:table-cell table:formula="of:=AVERAGE([.C612:.C620])" office:value-type="float" office:value="4748730.2" calcext:value-type="float">
            <text:p>4748730.2</text:p>
          </table:table-cell>
          <table:table-cell table:formula="of:=STDEVP([.C612:.C620])" office:value-type="float" office:value="11221.0262347078" calcext:value-type="float">
            <text:p>11221.0262347078</text:p>
          </table:table-cell>
          <table:table-cell table:formula="of:=[.F620]/[.E620]" office:value-type="float" office:value="0.00236295299208782" calcext:value-type="float">
            <text:p>0.00236295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10110" calcext:value-type="float">
            <text:p>491011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90238" calcext:value-type="float">
            <text:p>4990238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3985" calcext:value-type="float">
            <text:p>492398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28543" calcext:value-type="float">
            <text:p>492854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949549" calcext:value-type="float">
            <text:p>4949549</text:p>
          </table:table-cell>
          <table:table-cell office:value-type="string" calcext:value-type="string">
            <text:p>us</text:p>
          </table:table-cell>
          <table:table-cell table:formula="of:=AVERAGE([.C622:.C630])" office:value-type="float" office:value="4940485" calcext:value-type="float">
            <text:p>4940485</text:p>
          </table:table-cell>
          <table:table-cell table:formula="of:=STDEVP([.C622:.C630])" office:value-type="float" office:value="27910.6398851764" calcext:value-type="float">
            <text:p>27910.6398851764</text:p>
          </table:table-cell>
          <table:table-cell table:formula="of:=[.F630]/[.E630]" office:value-type="float" office:value="0.00564937245739566" calcext:value-type="float">
            <text:p>0.0056493725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80204" calcext:value-type="float">
            <text:p>508020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74190" calcext:value-type="float">
            <text:p>5074190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67709" calcext:value-type="float">
            <text:p>506770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145933" calcext:value-type="float">
            <text:p>5145933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5020178" calcext:value-type="float">
            <text:p>5020178</text:p>
          </table:table-cell>
          <table:table-cell office:value-type="string" calcext:value-type="string">
            <text:p>us</text:p>
          </table:table-cell>
          <table:table-cell table:formula="of:=AVERAGE([.C632:.C640])" office:value-type="float" office:value="5077642.8" calcext:value-type="float">
            <text:p>5077642.8</text:p>
          </table:table-cell>
          <table:table-cell table:formula="of:=STDEVP([.C632:.C640])" office:value-type="float" office:value="40206.7571704061" calcext:value-type="float">
            <text:p>40206.7571704061</text:p>
          </table:table-cell>
          <table:table-cell table:formula="of:=[.F640]/[.E640]" office:value-type="float" office:value="0.00791839023619505" calcext:value-type="float">
            <text:p>0.0079183902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14.5362in" svg:y="0.2299in">
            <draw:object draw:notify-on-update-of-ranges="Sheet2.A4:Sheet2.A11 Sheet2.B3:Sheet2.B3 Sheet2.B4:Sheet2.B11 Sheet2.C27:Sheet2.C34 Sheet2.C27:Sheet2.C34 Sheet2.F3:Sheet2.F3 Sheet2.F4:Sheet2.F11 Sheet2.J3:Sheet2.J3 Sheet2.J4:Sheet2.J11 Sheet2.N3:Sheet2.N3 Sheet2.N4:Sheet2.N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14.6126in" svg:y="4.6638in">
            <draw:object draw:notify-on-update-of-ranges="Sheet2.A27:Sheet2.A34 Sheet2.B26:Sheet2.B26 Sheet2.B27:Sheet2.B34 Sheet2.F26:Sheet2.F26 Sheet2.F27:Sheet2.F34 Sheet2.J26:Sheet2.J26 Sheet2.J27:Sheet2.J34 Sheet2.N26:Sheet2.N26 Sheet2.N27:Sheet2.N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7927.8" calcext:value-type="float">
            <text:p>5007927.8</text:p>
          </table:table-cell>
          <table:table-cell office:value-type="float" office:value="20678.6829213081" calcext:value-type="float">
            <text:p>20678.6829213081</text:p>
          </table:table-cell>
          <table:table-cell office:value-type="float" office:value="0.00412918950654762" calcext:value-type="float">
            <text:p>0.0041291895</text:p>
          </table:table-cell>
          <table:table-cell/>
          <table:table-cell office:value-type="float" office:value="5259960.2" calcext:value-type="float">
            <text:p>5259960.2</text:p>
          </table:table-cell>
          <table:table-cell office:value-type="float" office:value="100199.614612832" calcext:value-type="float">
            <text:p>100199.614612832</text:p>
          </table:table-cell>
          <table:table-cell office:value-type="float" office:value="0.0190495005290785" calcext:value-type="float">
            <text:p>0.0190495005</text:p>
          </table:table-cell>
          <table:table-cell/>
          <table:table-cell office:value-type="float" office:value="5383908.8" calcext:value-type="float">
            <text:p>5383908.8</text:p>
          </table:table-cell>
          <table:table-cell office:value-type="float" office:value="15673.7143192033" calcext:value-type="float">
            <text:p>15673.7143192033</text:p>
          </table:table-cell>
          <table:table-cell office:value-type="float" office:value="0.00291121467718832" calcext:value-type="float">
            <text:p>0.0029112147</text:p>
          </table:table-cell>
          <table:table-cell/>
          <table:table-cell office:value-type="float" office:value="5366755.2" calcext:value-type="float">
            <text:p>5366755.2</text:p>
          </table:table-cell>
          <table:table-cell office:value-type="float" office:value="14772.5892706729" calcext:value-type="float">
            <text:p>14772.5892706729</text:p>
          </table:table-cell>
          <table:table-cell office:value-type="float" office:value="0.00275261097630704" calcext:value-type="float">
            <text:p>0.00275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426.2" calcext:value-type="float">
            <text:p>3607426.2</text:p>
          </table:table-cell>
          <table:table-cell office:value-type="float" office:value="1013785.67573968" calcext:value-type="float">
            <text:p>1013785.67573968</text:p>
          </table:table-cell>
          <table:table-cell office:value-type="float" office:value="0.281027419421548" calcext:value-type="float">
            <text:p>0.2810274194</text:p>
          </table:table-cell>
          <table:table-cell/>
          <table:table-cell office:value-type="float" office:value="2840777.2" calcext:value-type="float">
            <text:p>2840777.2</text:p>
          </table:table-cell>
          <table:table-cell office:value-type="float" office:value="8957.01270290492" calcext:value-type="float">
            <text:p>8957.0127029049</text:p>
          </table:table-cell>
          <table:table-cell office:value-type="float" office:value="0.00315301485202884" calcext:value-type="float">
            <text:p>0.0031530149</text:p>
          </table:table-cell>
          <table:table-cell/>
          <table:table-cell office:value-type="float" office:value="3733256.4" calcext:value-type="float">
            <text:p>3733256.4</text:p>
          </table:table-cell>
          <table:table-cell office:value-type="float" office:value="947737.451844043" calcext:value-type="float">
            <text:p>947737.451844043</text:p>
          </table:table-cell>
          <table:table-cell office:value-type="float" office:value="0.2538634774306" calcext:value-type="float">
            <text:p>0.2538634774</text:p>
          </table:table-cell>
          <table:table-cell/>
          <table:table-cell office:value-type="float" office:value="3462941.6" calcext:value-type="float">
            <text:p>3462941.6</text:p>
          </table:table-cell>
          <table:table-cell office:value-type="float" office:value="788276.461965115" calcext:value-type="float">
            <text:p>788276.461965115</text:p>
          </table:table-cell>
          <table:table-cell office:value-type="float" office:value="0.227632040333893" calcext:value-type="float">
            <text:p>0.2276320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1695.4" calcext:value-type="float">
            <text:p>1791695.4</text:p>
          </table:table-cell>
          <table:table-cell office:value-type="float" office:value="134355.911640091" calcext:value-type="float">
            <text:p>134355.911640091</text:p>
          </table:table-cell>
          <table:table-cell office:value-type="float" office:value="0.0749881434311274" calcext:value-type="float">
            <text:p>0.0749881434</text:p>
          </table:table-cell>
          <table:table-cell/>
          <table:table-cell office:value-type="float" office:value="1714305" calcext:value-type="float">
            <text:p>1714305</text:p>
          </table:table-cell>
          <table:table-cell office:value-type="float" office:value="127916.786737316" calcext:value-type="float">
            <text:p>127916.786737316</text:p>
          </table:table-cell>
          <table:table-cell office:value-type="float" office:value="0.0746172861522985" calcext:value-type="float">
            <text:p>0.0746172862</text:p>
          </table:table-cell>
          <table:table-cell/>
          <table:table-cell office:value-type="float" office:value="1676171.8" calcext:value-type="float">
            <text:p>1676171.8</text:p>
          </table:table-cell>
          <table:table-cell office:value-type="float" office:value="21406.6352180813" calcext:value-type="float">
            <text:p>21406.6352180813</text:p>
          </table:table-cell>
          <table:table-cell office:value-type="float" office:value="0.0127711462620248" calcext:value-type="float">
            <text:p>0.0127711463</text:p>
          </table:table-cell>
          <table:table-cell/>
          <table:table-cell office:value-type="float" office:value="1836628.4" calcext:value-type="float">
            <text:p>1836628.4</text:p>
          </table:table-cell>
          <table:table-cell office:value-type="float" office:value="7357.63517986588" calcext:value-type="float">
            <text:p>7357.6351798659</text:p>
          </table:table-cell>
          <table:table-cell office:value-type="float" office:value="0.00400605543280605" calcext:value-type="float">
            <text:p>0.004006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5184.4" calcext:value-type="float">
            <text:p>1615184.4</text:p>
          </table:table-cell>
          <table:table-cell office:value-type="float" office:value="5053.11423183763" calcext:value-type="float">
            <text:p>5053.1142318376</text:p>
          </table:table-cell>
          <table:table-cell office:value-type="float" office:value="0.0031285060899781" calcext:value-type="float">
            <text:p>0.0031285061</text:p>
          </table:table-cell>
          <table:table-cell/>
          <table:table-cell office:value-type="float" office:value="1587497.8" calcext:value-type="float">
            <text:p>1587497.8</text:p>
          </table:table-cell>
          <table:table-cell office:value-type="float" office:value="2760.8179512601" calcext:value-type="float">
            <text:p>2760.8179512601</text:p>
          </table:table-cell>
          <table:table-cell office:value-type="float" office:value="0.0017391003321454" calcext:value-type="float">
            <text:p>0.0017391003</text:p>
          </table:table-cell>
          <table:table-cell/>
          <table:table-cell office:value-type="float" office:value="1562004" calcext:value-type="float">
            <text:p>1562004</text:p>
          </table:table-cell>
          <table:table-cell office:value-type="float" office:value="17546.240953549" calcext:value-type="float">
            <text:p>17546.240953549</text:p>
          </table:table-cell>
          <table:table-cell office:value-type="float" office:value="0.0112331600646023" calcext:value-type="float">
            <text:p>0.0112331601</text:p>
          </table:table-cell>
          <table:table-cell/>
          <table:table-cell office:value-type="float" office:value="1761324.8" calcext:value-type="float">
            <text:p>1761324.8</text:p>
          </table:table-cell>
          <table:table-cell office:value-type="float" office:value="24084.6787016144" calcext:value-type="float">
            <text:p>24084.6787016144</text:p>
          </table:table-cell>
          <table:table-cell office:value-type="float" office:value="0.0136741836040771" calcext:value-type="float">
            <text:p>0.0136741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6894.6" calcext:value-type="float">
            <text:p>1606894.6</text:p>
          </table:table-cell>
          <table:table-cell office:value-type="float" office:value="1495.61553883343" calcext:value-type="float">
            <text:p>1495.6155388334</text:p>
          </table:table-cell>
          <table:table-cell office:value-type="float" office:value="0.000930748997994906" calcext:value-type="float">
            <text:p>0.000930749</text:p>
          </table:table-cell>
          <table:table-cell/>
          <table:table-cell office:value-type="float" office:value="1589804.6" calcext:value-type="float">
            <text:p>1589804.6</text:p>
          </table:table-cell>
          <table:table-cell office:value-type="float" office:value="3514.10891123198" calcext:value-type="float">
            <text:p>3514.108911232</text:p>
          </table:table-cell>
          <table:table-cell office:value-type="float" office:value="0.00221040303395271" calcext:value-type="float">
            <text:p>0.002210403</text:p>
          </table:table-cell>
          <table:table-cell/>
          <table:table-cell office:value-type="float" office:value="1524967.4" calcext:value-type="float">
            <text:p>1524967.4</text:p>
          </table:table-cell>
          <table:table-cell office:value-type="float" office:value="13350.4018306566" calcext:value-type="float">
            <text:p>13350.4018306566</text:p>
          </table:table-cell>
          <table:table-cell office:value-type="float" office:value="0.00875454900259287" calcext:value-type="float">
            <text:p>0.008754549</text:p>
          </table:table-cell>
          <table:table-cell/>
          <table:table-cell office:value-type="float" office:value="1664081.2" calcext:value-type="float">
            <text:p>1664081.2</text:p>
          </table:table-cell>
          <table:table-cell office:value-type="float" office:value="28570.5335364953" calcext:value-type="float">
            <text:p>28570.5335364953</text:p>
          </table:table-cell>
          <table:table-cell office:value-type="float" office:value="0.0171689539768223" calcext:value-type="float">
            <text:p>0.017168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1520.2" calcext:value-type="float">
            <text:p>1631520.2</text:p>
          </table:table-cell>
          <table:table-cell office:value-type="float" office:value="4713.8437988546" calcext:value-type="float">
            <text:p>4713.8437988546</text:p>
          </table:table-cell>
          <table:table-cell office:value-type="float" office:value="0.00288923410133359" calcext:value-type="float">
            <text:p>0.0028892341</text:p>
          </table:table-cell>
          <table:table-cell/>
          <table:table-cell office:value-type="float" office:value="1584224.2" calcext:value-type="float">
            <text:p>1584224.2</text:p>
          </table:table-cell>
          <table:table-cell office:value-type="float" office:value="2645.71414933662" calcext:value-type="float">
            <text:p>2645.7141493366</text:p>
          </table:table-cell>
          <table:table-cell office:value-type="float" office:value="0.00167003770636544" calcext:value-type="float">
            <text:p>0.0016700377</text:p>
          </table:table-cell>
          <table:table-cell/>
          <table:table-cell office:value-type="float" office:value="1535858.4" calcext:value-type="float">
            <text:p>1535858.4</text:p>
          </table:table-cell>
          <table:table-cell office:value-type="float" office:value="8612.76268336705" calcext:value-type="float">
            <text:p>8612.7626833671</text:p>
          </table:table-cell>
          <table:table-cell office:value-type="float" office:value="0.00560778433960257" calcext:value-type="float">
            <text:p>0.0056077843</text:p>
          </table:table-cell>
          <table:table-cell/>
          <table:table-cell office:value-type="float" office:value="1658970.6" calcext:value-type="float">
            <text:p>1658970.6</text:p>
          </table:table-cell>
          <table:table-cell office:value-type="float" office:value="25181.8144747355" calcext:value-type="float">
            <text:p>25181.8144747355</text:p>
          </table:table-cell>
          <table:table-cell office:value-type="float" office:value="0.0151791806767013" calcext:value-type="float">
            <text:p>0.0151791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59969.2" calcext:value-type="float">
            <text:p>1659969.2</text:p>
          </table:table-cell>
          <table:table-cell office:value-type="float" office:value="5890.86483973279" calcext:value-type="float">
            <text:p>5890.8648397328</text:p>
          </table:table-cell>
          <table:table-cell office:value-type="float" office:value="0.00354877960370155" calcext:value-type="float">
            <text:p>0.0035487796</text:p>
          </table:table-cell>
          <table:table-cell/>
          <table:table-cell office:value-type="float" office:value="1587115" calcext:value-type="float">
            <text:p>1587115</text:p>
          </table:table-cell>
          <table:table-cell office:value-type="float" office:value="2753.71167699162" calcext:value-type="float">
            <text:p>2753.7116769916</text:p>
          </table:table-cell>
          <table:table-cell office:value-type="float" office:value="0.00173504231072835" calcext:value-type="float">
            <text:p>0.0017350423</text:p>
          </table:table-cell>
          <table:table-cell/>
          <table:table-cell office:value-type="float" office:value="1554963" calcext:value-type="float">
            <text:p>1554963</text:p>
          </table:table-cell>
          <table:table-cell office:value-type="float" office:value="8951.62204295959" calcext:value-type="float">
            <text:p>8951.6220429596</text:p>
          </table:table-cell>
          <table:table-cell office:value-type="float" office:value="0.00575680710277967" calcext:value-type="float">
            <text:p>0.0057568071</text:p>
          </table:table-cell>
          <table:table-cell/>
          <table:table-cell office:value-type="float" office:value="1666182" calcext:value-type="float">
            <text:p>1666182</text:p>
          </table:table-cell>
          <table:table-cell office:value-type="float" office:value="36846.9867207618" calcext:value-type="float">
            <text:p>36846.9867207618</text:p>
          </table:table-cell>
          <table:table-cell office:value-type="float" office:value="0.0221146229648153" calcext:value-type="float">
            <text:p>0.022114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84471.6" calcext:value-type="float">
            <text:p>1684471.6</text:p>
          </table:table-cell>
          <table:table-cell office:value-type="float" office:value="1144.79283715439" calcext:value-type="float">
            <text:p>1144.7928371544</text:p>
          </table:table-cell>
          <table:table-cell office:value-type="float" office:value="0.000679615398178509" calcext:value-type="float">
            <text:p>0.0006796154</text:p>
          </table:table-cell>
          <table:table-cell/>
          <table:table-cell office:value-type="float" office:value="1609563.8" calcext:value-type="float">
            <text:p>1609563.8</text:p>
          </table:table-cell>
          <table:table-cell office:value-type="float" office:value="4817.53660702231" calcext:value-type="float">
            <text:p>4817.5366070223</text:p>
          </table:table-cell>
          <table:table-cell office:value-type="float" office:value="0.00299306967951336" calcext:value-type="float">
            <text:p>0.0029930697</text:p>
          </table:table-cell>
          <table:table-cell/>
          <table:table-cell office:value-type="float" office:value="1530799.2" calcext:value-type="float">
            <text:p>1530799.2</text:p>
          </table:table-cell>
          <table:table-cell office:value-type="float" office:value="16884.7703614826" calcext:value-type="float">
            <text:p>16884.7703614826</text:p>
          </table:table-cell>
          <table:table-cell office:value-type="float" office:value="0.011030036050112" calcext:value-type="float">
            <text:p>0.0110300361</text:p>
          </table:table-cell>
          <table:table-cell/>
          <table:table-cell office:value-type="float" office:value="1692741.8" calcext:value-type="float">
            <text:p>1692741.8</text:p>
          </table:table-cell>
          <table:table-cell office:value-type="float" office:value="58427.9771869607" calcext:value-type="float">
            <text:p>58427.9771869607</text:p>
          </table:table-cell>
          <table:table-cell office:value-type="float" office:value="0.0345167687044537" calcext:value-type="float">
            <text:p>0.0345167687</text:p>
          </table:table-cell>
        </table:table-row>
        <table:table-row table:style-name="ro1" table:number-rows-repeated="14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MB</text:p>
          </table:table-cell>
          <table:table-cell table:number-columns-repeated="3"/>
          <table:table-cell office:value-type="string" calcext:value-type="string">
            <text:p>10MB</text:p>
          </table:table-cell>
          <table:table-cell table:number-columns-repeated="3"/>
          <table:table-cell office:value-type="string" calcext:value-type="string">
            <text:p>100MB</text:p>
          </table:table-cell>
          <table:table-cell table:number-columns-repeated="3"/>
          <table:table-cell office:value-type="string" calcext:value-type="string">
            <text:p>1000M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8751" calcext:value-type="float">
            <text:p>5028751</text:p>
          </table:table-cell>
          <table:table-cell office:value-type="float" office:value="20557.8366079702" calcext:value-type="float">
            <text:p>20557.8366079702</text:p>
          </table:table-cell>
          <table:table-cell office:value-type="float" office:value="0.00408806015807309" calcext:value-type="float">
            <text:p>0.0040880602</text:p>
          </table:table-cell>
          <table:table-cell/>
          <table:table-cell office:value-type="float" office:value="5194494.6" calcext:value-type="float">
            <text:p>5194494.6</text:p>
          </table:table-cell>
          <table:table-cell office:value-type="float" office:value="21154.2151128327" calcext:value-type="float">
            <text:p>21154.2151128327</text:p>
          </table:table-cell>
          <table:table-cell office:value-type="float" office:value="0.00407242989776767" calcext:value-type="float">
            <text:p>0.0040724299</text:p>
          </table:table-cell>
          <table:table-cell/>
          <table:table-cell office:value-type="float" office:value="5390046.8" calcext:value-type="float">
            <text:p>5390046.8</text:p>
          </table:table-cell>
          <table:table-cell office:value-type="float" office:value="19107.7629606398" calcext:value-type="float">
            <text:p>19107.7629606398</text:p>
          </table:table-cell>
          <table:table-cell office:value-type="float" office:value="0.00354500872991304" calcext:value-type="float">
            <text:p>0.0035450087</text:p>
          </table:table-cell>
          <table:table-cell/>
          <table:table-cell office:value-type="float" office:value="5372450" calcext:value-type="float">
            <text:p>5372450</text:p>
          </table:table-cell>
          <table:table-cell office:value-type="float" office:value="6260.26980249254" calcext:value-type="float">
            <text:p>6260.2698024925</text:p>
          </table:table-cell>
          <table:table-cell office:value-type="float" office:value="0.00116525417686392" calcext:value-type="float">
            <text:p>0.00116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27592.2" calcext:value-type="float">
            <text:p>8427592.2</text:p>
          </table:table-cell>
          <table:table-cell office:value-type="float" office:value="29579.8439306228" calcext:value-type="float">
            <text:p>29579.8439306228</text:p>
          </table:table-cell>
          <table:table-cell office:value-type="float" office:value="0.00350988078547782" calcext:value-type="float">
            <text:p>0.0035098808</text:p>
          </table:table-cell>
          <table:table-cell/>
          <table:table-cell office:value-type="float" office:value="5433048.2" calcext:value-type="float">
            <text:p>5433048.2</text:p>
          </table:table-cell>
          <table:table-cell office:value-type="float" office:value="21529.6220812164" calcext:value-type="float">
            <text:p>21529.6220812164</text:p>
          </table:table-cell>
          <table:table-cell office:value-type="float" office:value="0.00396271508896541" calcext:value-type="float">
            <text:p>0.0039627151</text:p>
          </table:table-cell>
          <table:table-cell/>
          <table:table-cell office:value-type="float" office:value="4701332.6" calcext:value-type="float">
            <text:p>4701332.6</text:p>
          </table:table-cell>
          <table:table-cell office:value-type="float" office:value="78590.8534846136" calcext:value-type="float">
            <text:p>78590.8534846136</text:p>
          </table:table-cell>
          <table:table-cell office:value-type="float" office:value="0.0167167184650185" calcext:value-type="float">
            <text:p>0.0167167185</text:p>
          </table:table-cell>
          <table:table-cell/>
          <table:table-cell office:value-type="float" office:value="4914284.8" calcext:value-type="float">
            <text:p>4914284.8</text:p>
          </table:table-cell>
          <table:table-cell office:value-type="float" office:value="13046.6197522577" calcext:value-type="float">
            <text:p>13046.6197522577</text:p>
          </table:table-cell>
          <table:table-cell office:value-type="float" office:value="0.00265483590862656" calcext:value-type="float">
            <text:p>0.0026548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16254.4" calcext:value-type="float">
            <text:p>10516254.4</text:p>
          </table:table-cell>
          <table:table-cell office:value-type="float" office:value="220202.603226756" calcext:value-type="float">
            <text:p>220202.603226756</text:p>
          </table:table-cell>
          <table:table-cell office:value-type="float" office:value="0.020939261722953" calcext:value-type="float">
            <text:p>0.0209392617</text:p>
          </table:table-cell>
          <table:table-cell/>
          <table:table-cell office:value-type="float" office:value="6561712.4" calcext:value-type="float">
            <text:p>6561712.4</text:p>
          </table:table-cell>
          <table:table-cell office:value-type="float" office:value="23426.2767558142" calcext:value-type="float">
            <text:p>23426.2767558142</text:p>
          </table:table-cell>
          <table:table-cell office:value-type="float" office:value="0.00357014683481315" calcext:value-type="float">
            <text:p>0.0035701468</text:p>
          </table:table-cell>
          <table:table-cell/>
          <table:table-cell office:value-type="float" office:value="4680599.4" calcext:value-type="float">
            <text:p>4680599.4</text:p>
          </table:table-cell>
          <table:table-cell office:value-type="float" office:value="19903.8071996289" calcext:value-type="float">
            <text:p>19903.8071996289</text:p>
          </table:table-cell>
          <table:table-cell office:value-type="float" office:value="0.00425240562130331" calcext:value-type="float">
            <text:p>0.0042524056</text:p>
          </table:table-cell>
          <table:table-cell/>
          <table:table-cell office:value-type="float" office:value="4690004.4" calcext:value-type="float">
            <text:p>4690004.4</text:p>
          </table:table-cell>
          <table:table-cell office:value-type="float" office:value="8132.24600218168" calcext:value-type="float">
            <text:p>8132.2460021817</text:p>
          </table:table-cell>
          <table:table-cell office:value-type="float" office:value="0.00173395274473126" calcext:value-type="float">
            <text:p>0.001733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3666.6" calcext:value-type="float">
            <text:p>10033666.6</text:p>
          </table:table-cell>
          <table:table-cell office:value-type="float" office:value="317271.885772818" calcext:value-type="float">
            <text:p>317271.885772818</text:p>
          </table:table-cell>
          <table:table-cell office:value-type="float" office:value="0.0316207323226006" calcext:value-type="float">
            <text:p>0.0316207323</text:p>
          </table:table-cell>
          <table:table-cell/>
          <table:table-cell office:value-type="float" office:value="8666066.8" calcext:value-type="float">
            <text:p>8666066.8</text:p>
          </table:table-cell>
          <table:table-cell office:value-type="float" office:value="49154.1875790863" calcext:value-type="float">
            <text:p>49154.1875790863</text:p>
          </table:table-cell>
          <table:table-cell office:value-type="float" office:value="0.00567202962006781" calcext:value-type="float">
            <text:p>0.0056720296</text:p>
          </table:table-cell>
          <table:table-cell/>
          <table:table-cell office:value-type="float" office:value="5040738" calcext:value-type="float">
            <text:p>5040738</text:p>
          </table:table-cell>
          <table:table-cell office:value-type="float" office:value="33897.2825754514" calcext:value-type="float">
            <text:p>33897.2825754514</text:p>
          </table:table-cell>
          <table:table-cell office:value-type="float" office:value="0.00672466662132636" calcext:value-type="float">
            <text:p>0.0067246666</text:p>
          </table:table-cell>
          <table:table-cell/>
          <table:table-cell office:value-type="float" office:value="4701602.2" calcext:value-type="float">
            <text:p>4701602.2</text:p>
          </table:table-cell>
          <table:table-cell office:value-type="float" office:value="17050.441042976" calcext:value-type="float">
            <text:p>17050.441042976</text:p>
          </table:table-cell>
          <table:table-cell office:value-type="float" office:value="0.00362651715684836" calcext:value-type="float">
            <text:p>0.0036265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78939.4" calcext:value-type="float">
            <text:p>8678939.4</text:p>
          </table:table-cell>
          <table:table-cell office:value-type="float" office:value="200706.213175975" calcext:value-type="float">
            <text:p>200706.213175975</text:p>
          </table:table-cell>
          <table:table-cell office:value-type="float" office:value="0.0231256613193975" calcext:value-type="float">
            <text:p>0.0231256613</text:p>
          </table:table-cell>
          <table:table-cell/>
          <table:table-cell office:value-type="float" office:value="9266742" calcext:value-type="float">
            <text:p>9266742</text:p>
          </table:table-cell>
          <table:table-cell office:value-type="float" office:value="109649.297126794" calcext:value-type="float">
            <text:p>109649.297126794</text:p>
          </table:table-cell>
          <table:table-cell office:value-type="float" office:value="0.0118325617705548" calcext:value-type="float">
            <text:p>0.0118325618</text:p>
          </table:table-cell>
          <table:table-cell/>
          <table:table-cell office:value-type="float" office:value="5435189.4" calcext:value-type="float">
            <text:p>5435189.4</text:p>
          </table:table-cell>
          <table:table-cell office:value-type="float" office:value="27412.7210075906" calcext:value-type="float">
            <text:p>27412.7210075906</text:p>
          </table:table-cell>
          <table:table-cell office:value-type="float" office:value="0.00504356315671182" calcext:value-type="float">
            <text:p>0.0050435632</text:p>
          </table:table-cell>
          <table:table-cell/>
          <table:table-cell office:value-type="float" office:value="4677431.6" calcext:value-type="float">
            <text:p>4677431.6</text:p>
          </table:table-cell>
          <table:table-cell office:value-type="float" office:value="12543.074816009" calcext:value-type="float">
            <text:p>12543.074816009</text:p>
          </table:table-cell>
          <table:table-cell office:value-type="float" office:value="0.00268161587141307" calcext:value-type="float">
            <text:p>0.002681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41000" calcext:value-type="float">
            <text:p>9041000</text:p>
          </table:table-cell>
          <table:table-cell office:value-type="float" office:value="130017.265502702" calcext:value-type="float">
            <text:p>130017.265502702</text:p>
          </table:table-cell>
          <table:table-cell office:value-type="float" office:value="0.0143808500721935" calcext:value-type="float">
            <text:p>0.0143808501</text:p>
          </table:table-cell>
          <table:table-cell/>
          <table:table-cell office:value-type="float" office:value="10108949.2" calcext:value-type="float">
            <text:p>10108949.2</text:p>
          </table:table-cell>
          <table:table-cell office:value-type="float" office:value="42356.5456872961" calcext:value-type="float">
            <text:p>42356.5456872961</text:p>
          </table:table-cell>
          <table:table-cell office:value-type="float" office:value="0.00419000480161638" calcext:value-type="float">
            <text:p>0.0041900048</text:p>
          </table:table-cell>
          <table:table-cell/>
          <table:table-cell office:value-type="float" office:value="6253031" calcext:value-type="float">
            <text:p>6253031</text:p>
          </table:table-cell>
          <table:table-cell office:value-type="float" office:value="15107.1496054021" calcext:value-type="float">
            <text:p>15107.1496054021</text:p>
          </table:table-cell>
          <table:table-cell office:value-type="float" office:value="0.00241597228694406" calcext:value-type="float">
            <text:p>0.0024159723</text:p>
          </table:table-cell>
          <table:table-cell/>
          <table:table-cell office:value-type="float" office:value="4748730.2" calcext:value-type="float">
            <text:p>4748730.2</text:p>
          </table:table-cell>
          <table:table-cell office:value-type="float" office:value="11221.0262347078" calcext:value-type="float">
            <text:p>11221.0262347078</text:p>
          </table:table-cell>
          <table:table-cell office:value-type="float" office:value="0.00236295299208782" calcext:value-type="float">
            <text:p>0.002362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80524.2" calcext:value-type="float">
            <text:p>10080524.2</text:p>
          </table:table-cell>
          <table:table-cell office:value-type="float" office:value="63966.9517435371" calcext:value-type="float">
            <text:p>63966.9517435371</text:p>
          </table:table-cell>
          <table:table-cell office:value-type="float" office:value="0.00634559775607077" calcext:value-type="float">
            <text:p>0.0063455978</text:p>
          </table:table-cell>
          <table:table-cell/>
          <table:table-cell office:value-type="float" office:value="10419359.4" calcext:value-type="float">
            <text:p>10419359.4</text:p>
          </table:table-cell>
          <table:table-cell office:value-type="float" office:value="80593.2018214936" calcext:value-type="float">
            <text:p>80593.2018214936</text:p>
          </table:table-cell>
          <table:table-cell office:value-type="float" office:value="0.00773494787227453" calcext:value-type="float">
            <text:p>0.0077349479</text:p>
          </table:table-cell>
          <table:table-cell/>
          <table:table-cell office:value-type="float" office:value="7898830.6" calcext:value-type="float">
            <text:p>7898830.6</text:p>
          </table:table-cell>
          <table:table-cell office:value-type="float" office:value="25953.9616290076" calcext:value-type="float">
            <text:p>25953.9616290076</text:p>
          </table:table-cell>
          <table:table-cell office:value-type="float" office:value="0.00328579797989434" calcext:value-type="float">
            <text:p>0.003285798</text:p>
          </table:table-cell>
          <table:table-cell/>
          <table:table-cell office:value-type="float" office:value="4940485" calcext:value-type="float">
            <text:p>4940485</text:p>
          </table:table-cell>
          <table:table-cell office:value-type="float" office:value="27910.6398851764" calcext:value-type="float">
            <text:p>27910.6398851764</text:p>
          </table:table-cell>
          <table:table-cell office:value-type="float" office:value="0.00564937245739566" calcext:value-type="float">
            <text:p>0.0056493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75881" calcext:value-type="float">
            <text:p>10075881</text:p>
          </table:table-cell>
          <table:table-cell office:value-type="float" office:value="71227.6837781491" calcext:value-type="float">
            <text:p>71227.6837781491</text:p>
          </table:table-cell>
          <table:table-cell office:value-type="float" office:value="0.00706912713420782" calcext:value-type="float">
            <text:p>0.0070691271</text:p>
          </table:table-cell>
          <table:table-cell/>
          <table:table-cell office:value-type="float" office:value="8054074.6" calcext:value-type="float">
            <text:p>8054074.6</text:p>
          </table:table-cell>
          <table:table-cell office:value-type="float" office:value="125497.455302647" calcext:value-type="float">
            <text:p>125497.455302647</text:p>
          </table:table-cell>
          <table:table-cell office:value-type="float" office:value="0.0155818590633178" calcext:value-type="float">
            <text:p>0.0155818591</text:p>
          </table:table-cell>
          <table:table-cell/>
          <table:table-cell office:value-type="float" office:value="8307810" calcext:value-type="float">
            <text:p>8307810</text:p>
          </table:table-cell>
          <table:table-cell office:value-type="float" office:value="67509.2817825816" calcext:value-type="float">
            <text:p>67509.2817825816</text:p>
          </table:table-cell>
          <table:table-cell office:value-type="float" office:value="0.00812600213324349" calcext:value-type="float">
            <text:p>0.0081260021</text:p>
          </table:table-cell>
          <table:table-cell/>
          <table:table-cell office:value-type="float" office:value="5077642.8" calcext:value-type="float">
            <text:p>5077642.8</text:p>
          </table:table-cell>
          <table:table-cell office:value-type="float" office:value="40206.7571704061" calcext:value-type="float">
            <text:p>40206.7571704061</text:p>
          </table:table-cell>
          <table:table-cell office:value-type="float" office:value="0.00791839023619505" calcext:value-type="float">
            <text:p>0.0079183902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71258" calcext:value-type="float">
            <text:p>312712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17456" calcext:value-type="float">
            <text:p>312174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61903" calcext:value-type="float">
            <text:p>313619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43765" calcext:value-type="float">
            <text:p>309437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59922" calcext:value-type="float">
            <text:p>310599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83719" calcext:value-type="float">
            <text:p>308837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23501" calcext:value-type="float">
            <text:p>313235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80017" calcext:value-type="float">
            <text:p>317800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80228" calcext:value-type="float">
            <text:p>316802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22803" calcext:value-type="float">
            <text:p>314228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363841" calcext:value-type="float">
            <text:p>313638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71112" calcext:value-type="float">
            <text:p>315711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70884" calcext:value-type="float">
            <text:p>316708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15855" calcext:value-type="float">
            <text:p>309158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15778" calcext:value-type="float">
            <text:p>3101577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90706" calcext:value-type="float">
            <text:p>307907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68029" calcext:value-type="float">
            <text:p>314680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22086" calcext:value-type="float">
            <text:p>312220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968689" calcext:value-type="float">
            <text:p>3196868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167305" calcext:value-type="float">
            <text:p>321673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989608" calcext:value-type="float">
            <text:p>309896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901876" calcext:value-type="float">
            <text:p>319018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73917" calcext:value-type="float">
            <text:p>307739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50886" calcext:value-type="float">
            <text:p>320508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68821" calcext:value-type="float">
            <text:p>318688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12299" calcext:value-type="float">
            <text:p>3141229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686182" calcext:value-type="float">
            <text:p>3168618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455097" calcext:value-type="float">
            <text:p>3145509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45294" calcext:value-type="float">
            <text:p>320452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77188" calcext:value-type="float">
            <text:p>317771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18972" calcext:value-type="float">
            <text:p>317189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17026" calcext:value-type="float">
            <text:p>3171702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700109" calcext:value-type="float">
            <text:p>307001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36688" calcext:value-type="float">
            <text:p>318366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87048" calcext:value-type="float">
            <text:p>3158704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595976" calcext:value-type="float">
            <text:p>315959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761609" calcext:value-type="float">
            <text:p>317616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248241" calcext:value-type="float">
            <text:p>312482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87892" calcext:value-type="float">
            <text:p>318878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93792" calcext:value-type="float">
            <text:p>320937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45569" calcext:value-type="float">
            <text:p>336455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7567414" calcext:value-type="float">
            <text:p>375674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002030" calcext:value-type="float">
            <text:p>3400203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03107" calcext:value-type="float">
            <text:p>338031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63818" calcext:value-type="float">
            <text:p>331638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41692" calcext:value-type="float">
            <text:p>326416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30731" calcext:value-type="float">
            <text:p>33130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38561" calcext:value-type="float">
            <text:p>326385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75064" calcext:value-type="float">
            <text:p>326750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47868" calcext:value-type="float">
            <text:p>330478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2744" calcext:value-type="float">
            <text:p>3291274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46468" calcext:value-type="float">
            <text:p>327464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381428" calcext:value-type="float">
            <text:p>323814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12577" calcext:value-type="float">
            <text:p>3311257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02995" calcext:value-type="float">
            <text:p>330029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446897" calcext:value-type="float">
            <text:p>3344689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037208" calcext:value-type="float">
            <text:p>320372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7939" calcext:value-type="float">
            <text:p>329079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11156" calcext:value-type="float">
            <text:p>339111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66717" calcext:value-type="float">
            <text:p>327667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42610" calcext:value-type="float">
            <text:p>331426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61847" calcext:value-type="float">
            <text:p>333618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4618" calcext:value-type="float">
            <text:p>329146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21902" calcext:value-type="float">
            <text:p>3332190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35528" calcext:value-type="float">
            <text:p>338355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3807" calcext:value-type="float">
            <text:p>328338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21615" calcext:value-type="float">
            <text:p>331216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14796" calcext:value-type="float">
            <text:p>3281479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12376" calcext:value-type="float">
            <text:p>333123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27303" calcext:value-type="float">
            <text:p>331273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04152" calcext:value-type="float">
            <text:p>333041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51273" calcext:value-type="float">
            <text:p>3385127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427906" calcext:value-type="float">
            <text:p>334279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38620" calcext:value-type="float">
            <text:p>3303862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37444" calcext:value-type="float">
            <text:p>3333744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14876" calcext:value-type="float">
            <text:p>329148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238205" calcext:value-type="float">
            <text:p>332382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35652" calcext:value-type="float">
            <text:p>336356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03073" calcext:value-type="float">
            <text:p>3350307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03104" calcext:value-type="float">
            <text:p>3370310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7044539" calcext:value-type="float">
            <text:p>470445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0699139" calcext:value-type="float">
            <text:p>406991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9712590" calcext:value-type="float">
            <text:p>397125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8725233" calcext:value-type="float">
            <text:p>3872523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40334243" calcext:value-type="float">
            <text:p>403342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82659" calcext:value-type="float">
            <text:p>338826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39271" calcext:value-type="float">
            <text:p>345392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12843" calcext:value-type="float">
            <text:p>346128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59981" calcext:value-type="float">
            <text:p>3515998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156839" calcext:value-type="float">
            <text:p>341568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22690" calcext:value-type="float">
            <text:p>343226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97401" calcext:value-type="float">
            <text:p>342974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04136" calcext:value-type="float">
            <text:p>3470413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20053" calcext:value-type="float">
            <text:p>348200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53217" calcext:value-type="float">
            <text:p>347532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43334" calcext:value-type="float">
            <text:p>348433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92979" calcext:value-type="float">
            <text:p>347929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94986" calcext:value-type="float">
            <text:p>343949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371752" calcext:value-type="float">
            <text:p>343717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5814" calcext:value-type="float">
            <text:p>346858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13808" calcext:value-type="float">
            <text:p>345138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71021" calcext:value-type="float">
            <text:p>35171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431459" calcext:value-type="float">
            <text:p>344314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6999" calcext:value-type="float">
            <text:p>3459699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0265" calcext:value-type="float">
            <text:p>346802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58985" calcext:value-type="float">
            <text:p>342589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73734" calcext:value-type="float">
            <text:p>346737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46785" calcext:value-type="float">
            <text:p>350467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81952" calcext:value-type="float">
            <text:p>346819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971939" calcext:value-type="float">
            <text:p>3497193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824128" calcext:value-type="float">
            <text:p>3482412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23598" calcext:value-type="float">
            <text:p>347235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55363" calcext:value-type="float">
            <text:p>350553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956743" calcext:value-type="float">
            <text:p>349567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38186" calcext:value-type="float">
            <text:p>352381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53880" calcext:value-type="float">
            <text:p>353538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435849" calcext:value-type="float">
            <text:p>3543584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10094" calcext:value-type="float">
            <text:p>356100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84898" calcext:value-type="float">
            <text:p>353848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69215" calcext:value-type="float">
            <text:p>351692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19590" calcext:value-type="float">
            <text:p>287195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867946" calcext:value-type="float">
            <text:p>2686794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298895" calcext:value-type="float">
            <text:p>272988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5376015" calcext:value-type="float">
            <text:p>253760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133021" calcext:value-type="float">
            <text:p>26133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803192" calcext:value-type="float">
            <text:p>188031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716272" calcext:value-type="float">
            <text:p>187162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957788" calcext:value-type="float">
            <text:p>189577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076619" calcext:value-type="float">
            <text:p>190766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792706" calcext:value-type="float">
            <text:p>1879270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62661" calcext:value-type="float">
            <text:p>185626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46452" calcext:value-type="float">
            <text:p>197464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09026" calcext:value-type="float">
            <text:p>1850902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524543" calcext:value-type="float">
            <text:p>195245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522091" calcext:value-type="float">
            <text:p>185220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54217" calcext:value-type="float">
            <text:p>286542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231465" calcext:value-type="float">
            <text:p>302314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410468" calcext:value-type="float">
            <text:p>274104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83905" calcext:value-type="float">
            <text:p>280839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53337" calcext:value-type="float">
            <text:p>287533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76501" calcext:value-type="float">
            <text:p>2847650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27668" calcext:value-type="float">
            <text:p>283276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894163" calcext:value-type="float">
            <text:p>298941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898517" calcext:value-type="float">
            <text:p>3089851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22671" calcext:value-type="float">
            <text:p>293226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714635" calcext:value-type="float">
            <text:p>277146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83209" calcext:value-type="float">
            <text:p>289832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04919" calcext:value-type="float">
            <text:p>295049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07307" calcext:value-type="float">
            <text:p>292073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53766" calcext:value-type="float">
            <text:p>286537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37391" calcext:value-type="float">
            <text:p>331373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90464" calcext:value-type="float">
            <text:p>325904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81371" calcext:value-type="float">
            <text:p>326813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4623" calcext:value-type="float">
            <text:p>3290462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32512" calcext:value-type="float">
            <text:p>325325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325207" calcext:value-type="float">
            <text:p>3232520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8733" calcext:value-type="float">
            <text:p>3283873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31591" calcext:value-type="float">
            <text:p>3273159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54856" calcext:value-type="float">
            <text:p>329548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24503" calcext:value-type="float">
            <text:p>325245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246294" calcext:value-type="float">
            <text:p>322462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59441" calcext:value-type="float">
            <text:p>3285944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621331" calcext:value-type="float">
            <text:p>326213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760195" calcext:value-type="float">
            <text:p>327601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577529" calcext:value-type="float">
            <text:p>325775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247600" calcext:value-type="float">
            <text:p>3324760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77698" calcext:value-type="float">
            <text:p>331776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15887" calcext:value-type="float">
            <text:p>330158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95737" calcext:value-type="float">
            <text:p>335957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48668" calcext:value-type="float">
            <text:p>329486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74514" calcext:value-type="float">
            <text:p>331745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98332" calcext:value-type="float">
            <text:p>3289833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81379" calcext:value-type="float">
            <text:p>329813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56238" calcext:value-type="float">
            <text:p>329562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370856" calcext:value-type="float">
            <text:p>333708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70262" calcext:value-type="float">
            <text:p>351702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025315" calcext:value-type="float">
            <text:p>340253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904278" calcext:value-type="float">
            <text:p>3290427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1010" calcext:value-type="float">
            <text:p>328310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35993" calcext:value-type="float">
            <text:p>3353599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2838865" calcext:value-type="float">
            <text:p>328388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187595" calcext:value-type="float">
            <text:p>331875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35714" calcext:value-type="float">
            <text:p>3363571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67359" calcext:value-type="float">
            <text:p>339673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359659" calcext:value-type="float">
            <text:p>353596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545240" calcext:value-type="float">
            <text:p>335452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10998" calcext:value-type="float">
            <text:p>336109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52146" calcext:value-type="float">
            <text:p>3365214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660716" calcext:value-type="float">
            <text:p>3366071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481795" calcext:value-type="float">
            <text:p>3448179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16394" calcext:value-type="float">
            <text:p>34216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66884" calcext:value-type="float">
            <text:p>342668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7903" calcext:value-type="float">
            <text:p>345979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84881" calcext:value-type="float">
            <text:p>3388488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100831" calcext:value-type="float">
            <text:p>341008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985925" calcext:value-type="float">
            <text:p>339859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225563" calcext:value-type="float">
            <text:p>342255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90118" calcext:value-type="float">
            <text:p>346901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598329" calcext:value-type="float">
            <text:p>3459832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673625" calcext:value-type="float">
            <text:p>346736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539064" calcext:value-type="float">
            <text:p>3653906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52865" calcext:value-type="float">
            <text:p>355528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729792" calcext:value-type="float">
            <text:p>367297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499343" calcext:value-type="float">
            <text:p>3649934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804424" calcext:value-type="float">
            <text:p>3680442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12935" calcext:value-type="float">
            <text:p>352129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88863" calcext:value-type="float">
            <text:p>356888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053125" calcext:value-type="float">
            <text:p>350531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56183" calcext:value-type="float">
            <text:p>3475618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23087" calcext:value-type="float">
            <text:p>355230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01709" calcext:value-type="float">
            <text:p>351017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683602" calcext:value-type="float">
            <text:p>3568360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6069975" calcext:value-type="float">
            <text:p>3606997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41257" calcext:value-type="float">
            <text:p>3554125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573376" calcext:value-type="float">
            <text:p>3557337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286362" calcext:value-type="float">
            <text:p>352863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4745738" calcext:value-type="float">
            <text:p>347457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813509" calcext:value-type="float">
            <text:p>3181350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43059" calcext:value-type="float">
            <text:p>294430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69745" calcext:value-type="float">
            <text:p>2906974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34365" calcext:value-type="float">
            <text:p>292343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33531" calcext:value-type="float">
            <text:p>293335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17962" calcext:value-type="float">
            <text:p>290179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61038" calcext:value-type="float">
            <text:p>287610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62021" calcext:value-type="float">
            <text:p>2856202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18085" calcext:value-type="float">
            <text:p>289180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63847" calcext:value-type="float">
            <text:p>289638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48568" calcext:value-type="float">
            <text:p>293485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57394" calcext:value-type="float">
            <text:p>29357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43554" calcext:value-type="float">
            <text:p>286435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1067734" calcext:value-type="float">
            <text:p>3106773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89162" calcext:value-type="float">
            <text:p>2978916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19772" calcext:value-type="float">
            <text:p>2911977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155566" calcext:value-type="float">
            <text:p>281555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158018" calcext:value-type="float">
            <text:p>281580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41188" calcext:value-type="float">
            <text:p>2824118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13236" calcext:value-type="float">
            <text:p>2871323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63996" calcext:value-type="float">
            <text:p>2806399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36392" calcext:value-type="float">
            <text:p>2873639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74820" calcext:value-type="float">
            <text:p>2917482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26190" calcext:value-type="float">
            <text:p>337261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5152700" calcext:value-type="float">
            <text:p>3515270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035231" calcext:value-type="float">
            <text:p>330352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875704" calcext:value-type="float">
            <text:p>3387570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3750923" calcext:value-type="float">
            <text:p>3375092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036510" calcext:value-type="float">
            <text:p>280365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32203" calcext:value-type="float">
            <text:p>289322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65303" calcext:value-type="float">
            <text:p>2906530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40171" calcext:value-type="float">
            <text:p>2914017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18218" calcext:value-type="float">
            <text:p>285182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23780" calcext:value-type="float">
            <text:p>291237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32912" calcext:value-type="float">
            <text:p>2923291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21537" calcext:value-type="float">
            <text:p>295215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29686" calcext:value-type="float">
            <text:p>2962968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38170" calcext:value-type="float">
            <text:p>2973817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95247" calcext:value-type="float">
            <text:p>293952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808198" calcext:value-type="float">
            <text:p>278081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76558" calcext:value-type="float">
            <text:p>288765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71394" calcext:value-type="float">
            <text:p>2927139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63918" calcext:value-type="float">
            <text:p>2896391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85731" calcext:value-type="float">
            <text:p>28685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67922" calcext:value-type="float">
            <text:p>288679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22213" calcext:value-type="float">
            <text:p>2912221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73870" calcext:value-type="float">
            <text:p>2877387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99225" calcext:value-type="float">
            <text:p>292992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22568" calcext:value-type="float">
            <text:p>2942256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49731" calcext:value-type="float">
            <text:p>294497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27158" calcext:value-type="float">
            <text:p>285271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49042" calcext:value-type="float">
            <text:p>2914904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421653" calcext:value-type="float">
            <text:p>284216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70522" calcext:value-type="float">
            <text:p>2907052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57513" calcext:value-type="float">
            <text:p>2915751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38984" calcext:value-type="float">
            <text:p>2903898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30467" calcext:value-type="float">
            <text:p>2903046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86758" calcext:value-type="float">
            <text:p>289867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99974" calcext:value-type="float">
            <text:p>2959997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882379" calcext:value-type="float">
            <text:p>298823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34890" calcext:value-type="float">
            <text:p>2913489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147019" calcext:value-type="float">
            <text:p>3014701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17440" calcext:value-type="float">
            <text:p>296174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330569" calcext:value-type="float">
            <text:p>263305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5839154" calcext:value-type="float">
            <text:p>258391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232169" calcext:value-type="float">
            <text:p>3023216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101947" calcext:value-type="float">
            <text:p>2610194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719340" calcext:value-type="float">
            <text:p>2671934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634965" calcext:value-type="float">
            <text:p>1763496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837785" calcext:value-type="float">
            <text:p>1883778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30767" calcext:value-type="float">
            <text:p>1803076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7749431" calcext:value-type="float">
            <text:p>1774943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8029752" calcext:value-type="float">
            <text:p>1802975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614510" calcext:value-type="float">
            <text:p>196145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6884279" calcext:value-type="float">
            <text:p>268842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479987" calcext:value-type="float">
            <text:p>1947998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332282" calcext:value-type="float">
            <text:p>19332282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19757437" calcext:value-type="float">
            <text:p>197574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30193554" calcext:value-type="float">
            <text:p>30193554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7988108" calcext:value-type="float">
            <text:p>2798810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46610" calcext:value-type="float">
            <text:p>2974661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699625" calcext:value-type="float">
            <text:p>2969962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02983" calcext:value-type="float">
            <text:p>2850298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88793" calcext:value-type="float">
            <text:p>2958879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432015" calcext:value-type="float">
            <text:p>2943201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207298" calcext:value-type="float">
            <text:p>292072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527453" calcext:value-type="float">
            <text:p>2852745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05961" calcext:value-type="float">
            <text:p>28205961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362666" calcext:value-type="float">
            <text:p>283626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914455" calcext:value-type="float">
            <text:p>289144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271635" calcext:value-type="float">
            <text:p>2827163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01163" calcext:value-type="float">
            <text:p>29101163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31898" calcext:value-type="float">
            <text:p>2973189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32048" calcext:value-type="float">
            <text:p>2933204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082355" calcext:value-type="float">
            <text:p>2908235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313480" calcext:value-type="float">
            <text:p>29313480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21037" calcext:value-type="float">
            <text:p>2972103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882038" calcext:value-type="float">
            <text:p>2888203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757158" calcext:value-type="float">
            <text:p>28757158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132366" calcext:value-type="float">
            <text:p>2913236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537159" calcext:value-type="float">
            <text:p>2953715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8634356" calcext:value-type="float">
            <text:p>28634356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ear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ache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aken:</text:p>
          </table:table-cell>
          <table:table-cell office:value-type="float" office:value="29761508" calcext:value-type="float">
            <text:p>29761508</text:p>
          </table:table-cell>
          <table:table-cell office:value-type="string" calcext:value-type="string">
            <text:p>us</text:p>
          </table:table-cell>
          <table:table-cell/>
        </table:table-row>
      </table:table>
      <table:table table:name="Sheet4" table:style-name="ta1">
        <table:table-column table:style-name="co5" table:number-columns-repeated="5" table:default-cell-style-name="Default"/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271258" calcext:value-type="float">
            <text:p>312712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217456" calcext:value-type="float">
            <text:p>3121745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361903" calcext:value-type="float">
            <text:p>313619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943765" calcext:value-type="float">
            <text:p>3094376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059922" calcext:value-type="float">
            <text:p>31059922</text:p>
          </table:table-cell>
          <table:table-cell table:formula="of:=AVERAGE([.B1:.B5])" office:value-type="float" office:value="31170860.8" calcext:value-type="float">
            <text:p>31170860.8</text:p>
          </table:table-cell>
          <table:table-cell table:formula="of:=STDEVP([.B1:.B5])" office:value-type="float" office:value="150085.144058165" calcext:value-type="float">
            <text:p>150085.144058165</text:p>
          </table:table-cell>
          <table:table-cell table:formula="of:=[.D5]/[.C5]" office:value-type="float" office:value="0.00481491817056796" calcext:value-type="float">
            <text:p>0.004814918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883719" calcext:value-type="float">
            <text:p>3088371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323501" calcext:value-type="float">
            <text:p>313235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780017" calcext:value-type="float">
            <text:p>317800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680228" calcext:value-type="float">
            <text:p>3168022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422803" calcext:value-type="float">
            <text:p>31422803</text:p>
          </table:table-cell>
          <table:table-cell table:formula="of:=AVERAGE([.B6:.B10])" office:value-type="float" office:value="31418053.6" calcext:value-type="float">
            <text:p>31418053.6</text:p>
          </table:table-cell>
          <table:table-cell table:formula="of:=STDEVP([.B6:.B10])" office:value-type="float" office:value="314397.561911412" calcext:value-type="float">
            <text:p>314397.561911412</text:p>
          </table:table-cell>
          <table:table-cell table:formula="of:=[.D10]/[.C10]" office:value-type="float" office:value="0.0100069076816207" calcext:value-type="float">
            <text:p>0.010006907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363841" calcext:value-type="float">
            <text:p>313638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571112" calcext:value-type="float">
            <text:p>3157111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670884" calcext:value-type="float">
            <text:p>316708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915855" calcext:value-type="float">
            <text:p>3091585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015778" calcext:value-type="float">
            <text:p>31015778</text:p>
          </table:table-cell>
          <table:table-cell table:formula="of:=AVERAGE([.B11:.B15])" office:value-type="float" office:value="31307494" calcext:value-type="float">
            <text:p>31307494</text:p>
          </table:table-cell>
          <table:table-cell table:formula="of:=STDEVP([.B11:.B15])" office:value-type="float" office:value="297725.060218316" calcext:value-type="float">
            <text:p>297725.060218316</text:p>
          </table:table-cell>
          <table:table-cell table:formula="of:=[.D15]/[.C15]" office:value-type="float" office:value="0.00950970589400468" calcext:value-type="float">
            <text:p>0.009509705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790706" calcext:value-type="float">
            <text:p>3079070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468029" calcext:value-type="float">
            <text:p>3146802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222086" calcext:value-type="float">
            <text:p>3122208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968689" calcext:value-type="float">
            <text:p>3196868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167305" calcext:value-type="float">
            <text:p>32167305</text:p>
          </table:table-cell>
          <table:table-cell table:formula="of:=AVERAGE([.B16:.B20])" office:value-type="float" office:value="31523363" calcext:value-type="float">
            <text:p>31523363</text:p>
          </table:table-cell>
          <table:table-cell table:formula="of:=STDEVP([.B16:.B20])" office:value-type="float" office:value="498716.855053847" calcext:value-type="float">
            <text:p>498716.855053847</text:p>
          </table:table-cell>
          <table:table-cell table:formula="of:=[.D20]/[.C20]" office:value-type="float" office:value="0.015820547289128" calcext:value-type="float">
            <text:p>0.015820547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989608" calcext:value-type="float">
            <text:p>309896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901876" calcext:value-type="float">
            <text:p>319018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773917" calcext:value-type="float">
            <text:p>307739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050886" calcext:value-type="float">
            <text:p>3205088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868821" calcext:value-type="float">
            <text:p>31868821</text:p>
          </table:table-cell>
          <table:table-cell table:formula="of:=AVERAGE([.B21:.B25])" office:value-type="float" office:value="31517021.6" calcext:value-type="float">
            <text:p>31517021.6</text:p>
          </table:table-cell>
          <table:table-cell table:formula="of:=STDEVP([.B21:.B25])" office:value-type="float" office:value="526736.457183894" calcext:value-type="float">
            <text:p>526736.457183894</text:p>
          </table:table-cell>
          <table:table-cell table:formula="of:=[.D25]/[.C25]" office:value-type="float" office:value="0.0167127612459387" calcext:value-type="float">
            <text:p>0.016712761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412299" calcext:value-type="float">
            <text:p>3141229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686182" calcext:value-type="float">
            <text:p>3168618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455097" calcext:value-type="float">
            <text:p>3145509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045294" calcext:value-type="float">
            <text:p>320452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777188" calcext:value-type="float">
            <text:p>31777188</text:p>
          </table:table-cell>
          <table:table-cell table:formula="of:=AVERAGE([.B26:.B30])" office:value-type="float" office:value="31675212" calcext:value-type="float">
            <text:p>31675212</text:p>
          </table:table-cell>
          <table:table-cell table:formula="of:=STDEVP([.B26:.B30])" office:value-type="float" office:value="230240.739659166" calcext:value-type="float">
            <text:p>230240.739659166</text:p>
          </table:table-cell>
          <table:table-cell table:formula="of:=[.D30]/[.C30]" office:value-type="float" office:value="0.0072687986953068" calcext:value-type="float">
            <text:p>0.007268798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718972" calcext:value-type="float">
            <text:p>317189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717026" calcext:value-type="float">
            <text:p>3171702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700109" calcext:value-type="float">
            <text:p>307001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836688" calcext:value-type="float">
            <text:p>3183668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1587048" calcext:value-type="float">
            <text:p>31587048</text:p>
          </table:table-cell>
          <table:table-cell table:formula="of:=AVERAGE([.B31:.B35])" office:value-type="float" office:value="31511968.6" calcext:value-type="float">
            <text:p>31511968.6</text:p>
          </table:table-cell>
          <table:table-cell table:formula="of:=STDEVP([.B31:.B35])" office:value-type="float" office:value="413544.328956208" calcext:value-type="float">
            <text:p>413544.328956208</text:p>
          </table:table-cell>
          <table:table-cell table:formula="of:=[.D35]/[.C35]" office:value-type="float" office:value="0.0131234050847654" calcext:value-type="float">
            <text:p>0.013123405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595976" calcext:value-type="float">
            <text:p>315959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1761609" calcext:value-type="float">
            <text:p>317616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248241" calcext:value-type="float">
            <text:p>312482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1887892" calcext:value-type="float">
            <text:p>3188789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093792" calcext:value-type="float">
            <text:p>32093792</text:p>
          </table:table-cell>
          <table:table-cell table:formula="of:=AVERAGE([.B36:.B40])" office:value-type="float" office:value="31717502" calcext:value-type="float">
            <text:p>31717502</text:p>
          </table:table-cell>
          <table:table-cell table:formula="of:=STDEVP([.B36:.B40])" office:value-type="float" office:value="285498.440782432" calcext:value-type="float">
            <text:p>285498.440782432</text:p>
          </table:table-cell>
          <table:table-cell table:formula="of:=[.D40]/[.C40]" office:value-type="float" office:value="0.00900129022715699" calcext:value-type="float">
            <text:p>0.009001290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645569" calcext:value-type="float">
            <text:p>336455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7567414" calcext:value-type="float">
            <text:p>375674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002030" calcext:value-type="float">
            <text:p>3400203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03107" calcext:value-type="float">
            <text:p>3380310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163818" calcext:value-type="float">
            <text:p>33163818</text:p>
          </table:table-cell>
          <table:table-cell table:formula="of:=AVERAGE([.B41:.B45])" office:value-type="float" office:value="34436387.6" calcext:value-type="float">
            <text:p>34436387.6</text:p>
          </table:table-cell>
          <table:table-cell table:formula="of:=STDEVP([.B41:.B45])" office:value-type="float" office:value="1589834.24327577" calcext:value-type="float">
            <text:p>1589834.24327577</text:p>
          </table:table-cell>
          <table:table-cell table:formula="of:=[.D45]/[.C45]" office:value-type="float" office:value="0.0461672769438735" calcext:value-type="float">
            <text:p>0.046167276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641692" calcext:value-type="float">
            <text:p>326416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30731" calcext:value-type="float">
            <text:p>33130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38561" calcext:value-type="float">
            <text:p>3263856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675064" calcext:value-type="float">
            <text:p>3267506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047868" calcext:value-type="float">
            <text:p>33047868</text:p>
          </table:table-cell>
          <table:table-cell table:formula="of:=AVERAGE([.B46:.B50])" office:value-type="float" office:value="32826783.2" calcext:value-type="float">
            <text:p>32826783.2</text:p>
          </table:table-cell>
          <table:table-cell table:formula="of:=STDEVP([.B46:.B50])" office:value-type="float" office:value="216318.200091809" calcext:value-type="float">
            <text:p>216318.200091809</text:p>
          </table:table-cell>
          <table:table-cell table:formula="of:=[.D50]/[.C50]" office:value-type="float" office:value="0.00658968619538113" calcext:value-type="float">
            <text:p>0.00658968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912744" calcext:value-type="float">
            <text:p>3291274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746468" calcext:value-type="float">
            <text:p>327464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381428" calcext:value-type="float">
            <text:p>3238142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112577" calcext:value-type="float">
            <text:p>3311257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002995" calcext:value-type="float">
            <text:p>33002995</text:p>
          </table:table-cell>
          <table:table-cell table:formula="of:=AVERAGE([.B51:.B55])" office:value-type="float" office:value="32831242.4" calcext:value-type="float">
            <text:p>32831242.4</text:p>
          </table:table-cell>
          <table:table-cell table:formula="of:=STDEVP([.B51:.B55])" office:value-type="float" office:value="254876.564991448" calcext:value-type="float">
            <text:p>254876.564991448</text:p>
          </table:table-cell>
          <table:table-cell table:formula="of:=[.D55]/[.C55]" office:value-type="float" office:value="0.0077632324079045" calcext:value-type="float">
            <text:p>0.007763232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446897" calcext:value-type="float">
            <text:p>3344689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037208" calcext:value-type="float">
            <text:p>320372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07939" calcext:value-type="float">
            <text:p>329079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911156" calcext:value-type="float">
            <text:p>339111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766717" calcext:value-type="float">
            <text:p>32766717</text:p>
          </table:table-cell>
          <table:table-cell table:formula="of:=AVERAGE([.B56:.B60])" office:value-type="float" office:value="33013983.4" calcext:value-type="float">
            <text:p>33013983.4</text:p>
          </table:table-cell>
          <table:table-cell table:formula="of:=STDEVP([.B56:.B60])" office:value-type="float" office:value="635422.556829894" calcext:value-type="float">
            <text:p>635422.556829894</text:p>
          </table:table-cell>
          <table:table-cell table:formula="of:=[.D60]/[.C60]" office:value-type="float" office:value="0.0192470732516905" calcext:value-type="float">
            <text:p>0.019247073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42610" calcext:value-type="float">
            <text:p>331426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361847" calcext:value-type="float">
            <text:p>333618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14618" calcext:value-type="float">
            <text:p>3291461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321902" calcext:value-type="float">
            <text:p>3332190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835528" calcext:value-type="float">
            <text:p>33835528</text:p>
          </table:table-cell>
          <table:table-cell table:formula="of:=AVERAGE([.B61:.B65])" office:value-type="float" office:value="33315301" calcext:value-type="float">
            <text:p>33315301</text:p>
          </table:table-cell>
          <table:table-cell table:formula="of:=STDEVP([.B61:.B65])" office:value-type="float" office:value="304373.219195119" calcext:value-type="float">
            <text:p>304373.219195119</text:p>
          </table:table-cell>
          <table:table-cell table:formula="of:=[.D65]/[.C65]" office:value-type="float" office:value="0.00913613895294295" calcext:value-type="float">
            <text:p>0.00913613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833807" calcext:value-type="float">
            <text:p>3283380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21615" calcext:value-type="float">
            <text:p>331216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814796" calcext:value-type="float">
            <text:p>3281479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312376" calcext:value-type="float">
            <text:p>3331237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127303" calcext:value-type="float">
            <text:p>33127303</text:p>
          </table:table-cell>
          <table:table-cell table:formula="of:=AVERAGE([.B66:.B70])" office:value-type="float" office:value="33041979.4" calcext:value-type="float">
            <text:p>33041979.4</text:p>
          </table:table-cell>
          <table:table-cell table:formula="of:=STDEVP([.B66:.B70])" office:value-type="float" office:value="190622.303077683" calcext:value-type="float">
            <text:p>190622.303077683</text:p>
          </table:table-cell>
          <table:table-cell table:formula="of:=[.D70]/[.C70]" office:value-type="float" office:value="0.005769094543945" calcext:value-type="float">
            <text:p>0.00576909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304152" calcext:value-type="float">
            <text:p>333041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851273" calcext:value-type="float">
            <text:p>3385127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427906" calcext:value-type="float">
            <text:p>3342790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038620" calcext:value-type="float">
            <text:p>3303862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337444" calcext:value-type="float">
            <text:p>33337444</text:p>
          </table:table-cell>
          <table:table-cell table:formula="of:=AVERAGE([.B71:.B75])" office:value-type="float" office:value="33391879" calcext:value-type="float">
            <text:p>33391879</text:p>
          </table:table-cell>
          <table:table-cell table:formula="of:=STDEVP([.B71:.B75])" office:value-type="float" office:value="263739.230604778" calcext:value-type="float">
            <text:p>263739.230604778</text:p>
          </table:table-cell>
          <table:table-cell table:formula="of:=[.D75]/[.C75]" office:value-type="float" office:value="0.00789830457294055" calcext:value-type="float">
            <text:p>0.00789830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914876" calcext:value-type="float">
            <text:p>3291487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238205" calcext:value-type="float">
            <text:p>3323820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35652" calcext:value-type="float">
            <text:p>336356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503073" calcext:value-type="float">
            <text:p>3350307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703104" calcext:value-type="float">
            <text:p>33703104</text:p>
          </table:table-cell>
          <table:table-cell table:formula="of:=AVERAGE([.B76:.B80])" office:value-type="float" office:value="33398982" calcext:value-type="float">
            <text:p>33398982</text:p>
          </table:table-cell>
          <table:table-cell table:formula="of:=STDEVP([.B76:.B80])" office:value-type="float" office:value="289670.736882413" calcext:value-type="float">
            <text:p>289670.736882413</text:p>
          </table:table-cell>
          <table:table-cell table:formula="of:=[.D80]/[.C80]" office:value-type="float" office:value="0.00867304089934276" calcext:value-type="float">
            <text:p>0.008673040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47044539" calcext:value-type="float">
            <text:p>470445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40699139" calcext:value-type="float">
            <text:p>4069913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9712590" calcext:value-type="float">
            <text:p>397125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8725233" calcext:value-type="float">
            <text:p>3872523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40334243" calcext:value-type="float">
            <text:p>40334243</text:p>
          </table:table-cell>
          <table:table-cell table:formula="of:=AVERAGE([.B81:.B85])" office:value-type="float" office:value="41303148.8" calcext:value-type="float">
            <text:p>41303148.8</text:p>
          </table:table-cell>
          <table:table-cell table:formula="of:=STDEVP([.B81:.B85])" office:value-type="float" office:value="2947632.77511201" calcext:value-type="float">
            <text:p>2947632.77511201</text:p>
          </table:table-cell>
          <table:table-cell table:formula="of:=[.D85]/[.C85]" office:value-type="float" office:value="0.0713658125530617" calcext:value-type="float">
            <text:p>0.071365812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882659" calcext:value-type="float">
            <text:p>338826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539271" calcext:value-type="float">
            <text:p>3453927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612843" calcext:value-type="float">
            <text:p>3461284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159981" calcext:value-type="float">
            <text:p>3515998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156839" calcext:value-type="float">
            <text:p>34156839</text:p>
          </table:table-cell>
          <table:table-cell table:formula="of:=AVERAGE([.B86:.B90])" office:value-type="float" office:value="34470318.6" calcext:value-type="float">
            <text:p>34470318.6</text:p>
          </table:table-cell>
          <table:table-cell table:formula="of:=STDEVP([.B86:.B90])" office:value-type="float" office:value="434583.738564434" calcext:value-type="float">
            <text:p>434583.738564434</text:p>
          </table:table-cell>
          <table:table-cell table:formula="of:=[.D90]/[.C90]" office:value-type="float" office:value="0.0126074766992271" calcext:value-type="float">
            <text:p>0.012607476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322690" calcext:value-type="float">
            <text:p>343226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97401" calcext:value-type="float">
            <text:p>342974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704136" calcext:value-type="float">
            <text:p>3470413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820053" calcext:value-type="float">
            <text:p>3482005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753217" calcext:value-type="float">
            <text:p>34753217</text:p>
          </table:table-cell>
          <table:table-cell table:formula="of:=AVERAGE([.B91:.B95])" office:value-type="float" office:value="34579499.4" calcext:value-type="float">
            <text:p>34579499.4</text:p>
          </table:table-cell>
          <table:table-cell table:formula="of:=STDEVP([.B91:.B95])" office:value-type="float" office:value="223207.838703393" calcext:value-type="float">
            <text:p>223207.838703393</text:p>
          </table:table-cell>
          <table:table-cell table:formula="of:=[.D95]/[.C95]" office:value-type="float" office:value="0.00645491816181102" calcext:value-type="float">
            <text:p>0.006454918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843334" calcext:value-type="float">
            <text:p>348433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92979" calcext:value-type="float">
            <text:p>347929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394986" calcext:value-type="float">
            <text:p>3439498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371752" calcext:value-type="float">
            <text:p>3437175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85814" calcext:value-type="float">
            <text:p>34685814</text:p>
          </table:table-cell>
          <table:table-cell table:formula="of:=AVERAGE([.B96:.B100])" office:value-type="float" office:value="34617773" calcext:value-type="float">
            <text:p>34617773</text:p>
          </table:table-cell>
          <table:table-cell table:formula="of:=STDEVP([.B96:.B100])" office:value-type="float" office:value="198174.097524374" calcext:value-type="float">
            <text:p>198174.097524374</text:p>
          </table:table-cell>
          <table:table-cell table:formula="of:=[.D100]/[.C100]" office:value-type="float" office:value="0.00572463449697858" calcext:value-type="float">
            <text:p>0.00572463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513808" calcext:value-type="float">
            <text:p>345138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171021" calcext:value-type="float">
            <text:p>3517102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431459" calcext:value-type="float">
            <text:p>344314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596999" calcext:value-type="float">
            <text:p>3459699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80265" calcext:value-type="float">
            <text:p>34680265</text:p>
          </table:table-cell>
          <table:table-cell table:formula="of:=AVERAGE([.B101:.B105])" office:value-type="float" office:value="34678710.4" calcext:value-type="float">
            <text:p>34678710.4</text:p>
          </table:table-cell>
          <table:table-cell table:formula="of:=STDEVP([.B101:.B105])" office:value-type="float" office:value="259759.486013966" calcext:value-type="float">
            <text:p>259759.486013966</text:p>
          </table:table-cell>
          <table:table-cell table:formula="of:=[.D105]/[.C105]" office:value-type="float" office:value="0.00749045979558589" calcext:value-type="float">
            <text:p>0.007490459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258985" calcext:value-type="float">
            <text:p>342589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673734" calcext:value-type="float">
            <text:p>346737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46785" calcext:value-type="float">
            <text:p>350467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681952" calcext:value-type="float">
            <text:p>3468195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971939" calcext:value-type="float">
            <text:p>34971939</text:p>
          </table:table-cell>
          <table:table-cell table:formula="of:=AVERAGE([.B106:.B110])" office:value-type="float" office:value="34726679" calcext:value-type="float">
            <text:p>34726679</text:p>
          </table:table-cell>
          <table:table-cell table:formula="of:=STDEVP([.B106:.B110])" office:value-type="float" office:value="277907.061452565" calcext:value-type="float">
            <text:p>277907.061452565</text:p>
          </table:table-cell>
          <table:table-cell table:formula="of:=[.D110]/[.C110]" office:value-type="float" office:value="0.00800269618216489" calcext:value-type="float">
            <text:p>0.00800269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824128" calcext:value-type="float">
            <text:p>3482412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23598" calcext:value-type="float">
            <text:p>347235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55363" calcext:value-type="float">
            <text:p>350553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956743" calcext:value-type="float">
            <text:p>349567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238186" calcext:value-type="float">
            <text:p>35238186</text:p>
          </table:table-cell>
          <table:table-cell table:formula="of:=AVERAGE([.B111:.B115])" office:value-type="float" office:value="34959603.6" calcext:value-type="float">
            <text:p>34959603.6</text:p>
          </table:table-cell>
          <table:table-cell table:formula="of:=STDEVP([.B111:.B115])" office:value-type="float" office:value="179353.550696494" calcext:value-type="float">
            <text:p>179353.550696494</text:p>
          </table:table-cell>
          <table:table-cell table:formula="of:=[.D115]/[.C115]" office:value-type="float" office:value="0.00513030847685282" calcext:value-type="float">
            <text:p>0.005130308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353880" calcext:value-type="float">
            <text:p>353538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435849" calcext:value-type="float">
            <text:p>3543584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610094" calcext:value-type="float">
            <text:p>356100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384898" calcext:value-type="float">
            <text:p>3538489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169215" calcext:value-type="float">
            <text:p>35169215</text:p>
          </table:table-cell>
          <table:table-cell table:formula="of:=AVERAGE([.B116:.B120])" office:value-type="float" office:value="35390787.2" calcext:value-type="float">
            <text:p>35390787.2</text:p>
          </table:table-cell>
          <table:table-cell table:formula="of:=STDEVP([.B116:.B120])" office:value-type="float" office:value="141857.042297378" calcext:value-type="float">
            <text:p>141857.042297378</text:p>
          </table:table-cell>
          <table:table-cell table:formula="of:=[.D120]/[.C120]" office:value-type="float" office:value="0.00400830423736315" calcext:value-type="float">
            <text:p>0.004008304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719590" calcext:value-type="float">
            <text:p>287195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6867946" calcext:value-type="float">
            <text:p>2686794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7298895" calcext:value-type="float">
            <text:p>2729889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5376015" calcext:value-type="float">
            <text:p>2537601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6133021" calcext:value-type="float">
            <text:p>26133021</text:p>
          </table:table-cell>
          <table:table-cell table:formula="of:=AVERAGE([.B121:.B125])" office:value-type="float" office:value="26879093.4" calcext:value-type="float">
            <text:p>26879093.4</text:p>
          </table:table-cell>
          <table:table-cell table:formula="of:=STDEVP([.B121:.B125])" office:value-type="float" office:value="1129571.07656749" calcext:value-type="float">
            <text:p>1129571.07656749</text:p>
          </table:table-cell>
          <table:table-cell table:formula="of:=[.D125]/[.C125]" office:value-type="float" office:value="0.042024150880308" calcext:value-type="float">
            <text:p>0.042024150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8803192" calcext:value-type="float">
            <text:p>188031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8716272" calcext:value-type="float">
            <text:p>187162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957788" calcext:value-type="float">
            <text:p>1895778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076619" calcext:value-type="float">
            <text:p>1907661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792706" calcext:value-type="float">
            <text:p>18792706</text:p>
          </table:table-cell>
          <table:table-cell table:formula="of:=AVERAGE([.B126:.B130])" office:value-type="float" office:value="18869315.4" calcext:value-type="float">
            <text:p>18869315.4</text:p>
          </table:table-cell>
          <table:table-cell table:formula="of:=STDEVP([.B126:.B130])" office:value-type="float" office:value="129973.666566116" calcext:value-type="float">
            <text:p>129973.666566116</text:p>
          </table:table-cell>
          <table:table-cell table:formula="of:=[.D130]/[.C130]" office:value-type="float" office:value="0.00688809656370026" calcext:value-type="float">
            <text:p>0.006888096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8562661" calcext:value-type="float">
            <text:p>1856266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9746452" calcext:value-type="float">
            <text:p>1974645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509026" calcext:value-type="float">
            <text:p>1850902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524543" calcext:value-type="float">
            <text:p>195245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522091" calcext:value-type="float">
            <text:p>18522091</text:p>
          </table:table-cell>
          <table:table-cell table:formula="of:=AVERAGE([.B131:.B135])" office:value-type="float" office:value="18972954.6" calcext:value-type="float">
            <text:p>18972954.6</text:p>
          </table:table-cell>
          <table:table-cell table:formula="of:=STDEVP([.B131:.B135])" office:value-type="float" office:value="545783.209841637" calcext:value-type="float">
            <text:p>545783.209841637</text:p>
          </table:table-cell>
          <table:table-cell table:formula="of:=[.D135]/[.C135]" office:value-type="float" office:value="0.0287663793725431" calcext:value-type="float">
            <text:p>0.028766379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654217" calcext:value-type="float">
            <text:p>2865421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0231465" calcext:value-type="float">
            <text:p>302314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7410468" calcext:value-type="float">
            <text:p>274104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083905" calcext:value-type="float">
            <text:p>2808390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753337" calcext:value-type="float">
            <text:p>28753337</text:p>
          </table:table-cell>
          <table:table-cell table:formula="of:=AVERAGE([.B136:.B140])" office:value-type="float" office:value="28626678.4" calcext:value-type="float">
            <text:p>28626678.4</text:p>
          </table:table-cell>
          <table:table-cell table:formula="of:=STDEVP([.B136:.B140])" office:value-type="float" office:value="934442.240890169" calcext:value-type="float">
            <text:p>934442.240890169</text:p>
          </table:table-cell>
          <table:table-cell table:formula="of:=[.D140]/[.C140]" office:value-type="float" office:value="0.0326423564701858" calcext:value-type="float">
            <text:p>0.03264235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476501" calcext:value-type="float">
            <text:p>2847650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327668" calcext:value-type="float">
            <text:p>283276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894163" calcext:value-type="float">
            <text:p>298941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898517" calcext:value-type="float">
            <text:p>3089851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322671" calcext:value-type="float">
            <text:p>29322671</text:p>
          </table:table-cell>
          <table:table-cell table:formula="of:=AVERAGE([.B141:.B145])" office:value-type="float" office:value="29383904" calcext:value-type="float">
            <text:p>29383904</text:p>
          </table:table-cell>
          <table:table-cell table:formula="of:=STDEVP([.B141:.B145])" office:value-type="float" office:value="948386.098510939" calcext:value-type="float">
            <text:p>948386.098510939</text:p>
          </table:table-cell>
          <table:table-cell table:formula="of:=[.D145]/[.C145]" office:value-type="float" office:value="0.0322757009589651" calcext:value-type="float">
            <text:p>0.03227570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7714635" calcext:value-type="float">
            <text:p>277146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83209" calcext:value-type="float">
            <text:p>289832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04919" calcext:value-type="float">
            <text:p>2950491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207307" calcext:value-type="float">
            <text:p>2920730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653766" calcext:value-type="float">
            <text:p>28653766</text:p>
          </table:table-cell>
          <table:table-cell table:formula="of:=AVERAGE([.B146:.B150])" office:value-type="float" office:value="28812767.2" calcext:value-type="float">
            <text:p>28812767.2</text:p>
          </table:table-cell>
          <table:table-cell table:formula="of:=STDEVP([.B146:.B150])" office:value-type="float" office:value="615623.567692596" calcext:value-type="float">
            <text:p>615623.567692596</text:p>
          </table:table-cell>
          <table:table-cell table:formula="of:=[.D150]/[.C150]" office:value-type="float" office:value="0.0213663465025531" calcext:value-type="float">
            <text:p>0.02136634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37391" calcext:value-type="float">
            <text:p>3313739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590464" calcext:value-type="float">
            <text:p>3259046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81371" calcext:value-type="float">
            <text:p>3268137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04623" calcext:value-type="float">
            <text:p>3290462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32512" calcext:value-type="float">
            <text:p>32532512</text:p>
          </table:table-cell>
          <table:table-cell table:formula="of:=AVERAGE([.B151:.B155])" office:value-type="float" office:value="32769272.2" calcext:value-type="float">
            <text:p>32769272.2</text:p>
          </table:table-cell>
          <table:table-cell table:formula="of:=STDEVP([.B151:.B155])" office:value-type="float" office:value="223421.429422873" calcext:value-type="float">
            <text:p>223421.429422873</text:p>
          </table:table-cell>
          <table:table-cell table:formula="of:=[.D155]/[.C155]" office:value-type="float" office:value="0.00681801622139394" calcext:value-type="float">
            <text:p>0.006818016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325207" calcext:value-type="float">
            <text:p>3232520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38733" calcext:value-type="float">
            <text:p>3283873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731591" calcext:value-type="float">
            <text:p>3273159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54856" calcext:value-type="float">
            <text:p>329548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24503" calcext:value-type="float">
            <text:p>32524503</text:p>
          </table:table-cell>
          <table:table-cell table:formula="of:=AVERAGE([.B156:.B160])" office:value-type="float" office:value="32674978" calcext:value-type="float">
            <text:p>32674978</text:p>
          </table:table-cell>
          <table:table-cell table:formula="of:=STDEVP([.B156:.B160])" office:value-type="float" office:value="225093.271664881" calcext:value-type="float">
            <text:p>225093.271664881</text:p>
          </table:table-cell>
          <table:table-cell table:formula="of:=[.D160]/[.C160]" office:value-type="float" office:value="0.00688885763488138" calcext:value-type="float">
            <text:p>0.006888857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246294" calcext:value-type="float">
            <text:p>322462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59441" calcext:value-type="float">
            <text:p>3285944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621331" calcext:value-type="float">
            <text:p>326213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760195" calcext:value-type="float">
            <text:p>3276019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577529" calcext:value-type="float">
            <text:p>32577529</text:p>
          </table:table-cell>
          <table:table-cell table:formula="of:=AVERAGE([.B161:.B165])" office:value-type="float" office:value="32612958" calcext:value-type="float">
            <text:p>32612958</text:p>
          </table:table-cell>
          <table:table-cell table:formula="of:=STDEVP([.B161:.B165])" office:value-type="float" office:value="208902.088799514" calcext:value-type="float">
            <text:p>208902.088799514</text:p>
          </table:table-cell>
          <table:table-cell table:formula="of:=[.D165]/[.C165]" office:value-type="float" office:value="0.00640549344832548" calcext:value-type="float">
            <text:p>0.006405493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247600" calcext:value-type="float">
            <text:p>3324760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77698" calcext:value-type="float">
            <text:p>331776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015887" calcext:value-type="float">
            <text:p>3301588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595737" calcext:value-type="float">
            <text:p>3359573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2948668" calcext:value-type="float">
            <text:p>32948668</text:p>
          </table:table-cell>
          <table:table-cell table:formula="of:=AVERAGE([.B166:.B170])" office:value-type="float" office:value="33197118" calcext:value-type="float">
            <text:p>33197118</text:p>
          </table:table-cell>
          <table:table-cell table:formula="of:=STDEVP([.B166:.B170])" office:value-type="float" office:value="226448.560934266" calcext:value-type="float">
            <text:p>226448.560934266</text:p>
          </table:table-cell>
          <table:table-cell table:formula="of:=[.D170]/[.C170]" office:value-type="float" office:value="0.00682133192809888" calcext:value-type="float">
            <text:p>0.006821331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174514" calcext:value-type="float">
            <text:p>331745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2898332" calcext:value-type="float">
            <text:p>3289833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81379" calcext:value-type="float">
            <text:p>329813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956238" calcext:value-type="float">
            <text:p>3295623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370856" calcext:value-type="float">
            <text:p>33370856</text:p>
          </table:table-cell>
          <table:table-cell table:formula="of:=AVERAGE([.B171:.B175])" office:value-type="float" office:value="33076263.8" calcext:value-type="float">
            <text:p>33076263.8</text:p>
          </table:table-cell>
          <table:table-cell table:formula="of:=STDEVP([.B171:.B175])" office:value-type="float" office:value="174072.806313221" calcext:value-type="float">
            <text:p>174072.806313221</text:p>
          </table:table-cell>
          <table:table-cell table:formula="of:=[.D175]/[.C175]" office:value-type="float" office:value="0.00526277113297242" calcext:value-type="float">
            <text:p>0.005262771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170262" calcext:value-type="float">
            <text:p>351702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025315" calcext:value-type="float">
            <text:p>340253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2904278" calcext:value-type="float">
            <text:p>3290427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2831010" calcext:value-type="float">
            <text:p>3283101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535993" calcext:value-type="float">
            <text:p>33535993</text:p>
          </table:table-cell>
          <table:table-cell table:formula="of:=AVERAGE([.B176:.B180])" office:value-type="float" office:value="33693371.6" calcext:value-type="float">
            <text:p>33693371.6</text:p>
          </table:table-cell>
          <table:table-cell table:formula="of:=STDEVP([.B176:.B180])" office:value-type="float" office:value="858195.308408197" calcext:value-type="float">
            <text:p>858195.308408197</text:p>
          </table:table-cell>
          <table:table-cell table:formula="of:=[.D180]/[.C180]" office:value-type="float" office:value="0.02547074595551" calcext:value-type="float">
            <text:p>0.0254707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2838865" calcext:value-type="float">
            <text:p>328388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187595" calcext:value-type="float">
            <text:p>3318759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35714" calcext:value-type="float">
            <text:p>3363571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967359" calcext:value-type="float">
            <text:p>3396735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359659" calcext:value-type="float">
            <text:p>35359659</text:p>
          </table:table-cell>
          <table:table-cell table:formula="of:=AVERAGE([.B181:.B185])" office:value-type="float" office:value="33797838.4" calcext:value-type="float">
            <text:p>33797838.4</text:p>
          </table:table-cell>
          <table:table-cell table:formula="of:=STDEVP([.B181:.B185])" office:value-type="float" office:value="870210.564246976" calcext:value-type="float">
            <text:p>870210.564246976</text:p>
          </table:table-cell>
          <table:table-cell table:formula="of:=[.D185]/[.C185]" office:value-type="float" office:value="0.0257475213044091" calcext:value-type="float">
            <text:p>0.025747521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545240" calcext:value-type="float">
            <text:p>3354524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3610998" calcext:value-type="float">
            <text:p>336109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652146" calcext:value-type="float">
            <text:p>3365214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660716" calcext:value-type="float">
            <text:p>3366071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481795" calcext:value-type="float">
            <text:p>34481795</text:p>
          </table:table-cell>
          <table:table-cell table:formula="of:=AVERAGE([.B186:.B190])" office:value-type="float" office:value="33790179" calcext:value-type="float">
            <text:p>33790179</text:p>
          </table:table-cell>
          <table:table-cell table:formula="of:=STDEVP([.B186:.B190])" office:value-type="float" office:value="348208.964099433" calcext:value-type="float">
            <text:p>348208.964099433</text:p>
          </table:table-cell>
          <table:table-cell table:formula="of:=[.D190]/[.C190]" office:value-type="float" office:value="0.0103050346107794" calcext:value-type="float">
            <text:p>0.010305034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4216394" calcext:value-type="float">
            <text:p>3421639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66884" calcext:value-type="float">
            <text:p>342668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597903" calcext:value-type="float">
            <text:p>345979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84881" calcext:value-type="float">
            <text:p>3388488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100831" calcext:value-type="float">
            <text:p>34100831</text:p>
          </table:table-cell>
          <table:table-cell table:formula="of:=AVERAGE([.B191:.B195])" office:value-type="float" office:value="34213378.6" calcext:value-type="float">
            <text:p>34213378.6</text:p>
          </table:table-cell>
          <table:table-cell table:formula="of:=STDEVP([.B191:.B195])" office:value-type="float" office:value="232941.439049904" calcext:value-type="float">
            <text:p>232941.439049904</text:p>
          </table:table-cell>
          <table:table-cell table:formula="of:=[.D195]/[.C195]" office:value-type="float" office:value="0.00680848979498048" calcext:value-type="float">
            <text:p>0.006808489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985925" calcext:value-type="float">
            <text:p>3398592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225563" calcext:value-type="float">
            <text:p>342255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4690118" calcext:value-type="float">
            <text:p>3469011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598329" calcext:value-type="float">
            <text:p>3459832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4673625" calcext:value-type="float">
            <text:p>34673625</text:p>
          </table:table-cell>
          <table:table-cell table:formula="of:=AVERAGE([.B196:.B200])" office:value-type="float" office:value="34434712" calcext:value-type="float">
            <text:p>34434712</text:p>
          </table:table-cell>
          <table:table-cell table:formula="of:=STDEVP([.B196:.B200])" office:value-type="float" office:value="280797.166888842" calcext:value-type="float">
            <text:p>280797.166888842</text:p>
          </table:table-cell>
          <table:table-cell table:formula="of:=[.D200]/[.C200]" office:value-type="float" office:value="0.00815447990065494" calcext:value-type="float">
            <text:p>0.008154479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6539064" calcext:value-type="float">
            <text:p>3653906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552865" calcext:value-type="float">
            <text:p>355528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6729792" calcext:value-type="float">
            <text:p>3672979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6499343" calcext:value-type="float">
            <text:p>3649934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6804424" calcext:value-type="float">
            <text:p>36804424</text:p>
          </table:table-cell>
          <table:table-cell table:formula="of:=AVERAGE([.B201:.B205])" office:value-type="float" office:value="36425097.6" calcext:value-type="float">
            <text:p>36425097.6</text:p>
          </table:table-cell>
          <table:table-cell table:formula="of:=STDEVP([.B201:.B205])" office:value-type="float" office:value="450781.016321939" calcext:value-type="float">
            <text:p>450781.016321939</text:p>
          </table:table-cell>
          <table:table-cell table:formula="of:=[.D205]/[.C205]" office:value-type="float" office:value="0.0123755609737045" calcext:value-type="float">
            <text:p>0.01237556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212935" calcext:value-type="float">
            <text:p>352129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688863" calcext:value-type="float">
            <text:p>3568886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5053125" calcext:value-type="float">
            <text:p>3505312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4756183" calcext:value-type="float">
            <text:p>3475618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523087" calcext:value-type="float">
            <text:p>35523087</text:p>
          </table:table-cell>
          <table:table-cell table:formula="of:=AVERAGE([.B206:.B210])" office:value-type="float" office:value="35246838.6" calcext:value-type="float">
            <text:p>35246838.6</text:p>
          </table:table-cell>
          <table:table-cell table:formula="of:=STDEVP([.B206:.B210])" office:value-type="float" office:value="331998.819102478" calcext:value-type="float">
            <text:p>331998.819102478</text:p>
          </table:table-cell>
          <table:table-cell table:formula="of:=[.D210]/[.C210]" office:value-type="float" office:value="0.00941925098219952" calcext:value-type="float">
            <text:p>0.00941925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101709" calcext:value-type="float">
            <text:p>351017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683602" calcext:value-type="float">
            <text:p>3568360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6069975" calcext:value-type="float">
            <text:p>3606997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5541257" calcext:value-type="float">
            <text:p>3554125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5573376" calcext:value-type="float">
            <text:p>35573376</text:p>
          </table:table-cell>
          <table:table-cell table:formula="of:=AVERAGE([.B211:.B215])" office:value-type="float" office:value="35593983.8" calcext:value-type="float">
            <text:p>35593983.8</text:p>
          </table:table-cell>
          <table:table-cell table:formula="of:=STDEVP([.B211:.B215])" office:value-type="float" office:value="309883.307011785" calcext:value-type="float">
            <text:p>309883.307011785</text:p>
          </table:table-cell>
          <table:table-cell table:formula="of:=[.D215]/[.C215]" office:value-type="float" office:value="0.00870605855059654" calcext:value-type="float">
            <text:p>0.008706058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5286362" calcext:value-type="float">
            <text:p>352863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4745738" calcext:value-type="float">
            <text:p>3474573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1813509" calcext:value-type="float">
            <text:p>3181350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443059" calcext:value-type="float">
            <text:p>2944305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069745" calcext:value-type="float">
            <text:p>29069745</text:p>
          </table:table-cell>
          <table:table-cell table:formula="of:=AVERAGE([.B216:.B220])" office:value-type="float" office:value="32071682.6" calcext:value-type="float">
            <text:p>32071682.6</text:p>
          </table:table-cell>
          <table:table-cell table:formula="of:=STDEVP([.B216:.B220])" office:value-type="float" office:value="2587380.17769176" calcext:value-type="float">
            <text:p>2587380.17769176</text:p>
          </table:table-cell>
          <table:table-cell table:formula="of:=[.D220]/[.C220]" office:value-type="float" office:value="0.0806749121947147" calcext:value-type="float">
            <text:p>0.080674912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234365" calcext:value-type="float">
            <text:p>292343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333531" calcext:value-type="float">
            <text:p>293335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17962" calcext:value-type="float">
            <text:p>290179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61038" calcext:value-type="float">
            <text:p>28761038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62021" calcext:value-type="float">
            <text:p>28562021</text:p>
          </table:table-cell>
          <table:table-cell table:formula="of:=AVERAGE([.B221:.B225])" office:value-type="float" office:value="28981783.4" calcext:value-type="float">
            <text:p>28981783.4</text:p>
          </table:table-cell>
          <table:table-cell table:formula="of:=STDEVP([.B221:.B225])" office:value-type="float" office:value="287667.076300782" calcext:value-type="float">
            <text:p>287667.076300782</text:p>
          </table:table-cell>
          <table:table-cell table:formula="of:=[.D225]/[.C225]" office:value-type="float" office:value="0.00992578932533124" calcext:value-type="float">
            <text:p>0.009925789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918085" calcext:value-type="float">
            <text:p>289180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63847" calcext:value-type="float">
            <text:p>289638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348568" calcext:value-type="float">
            <text:p>293485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357394" calcext:value-type="float">
            <text:p>293573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643554" calcext:value-type="float">
            <text:p>28643554</text:p>
          </table:table-cell>
          <table:table-cell table:formula="of:=AVERAGE([.B226:.B230])" office:value-type="float" office:value="29046289.6" calcext:value-type="float">
            <text:p>29046289.6</text:p>
          </table:table-cell>
          <table:table-cell table:formula="of:=STDEVP([.B226:.B230])" office:value-type="float" office:value="273344.963029941" calcext:value-type="float">
            <text:p>273344.963029941</text:p>
          </table:table-cell>
          <table:table-cell table:formula="of:=[.D230]/[.C230]" office:value-type="float" office:value="0.00941066713835771" calcext:value-type="float">
            <text:p>0.009410667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1067734" calcext:value-type="float">
            <text:p>3106773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789162" calcext:value-type="float">
            <text:p>2978916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19772" calcext:value-type="float">
            <text:p>2911977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155566" calcext:value-type="float">
            <text:p>2815556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158018" calcext:value-type="float">
            <text:p>28158018</text:p>
          </table:table-cell>
          <table:table-cell table:formula="of:=AVERAGE([.B231:.B235])" office:value-type="float" office:value="29258050.4" calcext:value-type="float">
            <text:p>29258050.4</text:p>
          </table:table-cell>
          <table:table-cell table:formula="of:=STDEVP([.B231:.B235])" office:value-type="float" office:value="1095600.13809448" calcext:value-type="float">
            <text:p>1095600.13809448</text:p>
          </table:table-cell>
          <table:table-cell table:formula="of:=[.D235]/[.C235]" office:value-type="float" office:value="0.0374461087842845" calcext:value-type="float">
            <text:p>0.037446108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241188" calcext:value-type="float">
            <text:p>2824118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713236" calcext:value-type="float">
            <text:p>2871323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063996" calcext:value-type="float">
            <text:p>2806399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36392" calcext:value-type="float">
            <text:p>2873639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174820" calcext:value-type="float">
            <text:p>29174820</text:p>
          </table:table-cell>
          <table:table-cell table:formula="of:=AVERAGE([.B236:.B240])" office:value-type="float" office:value="28585926.4" calcext:value-type="float">
            <text:p>28585926.4</text:p>
          </table:table-cell>
          <table:table-cell table:formula="of:=STDEVP([.B236:.B240])" office:value-type="float" office:value="394182.49835202" calcext:value-type="float">
            <text:p>394182.49835202</text:p>
          </table:table-cell>
          <table:table-cell table:formula="of:=[.D240]/[.C240]" office:value-type="float" office:value="0.0137893903746992" calcext:value-type="float">
            <text:p>0.013789390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3726190" calcext:value-type="float">
            <text:p>337261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35152700" calcext:value-type="float">
            <text:p>3515270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3035231" calcext:value-type="float">
            <text:p>330352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3875704" calcext:value-type="float">
            <text:p>3387570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33750923" calcext:value-type="float">
            <text:p>33750923</text:p>
          </table:table-cell>
          <table:table-cell table:formula="of:=AVERAGE([.B241:.B245])" office:value-type="float" office:value="33908149.6" calcext:value-type="float">
            <text:p>33908149.6</text:p>
          </table:table-cell>
          <table:table-cell table:formula="of:=STDEVP([.B241:.B245])" office:value-type="float" office:value="688443.868024867" calcext:value-type="float">
            <text:p>688443.868024867</text:p>
          </table:table-cell>
          <table:table-cell table:formula="of:=[.D245]/[.C245]" office:value-type="float" office:value="0.0203031977900931" calcext:value-type="float">
            <text:p>0.020303197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036510" calcext:value-type="float">
            <text:p>280365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32203" calcext:value-type="float">
            <text:p>289322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65303" calcext:value-type="float">
            <text:p>2906530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40171" calcext:value-type="float">
            <text:p>2914017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18218" calcext:value-type="float">
            <text:p>28518218</text:p>
          </table:table-cell>
          <table:table-cell table:formula="of:=AVERAGE([.B246:.B250])" office:value-type="float" office:value="28738481" calcext:value-type="float">
            <text:p>28738481</text:p>
          </table:table-cell>
          <table:table-cell table:formula="of:=STDEVP([.B246:.B250])" office:value-type="float" office:value="411576.180816626" calcext:value-type="float">
            <text:p>411576.180816626</text:p>
          </table:table-cell>
          <table:table-cell table:formula="of:=[.D250]/[.C250]" office:value-type="float" office:value="0.0143214312829069" calcext:value-type="float">
            <text:p>0.0143214313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123780" calcext:value-type="float">
            <text:p>291237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232912" calcext:value-type="float">
            <text:p>2923291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21537" calcext:value-type="float">
            <text:p>2952153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629686" calcext:value-type="float">
            <text:p>2962968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38170" calcext:value-type="float">
            <text:p>29738170</text:p>
          </table:table-cell>
          <table:table-cell table:formula="of:=AVERAGE([.B251:.B255])" office:value-type="float" office:value="29449217" calcext:value-type="float">
            <text:p>29449217</text:p>
          </table:table-cell>
          <table:table-cell table:formula="of:=STDEVP([.B251:.B255])" office:value-type="float" office:value="234089.800104148" calcext:value-type="float">
            <text:p>234089.800104148</text:p>
          </table:table-cell>
          <table:table-cell table:formula="of:=[.D255]/[.C255]" office:value-type="float" office:value="0.00794893120941545" calcext:value-type="float">
            <text:p>0.007948931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395247" calcext:value-type="float">
            <text:p>2939524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7808198" calcext:value-type="float">
            <text:p>278081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876558" calcext:value-type="float">
            <text:p>288765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271394" calcext:value-type="float">
            <text:p>29271394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963918" calcext:value-type="float">
            <text:p>28963918</text:p>
          </table:table-cell>
          <table:table-cell table:formula="of:=AVERAGE([.B256:.B260])" office:value-type="float" office:value="28863063" calcext:value-type="float">
            <text:p>28863063</text:p>
          </table:table-cell>
          <table:table-cell table:formula="of:=STDEVP([.B256:.B260])" office:value-type="float" office:value="560900.709518539" calcext:value-type="float">
            <text:p>560900.709518539</text:p>
          </table:table-cell>
          <table:table-cell table:formula="of:=[.D260]/[.C260]" office:value-type="float" office:value="0.0194331665186934" calcext:value-type="float">
            <text:p>0.019433166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685731" calcext:value-type="float">
            <text:p>28685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867922" calcext:value-type="float">
            <text:p>2886792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22213" calcext:value-type="float">
            <text:p>2912221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773870" calcext:value-type="float">
            <text:p>28773870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299225" calcext:value-type="float">
            <text:p>29299225</text:p>
          </table:table-cell>
          <table:table-cell table:formula="of:=AVERAGE([.B261:.B265])" office:value-type="float" office:value="28949792.2" calcext:value-type="float">
            <text:p>28949792.2</text:p>
          </table:table-cell>
          <table:table-cell table:formula="of:=STDEVP([.B261:.B265])" office:value-type="float" office:value="227689.209860634" calcext:value-type="float">
            <text:p>227689.209860634</text:p>
          </table:table-cell>
          <table:table-cell table:formula="of:=[.D265]/[.C265]" office:value-type="float" office:value="0.0078649687116108" calcext:value-type="float">
            <text:p>0.007864968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422568" calcext:value-type="float">
            <text:p>2942256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449731" calcext:value-type="float">
            <text:p>29449731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527158" calcext:value-type="float">
            <text:p>285271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49042" calcext:value-type="float">
            <text:p>2914904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421653" calcext:value-type="float">
            <text:p>28421653</text:p>
          </table:table-cell>
          <table:table-cell table:formula="of:=AVERAGE([.B266:.B270])" office:value-type="float" office:value="28994030.4" calcext:value-type="float">
            <text:p>28994030.4</text:p>
          </table:table-cell>
          <table:table-cell table:formula="of:=STDEVP([.B266:.B270])" office:value-type="float" office:value="438388.37427587" calcext:value-type="float">
            <text:p>438388.37427587</text:p>
          </table:table-cell>
          <table:table-cell table:formula="of:=[.D270]/[.C270]" office:value-type="float" office:value="0.0151199529085087" calcext:value-type="float">
            <text:p>0.015119952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070522" calcext:value-type="float">
            <text:p>29070522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157513" calcext:value-type="float">
            <text:p>2915751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038984" calcext:value-type="float">
            <text:p>2903898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030467" calcext:value-type="float">
            <text:p>2903046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986758" calcext:value-type="float">
            <text:p>28986758</text:p>
          </table:table-cell>
          <table:table-cell table:formula="of:=AVERAGE([.B271:.B275])" office:value-type="float" office:value="29056848.8" calcext:value-type="float">
            <text:p>29056848.8</text:p>
          </table:table-cell>
          <table:table-cell table:formula="of:=STDEVP([.B271:.B275])" office:value-type="float" office:value="57005.4528177788" calcext:value-type="float">
            <text:p>57005.4528177788</text:p>
          </table:table-cell>
          <table:table-cell table:formula="of:=[.D275]/[.C275]" office:value-type="float" office:value="0.00196185942977336" calcext:value-type="float">
            <text:p>0.0019618594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599974" calcext:value-type="float">
            <text:p>2959997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882379" calcext:value-type="float">
            <text:p>298823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134890" calcext:value-type="float">
            <text:p>2913489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30147019" calcext:value-type="float">
            <text:p>30147019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617440" calcext:value-type="float">
            <text:p>29617440</text:p>
          </table:table-cell>
          <table:table-cell table:formula="of:=AVERAGE([.B276:.B280])" office:value-type="float" office:value="29676340.4" calcext:value-type="float">
            <text:p>29676340.4</text:p>
          </table:table-cell>
          <table:table-cell table:formula="of:=STDEVP([.B276:.B280])" office:value-type="float" office:value="336588.73095135" calcext:value-type="float">
            <text:p>336588.73095135</text:p>
          </table:table-cell>
          <table:table-cell table:formula="of:=[.D280]/[.C280]" office:value-type="float" office:value="0.0113419891541394" calcext:value-type="float">
            <text:p>0.0113419892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6330569" calcext:value-type="float">
            <text:p>263305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5839154" calcext:value-type="float">
            <text:p>2583915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30232169" calcext:value-type="float">
            <text:p>3023216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6101947" calcext:value-type="float">
            <text:p>2610194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6719340" calcext:value-type="float">
            <text:p>26719340</text:p>
          </table:table-cell>
          <table:table-cell table:formula="of:=AVERAGE([.B281:.B285])" office:value-type="float" office:value="27044635.8" calcext:value-type="float">
            <text:p>27044635.8</text:p>
          </table:table-cell>
          <table:table-cell table:formula="of:=STDEVP([.B281:.B285])" office:value-type="float" office:value="1619748.44943521" calcext:value-type="float">
            <text:p>1619748.44943521</text:p>
          </table:table-cell>
          <table:table-cell table:formula="of:=[.D285]/[.C285]" office:value-type="float" office:value="0.0598916717316344" calcext:value-type="float">
            <text:p>0.0598916717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7634965" calcext:value-type="float">
            <text:p>1763496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18837785" calcext:value-type="float">
            <text:p>1883778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8030767" calcext:value-type="float">
            <text:p>1803076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7749431" calcext:value-type="float">
            <text:p>17749431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8029752" calcext:value-type="float">
            <text:p>18029752</text:p>
          </table:table-cell>
          <table:table-cell table:formula="of:=AVERAGE([.B286:.B290])" office:value-type="float" office:value="18056540" calcext:value-type="float">
            <text:p>18056540</text:p>
          </table:table-cell>
          <table:table-cell table:formula="of:=STDEVP([.B286:.B290])" office:value-type="float" office:value="420420.506874724" calcext:value-type="float">
            <text:p>420420.506874724</text:p>
          </table:table-cell>
          <table:table-cell table:formula="of:=[.D290]/[.C290]" office:value-type="float" office:value="0.023283558581806" calcext:value-type="float">
            <text:p>0.0232835586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19614510" calcext:value-type="float">
            <text:p>196145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6884279" calcext:value-type="float">
            <text:p>2688427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19479987" calcext:value-type="float">
            <text:p>19479987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19332282" calcext:value-type="float">
            <text:p>19332282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19757437" calcext:value-type="float">
            <text:p>19757437</text:p>
          </table:table-cell>
          <table:table-cell table:formula="of:=AVERAGE([.B291:.B295])" office:value-type="float" office:value="21013699" calcext:value-type="float">
            <text:p>21013699</text:p>
          </table:table-cell>
          <table:table-cell table:formula="of:=STDEVP([.B291:.B295])" office:value-type="float" office:value="2938675.52593334" calcext:value-type="float">
            <text:p>2938675.52593334</text:p>
          </table:table-cell>
          <table:table-cell table:formula="of:=[.D295]/[.C295]" office:value-type="float" office:value="0.139845703792242" calcext:value-type="float">
            <text:p>0.139845703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30193554" calcext:value-type="float">
            <text:p>30193554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7988108" calcext:value-type="float">
            <text:p>2798810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746610" calcext:value-type="float">
            <text:p>2974661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699625" calcext:value-type="float">
            <text:p>29699625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502983" calcext:value-type="float">
            <text:p>28502983</text:p>
          </table:table-cell>
          <table:table-cell table:formula="of:=AVERAGE([.B296:.B300])" office:value-type="float" office:value="29226176" calcext:value-type="float">
            <text:p>29226176</text:p>
          </table:table-cell>
          <table:table-cell table:formula="of:=STDEVP([.B296:.B300])" office:value-type="float" office:value="835062.415237807" calcext:value-type="float">
            <text:p>835062.415237807</text:p>
          </table:table-cell>
          <table:table-cell table:formula="of:=[.D300]/[.C300]" office:value-type="float" office:value="0.0285724145108073" calcext:value-type="float">
            <text:p>0.0285724145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588793" calcext:value-type="float">
            <text:p>29588793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432015" calcext:value-type="float">
            <text:p>2943201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207298" calcext:value-type="float">
            <text:p>2920729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527453" calcext:value-type="float">
            <text:p>2852745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205961" calcext:value-type="float">
            <text:p>28205961</text:p>
          </table:table-cell>
          <table:table-cell table:formula="of:=AVERAGE([.B301:.B305])" office:value-type="float" office:value="28992304" calcext:value-type="float">
            <text:p>28992304</text:p>
          </table:table-cell>
          <table:table-cell table:formula="of:=STDEVP([.B301:.B305])" office:value-type="float" office:value="534750.23637732" calcext:value-type="float">
            <text:p>534750.23637732</text:p>
          </table:table-cell>
          <table:table-cell table:formula="of:=[.D305]/[.C305]" office:value-type="float" office:value="0.0184445581274714" calcext:value-type="float">
            <text:p>0.0184445581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362666" calcext:value-type="float">
            <text:p>2836266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8914455" calcext:value-type="float">
            <text:p>2891445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8271635" calcext:value-type="float">
            <text:p>2827163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101163" calcext:value-type="float">
            <text:p>29101163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31898" calcext:value-type="float">
            <text:p>29731898</text:p>
          </table:table-cell>
          <table:table-cell table:formula="of:=AVERAGE([.B306:.B310])" office:value-type="float" office:value="28876363.4" calcext:value-type="float">
            <text:p>28876363.4</text:p>
          </table:table-cell>
          <table:table-cell table:formula="of:=STDEVP([.B306:.B310])" office:value-type="float" office:value="531696.668878262" calcext:value-type="float">
            <text:p>531696.668878262</text:p>
          </table:table-cell>
          <table:table-cell table:formula="of:=[.D310]/[.C310]" office:value-type="float" office:value="0.0184128680441202" calcext:value-type="float">
            <text:p>0.018412868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9332048" calcext:value-type="float">
            <text:p>2933204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082355" calcext:value-type="float">
            <text:p>29082355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313480" calcext:value-type="float">
            <text:p>29313480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9721037" calcext:value-type="float">
            <text:p>29721037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8882038" calcext:value-type="float">
            <text:p>28882038</text:p>
          </table:table-cell>
          <table:table-cell table:formula="of:=AVERAGE([.B311:.B315])" office:value-type="float" office:value="29266191.6" calcext:value-type="float">
            <text:p>29266191.6</text:p>
          </table:table-cell>
          <table:table-cell table:formula="of:=STDEVP([.B311:.B315])" office:value-type="float" office:value="281007.999882281" calcext:value-type="float">
            <text:p>281007.999882281</text:p>
          </table:table-cell>
          <table:table-cell table:formula="of:=[.D315]/[.C315]" office:value-type="float" office:value="0.00960179594677023" calcext:value-type="float">
            <text:p>0.0096017959</text:p>
          </table:table-cell>
        </table:table-row>
        <table:table-row table:style-name="ro1" table:visibility="filter">
          <table:table-cell table:formula="of:=MOD(ROW();5)" office:value-type="float" office:value="1" calcext:value-type="float">
            <text:p>1</text:p>
          </table:table-cell>
          <table:table-cell office:value-type="float" office:value="28757158" calcext:value-type="float">
            <text:p>28757158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2" calcext:value-type="float">
            <text:p>2</text:p>
          </table:table-cell>
          <table:table-cell office:value-type="float" office:value="29132366" calcext:value-type="float">
            <text:p>29132366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3" calcext:value-type="float">
            <text:p>3</text:p>
          </table:table-cell>
          <table:table-cell office:value-type="float" office:value="29537159" calcext:value-type="float">
            <text:p>29537159</text:p>
          </table:table-cell>
          <table:table-cell table:number-columns-repeated="3"/>
        </table:table-row>
        <table:table-row table:style-name="ro1" table:visibility="filter">
          <table:table-cell table:formula="of:=MOD(ROW();5)" office:value-type="float" office:value="4" calcext:value-type="float">
            <text:p>4</text:p>
          </table:table-cell>
          <table:table-cell office:value-type="float" office:value="28634356" calcext:value-type="float">
            <text:p>28634356</text:p>
          </table:table-cell>
          <table:table-cell table:number-columns-repeated="3"/>
        </table:table-row>
        <table:table-row table:style-name="ro1">
          <table:table-cell table:formula="of:=MOD(ROW();5)" office:value-type="float" office:value="0" calcext:value-type="float">
            <text:p>0</text:p>
          </table:table-cell>
          <table:table-cell office:value-type="float" office:value="29761508" calcext:value-type="float">
            <text:p>29761508</text:p>
          </table:table-cell>
          <table:table-cell table:formula="of:=AVERAGE([.B316:.B320])" office:value-type="float" office:value="29164509.4" calcext:value-type="float">
            <text:p>29164509.4</text:p>
          </table:table-cell>
          <table:table-cell table:formula="of:=STDEVP([.B316:.B320])" office:value-type="float" office:value="434351.48015385" calcext:value-type="float">
            <text:p>434351.48015385</text:p>
          </table:table-cell>
          <table:table-cell table:formula="of:=[.D320]/[.C320]" office:value-type="float" office:value="0.0148931522967381" calcext:value-type="float">
            <text:p>0.0148931523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15.1941in" svg:y="0.2138in">
            <draw:object draw:notify-on-update-of-ranges="Sheet5.A2:Sheet5.A2 Sheet5.A3:Sheet5.A10 Sheet5.B2:Sheet5.B2 Sheet5.B3:Sheet5.B10 Sheet5.F2:Sheet5.F2 Sheet5.F3:Sheet5.F10 Sheet5.J2:Sheet5.J2 Sheet5.J3:Sheet5.J10 Sheet5.N2:Sheet5.N2 Sheet5.N3:Sheet5.N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5.2087in" svg:y="5.2913in">
            <draw:object draw:notify-on-update-of-ranges="Sheet5.A30:Sheet5.A30 Sheet5.A31:Sheet5.A38 Sheet5.B30:Sheet5.B30 Sheet5.B31:Sheet5.B38 Sheet5.F30:Sheet5.F30 Sheet5.F31:Sheet5.F38 Sheet5.J30:Sheet5.J30 Sheet5.J31:Sheet5.J38 Sheet5.N30:Sheet5.N30 Sheet5.N31:Sheet5.N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10M</text:p>
          </table:table-cell>
          <table:table-cell table:number-columns-repeated="3"/>
          <table:table-cell office:value-type="string" calcext:value-type="string">
            <text:p>100M</text:p>
          </table:table-cell>
          <table:table-cell table:number-columns-repeated="3"/>
          <table:table-cell office:value-type="string" calcext:value-type="string">
            <text:p>1000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70860.8" calcext:value-type="float">
            <text:p>31170860.8</text:p>
          </table:table-cell>
          <table:table-cell office:value-type="float" office:value="150085.144058165" calcext:value-type="float">
            <text:p>150085.144058165</text:p>
          </table:table-cell>
          <table:table-cell office:value-type="float" office:value="0.00481491817056796" calcext:value-type="float">
            <text:p>0.0048149182</text:p>
          </table:table-cell>
          <table:table-cell/>
          <table:table-cell office:value-type="float" office:value="34436387.6" calcext:value-type="float">
            <text:p>34436387.6</text:p>
          </table:table-cell>
          <table:table-cell office:value-type="float" office:value="1589834.24327577" calcext:value-type="float">
            <text:p>1589834.24327577</text:p>
          </table:table-cell>
          <table:table-cell office:value-type="float" office:value="0.0461672769438735" calcext:value-type="float">
            <text:p>0.0461672769</text:p>
          </table:table-cell>
          <table:table-cell/>
          <table:table-cell office:value-type="float" office:value="41303148.8" calcext:value-type="float">
            <text:p>41303148.8</text:p>
          </table:table-cell>
          <table:table-cell office:value-type="float" office:value="2947632.77511201" calcext:value-type="float">
            <text:p>2947632.77511201</text:p>
          </table:table-cell>
          <table:table-cell office:value-type="float" office:value="0.0713658125530617" calcext:value-type="float">
            <text:p>0.0713658126</text:p>
          </table:table-cell>
          <table:table-cell/>
          <table:table-cell office:value-type="float" office:value="26879093.4" calcext:value-type="float">
            <text:p>26879093.4</text:p>
          </table:table-cell>
          <table:table-cell office:value-type="float" office:value="1129571.07656749" calcext:value-type="float">
            <text:p>1129571.07656749</text:p>
          </table:table-cell>
          <table:table-cell office:value-type="float" office:value="0.042024150880308" calcext:value-type="float">
            <text:p>0.0420241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18053.6" calcext:value-type="float">
            <text:p>31418053.6</text:p>
          </table:table-cell>
          <table:table-cell office:value-type="float" office:value="314397.561911412" calcext:value-type="float">
            <text:p>314397.561911412</text:p>
          </table:table-cell>
          <table:table-cell office:value-type="float" office:value="0.0100069076816207" calcext:value-type="float">
            <text:p>0.0100069077</text:p>
          </table:table-cell>
          <table:table-cell/>
          <table:table-cell office:value-type="float" office:value="32826783.2" calcext:value-type="float">
            <text:p>32826783.2</text:p>
          </table:table-cell>
          <table:table-cell office:value-type="float" office:value="216318.200091809" calcext:value-type="float">
            <text:p>216318.200091809</text:p>
          </table:table-cell>
          <table:table-cell office:value-type="float" office:value="0.00658968619538113" calcext:value-type="float">
            <text:p>0.0065896862</text:p>
          </table:table-cell>
          <table:table-cell/>
          <table:table-cell office:value-type="float" office:value="34470318.6" calcext:value-type="float">
            <text:p>34470318.6</text:p>
          </table:table-cell>
          <table:table-cell office:value-type="float" office:value="434583.738564434" calcext:value-type="float">
            <text:p>434583.738564434</text:p>
          </table:table-cell>
          <table:table-cell office:value-type="float" office:value="0.0126074766992271" calcext:value-type="float">
            <text:p>0.0126074767</text:p>
          </table:table-cell>
          <table:table-cell/>
          <table:table-cell office:value-type="float" office:value="18869315.4" calcext:value-type="float">
            <text:p>18869315.4</text:p>
          </table:table-cell>
          <table:table-cell office:value-type="float" office:value="129973.666566116" calcext:value-type="float">
            <text:p>129973.666566116</text:p>
          </table:table-cell>
          <table:table-cell office:value-type="float" office:value="0.00688809656370026" calcext:value-type="float">
            <text:p>0.0068880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07494" calcext:value-type="float">
            <text:p>31307494</text:p>
          </table:table-cell>
          <table:table-cell office:value-type="float" office:value="297725.060218316" calcext:value-type="float">
            <text:p>297725.060218316</text:p>
          </table:table-cell>
          <table:table-cell office:value-type="float" office:value="0.00950970589400468" calcext:value-type="float">
            <text:p>0.0095097059</text:p>
          </table:table-cell>
          <table:table-cell/>
          <table:table-cell office:value-type="float" office:value="32831242.4" calcext:value-type="float">
            <text:p>32831242.4</text:p>
          </table:table-cell>
          <table:table-cell office:value-type="float" office:value="254876.564991448" calcext:value-type="float">
            <text:p>254876.564991448</text:p>
          </table:table-cell>
          <table:table-cell office:value-type="float" office:value="0.0077632324079045" calcext:value-type="float">
            <text:p>0.0077632324</text:p>
          </table:table-cell>
          <table:table-cell/>
          <table:table-cell office:value-type="float" office:value="34579499.4" calcext:value-type="float">
            <text:p>34579499.4</text:p>
          </table:table-cell>
          <table:table-cell office:value-type="float" office:value="223207.838703393" calcext:value-type="float">
            <text:p>223207.838703393</text:p>
          </table:table-cell>
          <table:table-cell office:value-type="float" office:value="0.00645491816181102" calcext:value-type="float">
            <text:p>0.0064549182</text:p>
          </table:table-cell>
          <table:table-cell/>
          <table:table-cell office:value-type="float" office:value="18972954.6" calcext:value-type="float">
            <text:p>18972954.6</text:p>
          </table:table-cell>
          <table:table-cell office:value-type="float" office:value="545783.209841637" calcext:value-type="float">
            <text:p>545783.209841637</text:p>
          </table:table-cell>
          <table:table-cell office:value-type="float" office:value="0.0287663793725431" calcext:value-type="float">
            <text:p>0.0287663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23363" calcext:value-type="float">
            <text:p>31523363</text:p>
          </table:table-cell>
          <table:table-cell office:value-type="float" office:value="498716.855053847" calcext:value-type="float">
            <text:p>498716.855053847</text:p>
          </table:table-cell>
          <table:table-cell office:value-type="float" office:value="0.015820547289128" calcext:value-type="float">
            <text:p>0.0158205473</text:p>
          </table:table-cell>
          <table:table-cell/>
          <table:table-cell office:value-type="float" office:value="33013983.4" calcext:value-type="float">
            <text:p>33013983.4</text:p>
          </table:table-cell>
          <table:table-cell office:value-type="float" office:value="635422.556829894" calcext:value-type="float">
            <text:p>635422.556829894</text:p>
          </table:table-cell>
          <table:table-cell office:value-type="float" office:value="0.0192470732516905" calcext:value-type="float">
            <text:p>0.0192470733</text:p>
          </table:table-cell>
          <table:table-cell/>
          <table:table-cell office:value-type="float" office:value="34617773" calcext:value-type="float">
            <text:p>34617773</text:p>
          </table:table-cell>
          <table:table-cell office:value-type="float" office:value="198174.097524374" calcext:value-type="float">
            <text:p>198174.097524374</text:p>
          </table:table-cell>
          <table:table-cell office:value-type="float" office:value="0.00572463449697858" calcext:value-type="float">
            <text:p>0.0057246345</text:p>
          </table:table-cell>
          <table:table-cell/>
          <table:table-cell office:value-type="float" office:value="28626678.4" calcext:value-type="float">
            <text:p>28626678.4</text:p>
          </table:table-cell>
          <table:table-cell office:value-type="float" office:value="934442.240890169" calcext:value-type="float">
            <text:p>934442.240890169</text:p>
          </table:table-cell>
          <table:table-cell office:value-type="float" office:value="0.0326423564701858" calcext:value-type="float">
            <text:p>0.032642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17021.6" calcext:value-type="float">
            <text:p>31517021.6</text:p>
          </table:table-cell>
          <table:table-cell office:value-type="float" office:value="526736.457183894" calcext:value-type="float">
            <text:p>526736.457183894</text:p>
          </table:table-cell>
          <table:table-cell office:value-type="float" office:value="0.0167127612459387" calcext:value-type="float">
            <text:p>0.0167127612</text:p>
          </table:table-cell>
          <table:table-cell/>
          <table:table-cell office:value-type="float" office:value="33315301" calcext:value-type="float">
            <text:p>33315301</text:p>
          </table:table-cell>
          <table:table-cell office:value-type="float" office:value="304373.219195119" calcext:value-type="float">
            <text:p>304373.219195119</text:p>
          </table:table-cell>
          <table:table-cell office:value-type="float" office:value="0.00913613895294295" calcext:value-type="float">
            <text:p>0.009136139</text:p>
          </table:table-cell>
          <table:table-cell/>
          <table:table-cell office:value-type="float" office:value="34678710.4" calcext:value-type="float">
            <text:p>34678710.4</text:p>
          </table:table-cell>
          <table:table-cell office:value-type="float" office:value="259759.486013966" calcext:value-type="float">
            <text:p>259759.486013966</text:p>
          </table:table-cell>
          <table:table-cell office:value-type="float" office:value="0.00749045979558589" calcext:value-type="float">
            <text:p>0.0074904598</text:p>
          </table:table-cell>
          <table:table-cell/>
          <table:table-cell office:value-type="float" office:value="29383904" calcext:value-type="float">
            <text:p>29383904</text:p>
          </table:table-cell>
          <table:table-cell office:value-type="float" office:value="948386.098510939" calcext:value-type="float">
            <text:p>948386.098510939</text:p>
          </table:table-cell>
          <table:table-cell office:value-type="float" office:value="0.0322757009589651" calcext:value-type="float">
            <text:p>0.0322757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675212" calcext:value-type="float">
            <text:p>31675212</text:p>
          </table:table-cell>
          <table:table-cell office:value-type="float" office:value="230240.739659166" calcext:value-type="float">
            <text:p>230240.739659166</text:p>
          </table:table-cell>
          <table:table-cell office:value-type="float" office:value="0.0072687986953068" calcext:value-type="float">
            <text:p>0.0072687987</text:p>
          </table:table-cell>
          <table:table-cell/>
          <table:table-cell office:value-type="float" office:value="33041979.4" calcext:value-type="float">
            <text:p>33041979.4</text:p>
          </table:table-cell>
          <table:table-cell office:value-type="float" office:value="190622.303077683" calcext:value-type="float">
            <text:p>190622.303077683</text:p>
          </table:table-cell>
          <table:table-cell office:value-type="float" office:value="0.005769094543945" calcext:value-type="float">
            <text:p>0.0057690945</text:p>
          </table:table-cell>
          <table:table-cell/>
          <table:table-cell office:value-type="float" office:value="34726679" calcext:value-type="float">
            <text:p>34726679</text:p>
          </table:table-cell>
          <table:table-cell office:value-type="float" office:value="277907.061452565" calcext:value-type="float">
            <text:p>277907.061452565</text:p>
          </table:table-cell>
          <table:table-cell office:value-type="float" office:value="0.00800269618216489" calcext:value-type="float">
            <text:p>0.0080026962</text:p>
          </table:table-cell>
          <table:table-cell/>
          <table:table-cell office:value-type="float" office:value="28812767.2" calcext:value-type="float">
            <text:p>28812767.2</text:p>
          </table:table-cell>
          <table:table-cell office:value-type="float" office:value="615623.567692596" calcext:value-type="float">
            <text:p>615623.567692596</text:p>
          </table:table-cell>
          <table:table-cell office:value-type="float" office:value="0.0213663465025531" calcext:value-type="float">
            <text:p>0.0213663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511968.6" calcext:value-type="float">
            <text:p>31511968.6</text:p>
          </table:table-cell>
          <table:table-cell office:value-type="float" office:value="413544.328956208" calcext:value-type="float">
            <text:p>413544.328956208</text:p>
          </table:table-cell>
          <table:table-cell office:value-type="float" office:value="0.0131234050847654" calcext:value-type="float">
            <text:p>0.0131234051</text:p>
          </table:table-cell>
          <table:table-cell/>
          <table:table-cell office:value-type="float" office:value="33391879" calcext:value-type="float">
            <text:p>33391879</text:p>
          </table:table-cell>
          <table:table-cell office:value-type="float" office:value="263739.230604778" calcext:value-type="float">
            <text:p>263739.230604778</text:p>
          </table:table-cell>
          <table:table-cell office:value-type="float" office:value="0.00789830457294055" calcext:value-type="float">
            <text:p>0.0078983046</text:p>
          </table:table-cell>
          <table:table-cell/>
          <table:table-cell office:value-type="float" office:value="34959603.6" calcext:value-type="float">
            <text:p>34959603.6</text:p>
          </table:table-cell>
          <table:table-cell office:value-type="float" office:value="179353.550696494" calcext:value-type="float">
            <text:p>179353.550696494</text:p>
          </table:table-cell>
          <table:table-cell office:value-type="float" office:value="0.00513030847685282" calcext:value-type="float">
            <text:p>0.0051303085</text:p>
          </table:table-cell>
          <table:table-cell/>
          <table:table-cell office:value-type="float" office:value="32769272.2" calcext:value-type="float">
            <text:p>32769272.2</text:p>
          </table:table-cell>
          <table:table-cell office:value-type="float" office:value="223421.429422873" calcext:value-type="float">
            <text:p>223421.429422873</text:p>
          </table:table-cell>
          <table:table-cell office:value-type="float" office:value="0.00681801622139394" calcext:value-type="float">
            <text:p>0.0068180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717502" calcext:value-type="float">
            <text:p>31717502</text:p>
          </table:table-cell>
          <table:table-cell office:value-type="float" office:value="285498.440782432" calcext:value-type="float">
            <text:p>285498.440782432</text:p>
          </table:table-cell>
          <table:table-cell office:value-type="float" office:value="0.00900129022715699" calcext:value-type="float">
            <text:p>0.0090012902</text:p>
          </table:table-cell>
          <table:table-cell/>
          <table:table-cell office:value-type="float" office:value="33398982" calcext:value-type="float">
            <text:p>33398982</text:p>
          </table:table-cell>
          <table:table-cell office:value-type="float" office:value="289670.736882413" calcext:value-type="float">
            <text:p>289670.736882413</text:p>
          </table:table-cell>
          <table:table-cell office:value-type="float" office:value="0.00867304089934276" calcext:value-type="float">
            <text:p>0.0086730409</text:p>
          </table:table-cell>
          <table:table-cell/>
          <table:table-cell office:value-type="float" office:value="35390787.2" calcext:value-type="float">
            <text:p>35390787.2</text:p>
          </table:table-cell>
          <table:table-cell office:value-type="float" office:value="141857.042297378" calcext:value-type="float">
            <text:p>141857.042297378</text:p>
          </table:table-cell>
          <table:table-cell office:value-type="float" office:value="0.00400830423736315" calcext:value-type="float">
            <text:p>0.0040083042</text:p>
          </table:table-cell>
          <table:table-cell/>
          <table:table-cell office:value-type="float" office:value="32674978" calcext:value-type="float">
            <text:p>32674978</text:p>
          </table:table-cell>
          <table:table-cell office:value-type="float" office:value="225093.271664881" calcext:value-type="float">
            <text:p>225093.271664881</text:p>
          </table:table-cell>
          <table:table-cell office:value-type="float" office:value="0.00688885763488138" calcext:value-type="float">
            <text:p>0.0068888576</text:p>
          </table:table-cell>
        </table:table-row>
        <table:table-row table:style-name="ro1" table:number-rows-repeated="19">
          <table:table-cell table:number-columns-repeated="16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number-columns-repeated="3"/>
          <table:table-cell office:value-type="string" calcext:value-type="string">
            <text:p>10M</text:p>
          </table:table-cell>
          <table:table-cell table:number-columns-repeated="3"/>
          <table:table-cell office:value-type="string" calcext:value-type="string">
            <text:p>100M</text:p>
          </table:table-cell>
          <table:table-cell table:number-columns-repeated="3"/>
          <table:table-cell office:value-type="string" calcext:value-type="string">
            <text:p>1000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12958" calcext:value-type="float">
            <text:p>32612958</text:p>
          </table:table-cell>
          <table:table-cell office:value-type="float" office:value="208902.088799514" calcext:value-type="float">
            <text:p>208902.088799514</text:p>
          </table:table-cell>
          <table:table-cell office:value-type="float" office:value="0.00640549344832548" calcext:value-type="float">
            <text:p>0.0064054934</text:p>
          </table:table-cell>
          <table:table-cell/>
          <table:table-cell office:value-type="float" office:value="36425097.6" calcext:value-type="float">
            <text:p>36425097.6</text:p>
          </table:table-cell>
          <table:table-cell office:value-type="float" office:value="450781.016321939" calcext:value-type="float">
            <text:p>450781.016321939</text:p>
          </table:table-cell>
          <table:table-cell office:value-type="float" office:value="0.0123755609737045" calcext:value-type="float">
            <text:p>0.012375561</text:p>
          </table:table-cell>
          <table:table-cell/>
          <table:table-cell office:value-type="float" office:value="33908149.6" calcext:value-type="float">
            <text:p>33908149.6</text:p>
          </table:table-cell>
          <table:table-cell office:value-type="float" office:value="688443.868024867" calcext:value-type="float">
            <text:p>688443.868024867</text:p>
          </table:table-cell>
          <table:table-cell office:value-type="float" office:value="0.0203031977900931" calcext:value-type="float">
            <text:p>0.0203031978</text:p>
          </table:table-cell>
          <table:table-cell/>
          <table:table-cell office:value-type="float" office:value="27044635.8" calcext:value-type="float">
            <text:p>27044635.8</text:p>
          </table:table-cell>
          <table:table-cell office:value-type="float" office:value="1619748.44943521" calcext:value-type="float">
            <text:p>1619748.44943521</text:p>
          </table:table-cell>
          <table:table-cell office:value-type="float" office:value="0.0598916717316344" calcext:value-type="float">
            <text:p>0.0598916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97118" calcext:value-type="float">
            <text:p>33197118</text:p>
          </table:table-cell>
          <table:table-cell office:value-type="float" office:value="226448.560934266" calcext:value-type="float">
            <text:p>226448.560934266</text:p>
          </table:table-cell>
          <table:table-cell office:value-type="float" office:value="0.00682133192809888" calcext:value-type="float">
            <text:p>0.0068213319</text:p>
          </table:table-cell>
          <table:table-cell/>
          <table:table-cell office:value-type="float" office:value="35246838.6" calcext:value-type="float">
            <text:p>35246838.6</text:p>
          </table:table-cell>
          <table:table-cell office:value-type="float" office:value="331998.819102478" calcext:value-type="float">
            <text:p>331998.819102478</text:p>
          </table:table-cell>
          <table:table-cell office:value-type="float" office:value="0.00941925098219952" calcext:value-type="float">
            <text:p>0.009419251</text:p>
          </table:table-cell>
          <table:table-cell/>
          <table:table-cell office:value-type="float" office:value="28738481" calcext:value-type="float">
            <text:p>28738481</text:p>
          </table:table-cell>
          <table:table-cell office:value-type="float" office:value="411576.180816626" calcext:value-type="float">
            <text:p>411576.180816626</text:p>
          </table:table-cell>
          <table:table-cell office:value-type="float" office:value="0.0143214312829069" calcext:value-type="float">
            <text:p>0.0143214313</text:p>
          </table:table-cell>
          <table:table-cell/>
          <table:table-cell office:value-type="float" office:value="18056540" calcext:value-type="float">
            <text:p>18056540</text:p>
          </table:table-cell>
          <table:table-cell office:value-type="float" office:value="420420.506874724" calcext:value-type="float">
            <text:p>420420.506874724</text:p>
          </table:table-cell>
          <table:table-cell office:value-type="float" office:value="0.023283558581806" calcext:value-type="float">
            <text:p>0.0232835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76263.8" calcext:value-type="float">
            <text:p>33076263.8</text:p>
          </table:table-cell>
          <table:table-cell office:value-type="float" office:value="174072.806313221" calcext:value-type="float">
            <text:p>174072.806313221</text:p>
          </table:table-cell>
          <table:table-cell office:value-type="float" office:value="0.00526277113297242" calcext:value-type="float">
            <text:p>0.0052627711</text:p>
          </table:table-cell>
          <table:table-cell/>
          <table:table-cell office:value-type="float" office:value="35593983.8" calcext:value-type="float">
            <text:p>35593983.8</text:p>
          </table:table-cell>
          <table:table-cell office:value-type="float" office:value="309883.307011785" calcext:value-type="float">
            <text:p>309883.307011785</text:p>
          </table:table-cell>
          <table:table-cell office:value-type="float" office:value="0.00870605855059654" calcext:value-type="float">
            <text:p>0.0087060586</text:p>
          </table:table-cell>
          <table:table-cell/>
          <table:table-cell office:value-type="float" office:value="29449217" calcext:value-type="float">
            <text:p>29449217</text:p>
          </table:table-cell>
          <table:table-cell office:value-type="float" office:value="234089.800104148" calcext:value-type="float">
            <text:p>234089.800104148</text:p>
          </table:table-cell>
          <table:table-cell office:value-type="float" office:value="0.00794893120941545" calcext:value-type="float">
            <text:p>0.0079489312</text:p>
          </table:table-cell>
          <table:table-cell/>
          <table:table-cell office:value-type="float" office:value="21013699" calcext:value-type="float">
            <text:p>21013699</text:p>
          </table:table-cell>
          <table:table-cell office:value-type="float" office:value="2938675.52593334" calcext:value-type="float">
            <text:p>2938675.52593334</text:p>
          </table:table-cell>
          <table:table-cell office:value-type="float" office:value="0.139845703792242" calcext:value-type="float">
            <text:p>0.1398457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693371.6" calcext:value-type="float">
            <text:p>33693371.6</text:p>
          </table:table-cell>
          <table:table-cell office:value-type="float" office:value="858195.308408197" calcext:value-type="float">
            <text:p>858195.308408197</text:p>
          </table:table-cell>
          <table:table-cell office:value-type="float" office:value="0.02547074595551" calcext:value-type="float">
            <text:p>0.025470746</text:p>
          </table:table-cell>
          <table:table-cell/>
          <table:table-cell office:value-type="float" office:value="32071682.6" calcext:value-type="float">
            <text:p>32071682.6</text:p>
          </table:table-cell>
          <table:table-cell office:value-type="float" office:value="2587380.17769176" calcext:value-type="float">
            <text:p>2587380.17769176</text:p>
          </table:table-cell>
          <table:table-cell office:value-type="float" office:value="0.0806749121947147" calcext:value-type="float">
            <text:p>0.0806749122</text:p>
          </table:table-cell>
          <table:table-cell/>
          <table:table-cell office:value-type="float" office:value="28863063" calcext:value-type="float">
            <text:p>28863063</text:p>
          </table:table-cell>
          <table:table-cell office:value-type="float" office:value="560900.709518539" calcext:value-type="float">
            <text:p>560900.709518539</text:p>
          </table:table-cell>
          <table:table-cell office:value-type="float" office:value="0.0194331665186934" calcext:value-type="float">
            <text:p>0.0194331665</text:p>
          </table:table-cell>
          <table:table-cell/>
          <table:table-cell office:value-type="float" office:value="29226176" calcext:value-type="float">
            <text:p>29226176</text:p>
          </table:table-cell>
          <table:table-cell office:value-type="float" office:value="835062.415237807" calcext:value-type="float">
            <text:p>835062.415237807</text:p>
          </table:table-cell>
          <table:table-cell office:value-type="float" office:value="0.0285724145108073" calcext:value-type="float">
            <text:p>0.0285724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97838.4" calcext:value-type="float">
            <text:p>33797838.4</text:p>
          </table:table-cell>
          <table:table-cell office:value-type="float" office:value="870210.564246976" calcext:value-type="float">
            <text:p>870210.564246976</text:p>
          </table:table-cell>
          <table:table-cell office:value-type="float" office:value="0.0257475213044091" calcext:value-type="float">
            <text:p>0.0257475213</text:p>
          </table:table-cell>
          <table:table-cell/>
          <table:table-cell office:value-type="float" office:value="28981783.4" calcext:value-type="float">
            <text:p>28981783.4</text:p>
          </table:table-cell>
          <table:table-cell office:value-type="float" office:value="287667.076300782" calcext:value-type="float">
            <text:p>287667.076300782</text:p>
          </table:table-cell>
          <table:table-cell office:value-type="float" office:value="0.00992578932533124" calcext:value-type="float">
            <text:p>0.0099257893</text:p>
          </table:table-cell>
          <table:table-cell/>
          <table:table-cell office:value-type="float" office:value="28949792.2" calcext:value-type="float">
            <text:p>28949792.2</text:p>
          </table:table-cell>
          <table:table-cell office:value-type="float" office:value="227689.209860634" calcext:value-type="float">
            <text:p>227689.209860634</text:p>
          </table:table-cell>
          <table:table-cell office:value-type="float" office:value="0.0078649687116108" calcext:value-type="float">
            <text:p>0.0078649687</text:p>
          </table:table-cell>
          <table:table-cell/>
          <table:table-cell office:value-type="float" office:value="28992304" calcext:value-type="float">
            <text:p>28992304</text:p>
          </table:table-cell>
          <table:table-cell office:value-type="float" office:value="534750.23637732" calcext:value-type="float">
            <text:p>534750.23637732</text:p>
          </table:table-cell>
          <table:table-cell office:value-type="float" office:value="0.0184445581274714" calcext:value-type="float">
            <text:p>0.01844455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790179" calcext:value-type="float">
            <text:p>33790179</text:p>
          </table:table-cell>
          <table:table-cell office:value-type="float" office:value="348208.964099433" calcext:value-type="float">
            <text:p>348208.964099433</text:p>
          </table:table-cell>
          <table:table-cell office:value-type="float" office:value="0.0103050346107794" calcext:value-type="float">
            <text:p>0.0103050346</text:p>
          </table:table-cell>
          <table:table-cell/>
          <table:table-cell office:value-type="float" office:value="29046289.6" calcext:value-type="float">
            <text:p>29046289.6</text:p>
          </table:table-cell>
          <table:table-cell office:value-type="float" office:value="273344.963029941" calcext:value-type="float">
            <text:p>273344.963029941</text:p>
          </table:table-cell>
          <table:table-cell office:value-type="float" office:value="0.00941066713835771" calcext:value-type="float">
            <text:p>0.0094106671</text:p>
          </table:table-cell>
          <table:table-cell/>
          <table:table-cell office:value-type="float" office:value="28994030.4" calcext:value-type="float">
            <text:p>28994030.4</text:p>
          </table:table-cell>
          <table:table-cell office:value-type="float" office:value="438388.37427587" calcext:value-type="float">
            <text:p>438388.37427587</text:p>
          </table:table-cell>
          <table:table-cell office:value-type="float" office:value="0.0151199529085087" calcext:value-type="float">
            <text:p>0.0151199529</text:p>
          </table:table-cell>
          <table:table-cell/>
          <table:table-cell office:value-type="float" office:value="28876363.4" calcext:value-type="float">
            <text:p>28876363.4</text:p>
          </table:table-cell>
          <table:table-cell office:value-type="float" office:value="531696.668878262" calcext:value-type="float">
            <text:p>531696.668878262</text:p>
          </table:table-cell>
          <table:table-cell office:value-type="float" office:value="0.0184128680441202" calcext:value-type="float">
            <text:p>0.0184128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213378.6" calcext:value-type="float">
            <text:p>34213378.6</text:p>
          </table:table-cell>
          <table:table-cell office:value-type="float" office:value="232941.439049904" calcext:value-type="float">
            <text:p>232941.439049904</text:p>
          </table:table-cell>
          <table:table-cell office:value-type="float" office:value="0.00680848979498048" calcext:value-type="float">
            <text:p>0.0068084898</text:p>
          </table:table-cell>
          <table:table-cell/>
          <table:table-cell office:value-type="float" office:value="29258050.4" calcext:value-type="float">
            <text:p>29258050.4</text:p>
          </table:table-cell>
          <table:table-cell office:value-type="float" office:value="1095600.13809448" calcext:value-type="float">
            <text:p>1095600.13809448</text:p>
          </table:table-cell>
          <table:table-cell office:value-type="float" office:value="0.0374461087842845" calcext:value-type="float">
            <text:p>0.0374461088</text:p>
          </table:table-cell>
          <table:table-cell/>
          <table:table-cell office:value-type="float" office:value="29056848.8" calcext:value-type="float">
            <text:p>29056848.8</text:p>
          </table:table-cell>
          <table:table-cell office:value-type="float" office:value="57005.4528177788" calcext:value-type="float">
            <text:p>57005.4528177788</text:p>
          </table:table-cell>
          <table:table-cell office:value-type="float" office:value="0.00196185942977336" calcext:value-type="float">
            <text:p>0.0019618594</text:p>
          </table:table-cell>
          <table:table-cell/>
          <table:table-cell office:value-type="float" office:value="29266191.6" calcext:value-type="float">
            <text:p>29266191.6</text:p>
          </table:table-cell>
          <table:table-cell office:value-type="float" office:value="281007.999882281" calcext:value-type="float">
            <text:p>281007.999882281</text:p>
          </table:table-cell>
          <table:table-cell office:value-type="float" office:value="0.00960179594677023" calcext:value-type="float">
            <text:p>0.0096017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434712" calcext:value-type="float">
            <text:p>34434712</text:p>
          </table:table-cell>
          <table:table-cell office:value-type="float" office:value="280797.166888842" calcext:value-type="float">
            <text:p>280797.166888842</text:p>
          </table:table-cell>
          <table:table-cell office:value-type="float" office:value="0.00815447990065494" calcext:value-type="float">
            <text:p>0.0081544799</text:p>
          </table:table-cell>
          <table:table-cell/>
          <table:table-cell office:value-type="float" office:value="28585926.4" calcext:value-type="float">
            <text:p>28585926.4</text:p>
          </table:table-cell>
          <table:table-cell office:value-type="float" office:value="394182.49835202" calcext:value-type="float">
            <text:p>394182.49835202</text:p>
          </table:table-cell>
          <table:table-cell office:value-type="float" office:value="0.0137893903746992" calcext:value-type="float">
            <text:p>0.0137893904</text:p>
          </table:table-cell>
          <table:table-cell/>
          <table:table-cell office:value-type="float" office:value="29676340.4" calcext:value-type="float">
            <text:p>29676340.4</text:p>
          </table:table-cell>
          <table:table-cell office:value-type="float" office:value="336588.73095135" calcext:value-type="float">
            <text:p>336588.73095135</text:p>
          </table:table-cell>
          <table:table-cell office:value-type="float" office:value="0.0113419891541394" calcext:value-type="float">
            <text:p>0.0113419892</text:p>
          </table:table-cell>
          <table:table-cell/>
          <table:table-cell office:value-type="float" office:value="29164509.4" calcext:value-type="float">
            <text:p>29164509.4</text:p>
          </table:table-cell>
          <table:table-cell office:value-type="float" office:value="434351.48015385" calcext:value-type="float">
            <text:p>434351.48015385</text:p>
          </table:table-cell>
          <table:table-cell office:value-type="float" office:value="0.0148931522967381" calcext:value-type="float">
            <text:p>0.0148931523</text:p>
          </table:table-cell>
        </table:table-row>
      </table:table>
      <table:named-expressions/>
      <table:database-ranges>
        <table:database-range table:name="__Anonymous_Sheet_DB__1" table:target-range-address="Sheet2.B2:Sheet2.D64" table:contains-header="false" table:orientation="column">
          <table:filter>
            <table:filter-or>
              <table:filter-condition table:field-number="0" table:data-type="number" table:value="67" table:operator="="/>
            </table:filter-or>
          </table:filter>
        </table:database-range>
        <table:database-range table:name="__Anonymous_Sheet_DB__2" table:target-range-address="Sheet3.A1:Sheet3.E960" table:contains-header="false" table:orientation="column">
          <table:filter>
            <table:filter-or>
              <table:filter-condition table:field-number="0" table:value="Clearing" table:operator="!="/>
              <table:filter-condition table:field-number="0" table:value="Time" table:operator="="/>
            </table:filter-or>
          </table:filter>
        </table:database-range>
        <table:database-range table:name="__Anonymous_Sheet_DB__3" table:target-range-address="Sheet4.A1:Sheet4.E320" table:contains-header="false">
          <table:filter>
            <table:filter-and>
              <table:filter-condition table:field-number="0" table:data-type="number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7:25:06.026026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7:51:08.314635550</dc:date>
    <meta:generator>LibreOffice/4.2.8.2$Linux_X86_64 LibreOffice_project/420m0$Build-2</meta:generator>
    <meta:editing-duration>PT7M24S</meta:editing-duration>
    <meta:editing-cycles>3</meta:editing-cycles>
    <meta:document-statistic meta:table-count="5" meta:cell-count="77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Sheet5.A2:Sheet5.B10 Sheet5.F2:Sheet5.F10 Sheet5.J2:Sheet5.J10 Sheet5.N2:Sheet5.N10" chart:data-source-has-labels="both" svg:x="0.32cm" svg:y="0.18cm" svg:width="12.984cm" svg:height="8.64cm">
          <chartooo:coordinate-region svg:x="2.053cm" svg:y="0.379cm" svg:width="10.971cm" svg:height="7.794cm"/>
          <chart:axis chart:dimension="x" chart:name="primary-x" chart:style-name="ch4" chartooo:axis-type="auto">
            <chartooo:date-scale/>
            <chart:categories table:cell-range-address="Sheet5.A3:Sheet5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:Sheet5.B10" chart:label-cell-address="Sheet5.B2:Sheet5.B2" chart:class="chart:line">
            <chart:data-point chart:repeated="8"/>
          </chart:series>
          <chart:series chart:style-name="ch7" chart:values-cell-range-address="Sheet5.F3:Sheet5.F10" chart:label-cell-address="Sheet5.F2:Sheet5.F2" chart:class="chart:line">
            <chart:data-point chart:repeated="8"/>
          </chart:series>
          <chart:series chart:style-name="ch8" chart:values-cell-range-address="Sheet5.J3:Sheet5.J10" chart:label-cell-address="Sheet5.J2:Sheet5.J2" chart:class="chart:line">
            <chart:data-point chart:repeated="8"/>
          </chart:series>
          <chart:series chart:style-name="ch9" chart:values-cell-range-address="Sheet5.N3:Sheet5.N10" chart:label-cell-address="Sheet5.N2:Sheet5.N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5.B2:Sheet5.B2</svg:desc>
                </draw:g>
              </table:table-cell>
              <table:table-cell office:value-type="string">
                <text:p>10M</text:p>
                <draw:g>
                  <svg:desc>Sheet5.F2:Sheet5.F2</svg:desc>
                </draw:g>
              </table:table-cell>
              <table:table-cell office:value-type="string">
                <text:p>100M</text:p>
                <draw:g>
                  <svg:desc>Sheet5.J2:Sheet5.J2</svg:desc>
                </draw:g>
              </table:table-cell>
              <table:table-cell office:value-type="string">
                <text:p>1000M</text:p>
                <draw:g>
                  <svg:desc>Sheet5.N2:Sheet5.N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3:Sheet5.A10</svg:desc>
                </draw:g>
              </table:table-cell>
              <table:table-cell office:value-type="float" office:value="31170860.8">
                <text:p>31170860.8</text:p>
                <draw:g>
                  <svg:desc>Sheet5.B3:Sheet5.B10</svg:desc>
                </draw:g>
              </table:table-cell>
              <table:table-cell office:value-type="float" office:value="34436387.6">
                <text:p>34436387.6</text:p>
                <draw:g>
                  <svg:desc>Sheet5.F3:Sheet5.F10</svg:desc>
                </draw:g>
              </table:table-cell>
              <table:table-cell office:value-type="float" office:value="41303148.8">
                <text:p>41303148.8</text:p>
                <draw:g>
                  <svg:desc>Sheet5.J3:Sheet5.J10</svg:desc>
                </draw:g>
              </table:table-cell>
              <table:table-cell office:value-type="float" office:value="26879093.4">
                <text:p>26879093.4</text:p>
                <draw:g>
                  <svg:desc>Sheet5.N3:Sheet5.N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418053.6">
                <text:p>31418053.6</text:p>
              </table:table-cell>
              <table:table-cell office:value-type="float" office:value="32826783.2">
                <text:p>32826783.2</text:p>
              </table:table-cell>
              <table:table-cell office:value-type="float" office:value="34470318.6">
                <text:p>34470318.6</text:p>
              </table:table-cell>
              <table:table-cell office:value-type="float" office:value="18869315.4">
                <text:p>18869315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307494">
                <text:p>31307494</text:p>
              </table:table-cell>
              <table:table-cell office:value-type="float" office:value="32831242.4">
                <text:p>32831242.4</text:p>
              </table:table-cell>
              <table:table-cell office:value-type="float" office:value="34579499.4">
                <text:p>34579499.4</text:p>
              </table:table-cell>
              <table:table-cell office:value-type="float" office:value="18972954.6">
                <text:p>18972954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523363">
                <text:p>31523363</text:p>
              </table:table-cell>
              <table:table-cell office:value-type="float" office:value="33013983.4">
                <text:p>33013983.4</text:p>
              </table:table-cell>
              <table:table-cell office:value-type="float" office:value="34617773">
                <text:p>34617773</text:p>
              </table:table-cell>
              <table:table-cell office:value-type="float" office:value="28626678.4">
                <text:p>28626678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517021.6">
                <text:p>31517021.6</text:p>
              </table:table-cell>
              <table:table-cell office:value-type="float" office:value="33315301">
                <text:p>33315301</text:p>
              </table:table-cell>
              <table:table-cell office:value-type="float" office:value="34678710.4">
                <text:p>34678710.4</text:p>
              </table:table-cell>
              <table:table-cell office:value-type="float" office:value="29383904">
                <text:p>293839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675212">
                <text:p>31675212</text:p>
              </table:table-cell>
              <table:table-cell office:value-type="float" office:value="33041979.4">
                <text:p>33041979.4</text:p>
              </table:table-cell>
              <table:table-cell office:value-type="float" office:value="34726679">
                <text:p>34726679</text:p>
              </table:table-cell>
              <table:table-cell office:value-type="float" office:value="28812767.2">
                <text:p>28812767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511968.6">
                <text:p>31511968.6</text:p>
              </table:table-cell>
              <table:table-cell office:value-type="float" office:value="33391879">
                <text:p>33391879</text:p>
              </table:table-cell>
              <table:table-cell office:value-type="float" office:value="34959603.6">
                <text:p>34959603.6</text:p>
              </table:table-cell>
              <table:table-cell office:value-type="float" office:value="32769272.2">
                <text:p>32769272.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717502">
                <text:p>31717502</text:p>
              </table:table-cell>
              <table:table-cell office:value-type="float" office:value="33398982">
                <text:p>33398982</text:p>
              </table:table-cell>
              <table:table-cell office:value-type="float" office:value="35390787.2">
                <text:p>35390787.2</text:p>
              </table:table-cell>
              <table:table-cell office:value-type="float" office:value="32674978">
                <text:p>32674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2.C27:Sheet2.C34" chart:error-lower-range="Sheet2.C27:Sheet2.C34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C27:Sheet2.C34" chart:error-lower-range="Sheet2.C27:Sheet2.C3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4:Sheet2.B11 Sheet2.A3:Sheet2.B3 Sheet2.F3:Sheet2.F11 Sheet2.J3:Sheet2.J11 Sheet2.N3:Sheet2.N11" chart:data-source-has-labels="both" svg:x="0.319cm" svg:y="0.18cm" svg:width="12.746cm" svg:height="8.646cm">
          <chartooo:coordinate-region svg:x="1.866cm" svg:y="0.379cm" svg:width="10.919cm" svg:height="7.8cm"/>
          <chart:axis chart:dimension="x" chart:name="primary-x" chart:style-name="ch4" chartooo:axis-type="auto">
            <chartooo:date-scale/>
            <chart:categories table:cell-range-address="Sheet2.A4:Sheet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1" chart:label-cell-address="Sheet2.B3:Sheet2.B3" chart:class="chart:line">
            <chart:error-indicator chart:style-name="ch7" chart:dimension="y"/>
            <chart:data-point chart:repeated="8"/>
          </chart:series>
          <chart:series chart:style-name="ch8" chart:values-cell-range-address="Sheet2.F4:Sheet2.F11" chart:label-cell-address="Sheet2.F3:Sheet2.F3" chart:class="chart:line">
            <chart:data-point chart:repeated="8"/>
          </chart:series>
          <chart:series chart:style-name="ch9" chart:values-cell-range-address="Sheet2.J4:Sheet2.J11" chart:label-cell-address="Sheet2.J3:Sheet2.J3" chart:class="chart:line">
            <chart:data-point chart:repeated="8"/>
          </chart:series>
          <chart:series chart:style-name="ch10" chart:values-cell-range-address="Sheet2.N4:Sheet2.N11" chart:label-cell-address="Sheet2.N3:Sheet2.N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3:Sheet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10MB</text:p>
                <draw:g>
                  <svg:desc>Sheet2.F3:Sheet2.F3</svg:desc>
                </draw:g>
              </table:table-cell>
              <table:table-cell office:value-type="string">
                <text:p>100MB</text:p>
                <draw:g>
                  <svg:desc>Sheet2.J3:Sheet2.J3</svg:desc>
                </draw:g>
              </table:table-cell>
              <table:table-cell office:value-type="string">
                <text:p>1000MB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4:Sheet2.A11</svg:desc>
                </draw:g>
              </table:table-cell>
              <table:table-cell office:value-type="float" office:value="5007927.8">
                <text:p>5007927.8</text:p>
                <draw:g>
                  <svg:desc>Sheet2.B4:Sheet2.B11</svg:desc>
                </draw:g>
              </table:table-cell>
              <table:table-cell office:value-type="float" office:value="20557.8366079702">
                <text:p>20557.8366079702</text:p>
                <draw:g>
                  <svg:desc>Sheet2.C27:Sheet2.C34</svg:desc>
                </draw:g>
              </table:table-cell>
              <table:table-cell office:value-type="float" office:value="20557.8366079702">
                <text:p>20557.8366079702</text:p>
                <draw:g>
                  <svg:desc>Sheet2.C27:Sheet2.C34</svg:desc>
                </draw:g>
              </table:table-cell>
              <table:table-cell office:value-type="float" office:value="5259960.2">
                <text:p>5259960.2</text:p>
                <draw:g>
                  <svg:desc>Sheet2.F4:Sheet2.F11</svg:desc>
                </draw:g>
              </table:table-cell>
              <table:table-cell office:value-type="float" office:value="5383908.8">
                <text:p>5383908.8</text:p>
                <draw:g>
                  <svg:desc>Sheet2.J4:Sheet2.J11</svg:desc>
                </draw:g>
              </table:table-cell>
              <table:table-cell office:value-type="float" office:value="5366755.2">
                <text:p>5366755.2</text:p>
                <draw:g>
                  <svg:desc>Sheet2.N4:Sheet2.N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07426.2">
                <text:p>3607426.2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9579.8439306228">
                <text:p>29579.8439306228</text:p>
              </table:table-cell>
              <table:table-cell office:value-type="float" office:value="2840777.2">
                <text:p>2840777.2</text:p>
              </table:table-cell>
              <table:table-cell office:value-type="float" office:value="3733256.4">
                <text:p>3733256.4</text:p>
              </table:table-cell>
              <table:table-cell office:value-type="float" office:value="3462941.6">
                <text:p>3462941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695.4">
                <text:p>1791695.4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220202.603226756">
                <text:p>220202.603226756</text:p>
              </table:table-cell>
              <table:table-cell office:value-type="float" office:value="1714305">
                <text:p>1714305</text:p>
              </table:table-cell>
              <table:table-cell office:value-type="float" office:value="1676171.8">
                <text:p>1676171.8</text:p>
              </table:table-cell>
              <table:table-cell office:value-type="float" office:value="1836628.4">
                <text:p>1836628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5184.4">
                <text:p>1615184.4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317271.885772818">
                <text:p>317271.885772818</text:p>
              </table:table-cell>
              <table:table-cell office:value-type="float" office:value="1587497.8">
                <text:p>1587497.8</text:p>
              </table:table-cell>
              <table:table-cell office:value-type="float" office:value="1562004">
                <text:p>1562004</text:p>
              </table:table-cell>
              <table:table-cell office:value-type="float" office:value="1761324.8">
                <text:p>1761324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06894.6">
                <text:p>1606894.6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200706.213175975">
                <text:p>200706.213175975</text:p>
              </table:table-cell>
              <table:table-cell office:value-type="float" office:value="1589804.6">
                <text:p>1589804.6</text:p>
              </table:table-cell>
              <table:table-cell office:value-type="float" office:value="1524967.4">
                <text:p>1524967.4</text:p>
              </table:table-cell>
              <table:table-cell office:value-type="float" office:value="1664081.2">
                <text:p>1664081.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31520.2">
                <text:p>1631520.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30017.265502702">
                <text:p>130017.265502702</text:p>
              </table:table-cell>
              <table:table-cell office:value-type="float" office:value="1584224.2">
                <text:p>1584224.2</text:p>
              </table:table-cell>
              <table:table-cell office:value-type="float" office:value="1535858.4">
                <text:p>1535858.4</text:p>
              </table:table-cell>
              <table:table-cell office:value-type="float" office:value="1658970.6">
                <text:p>1658970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59969.2">
                <text:p>1659969.2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63966.9517435371">
                <text:p>63966.9517435371</text:p>
              </table:table-cell>
              <table:table-cell office:value-type="float" office:value="1587115">
                <text:p>1587115</text:p>
              </table:table-cell>
              <table:table-cell office:value-type="float" office:value="1554963">
                <text:p>1554963</text:p>
              </table:table-cell>
              <table:table-cell office:value-type="float" office:value="1666182">
                <text:p>16661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84471.6">
                <text:p>1684471.6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71227.6837781491">
                <text:p>71227.6837781491</text:p>
              </table:table-cell>
              <table:table-cell office:value-type="float" office:value="1609563.8">
                <text:p>1609563.8</text:p>
              </table:table-cell>
              <table:table-cell office:value-type="float" office:value="1530799.2">
                <text:p>1530799.2</text:p>
              </table:table-cell>
              <table:table-cell office:value-type="float" office:value="1692741.8">
                <text:p>169274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3.457cm" style:legend-expansion="high" chart:style-name="ch2"/>
        <chart:plot-area chart:style-name="ch3" table:cell-range-address="Sheet2.A27:Sheet2.B34 Sheet2.A26:Sheet2.B26 Sheet2.F26:Sheet2.F34 Sheet2.J26:Sheet2.J34 Sheet2.N26:Sheet2.N34" chart:data-source-has-labels="both" svg:x="0.319cm" svg:y="0.18cm" svg:width="12.746cm" svg:height="8.646cm">
          <chartooo:coordinate-region svg:x="2.052cm" svg:y="0.379cm" svg:width="10.733cm" svg:height="7.8cm"/>
          <chart:axis chart:dimension="x" chart:name="primary-x" chart:style-name="ch4" chartooo:axis-type="auto">
            <chartooo:date-scale/>
            <chart:categories table:cell-range-address="Sheet2.A27:Sheet2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7:Sheet2.B34" chart:label-cell-address="Sheet2.B26:Sheet2.B26" chart:class="chart:line">
            <chart:data-point chart:repeated="8"/>
          </chart:series>
          <chart:series chart:style-name="ch7" chart:values-cell-range-address="Sheet2.F27:Sheet2.F34" chart:label-cell-address="Sheet2.F26:Sheet2.F26" chart:class="chart:line">
            <chart:data-point chart:repeated="8"/>
          </chart:series>
          <chart:series chart:style-name="ch8" chart:values-cell-range-address="Sheet2.J27:Sheet2.J34" chart:label-cell-address="Sheet2.J26:Sheet2.J26" chart:class="chart:line">
            <chart:data-point chart:repeated="8"/>
          </chart:series>
          <chart:series chart:style-name="ch9" chart:values-cell-range-address="Sheet2.N27:Sheet2.N34" chart:label-cell-address="Sheet2.N26:Sheet2.N26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Sheet2.B26:Sheet2.B26</svg:desc>
                </draw:g>
              </table:table-cell>
              <table:table-cell office:value-type="string">
                <text:p>10MB</text:p>
                <draw:g>
                  <svg:desc>Sheet2.F26:Sheet2.F26</svg:desc>
                </draw:g>
              </table:table-cell>
              <table:table-cell office:value-type="string">
                <text:p>100MB</text:p>
                <draw:g>
                  <svg:desc>Sheet2.J26:Sheet2.J26</svg:desc>
                </draw:g>
              </table:table-cell>
              <table:table-cell office:value-type="string">
                <text:p>1000MB</text:p>
                <draw:g>
                  <svg:desc>Sheet2.N26:Sheet2.N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7:Sheet2.A34</svg:desc>
                </draw:g>
              </table:table-cell>
              <table:table-cell office:value-type="float" office:value="5028751">
                <text:p>5028751</text:p>
                <draw:g>
                  <svg:desc>Sheet2.B27:Sheet2.B34</svg:desc>
                </draw:g>
              </table:table-cell>
              <table:table-cell office:value-type="float" office:value="5194494.6">
                <text:p>5194494.6</text:p>
                <draw:g>
                  <svg:desc>Sheet2.F27:Sheet2.F34</svg:desc>
                </draw:g>
              </table:table-cell>
              <table:table-cell office:value-type="float" office:value="5390046.8">
                <text:p>5390046.8</text:p>
                <draw:g>
                  <svg:desc>Sheet2.J27:Sheet2.J34</svg:desc>
                </draw:g>
              </table:table-cell>
              <table:table-cell office:value-type="float" office:value="5372450">
                <text:p>5372450</text:p>
                <draw:g>
                  <svg:desc>Sheet2.N27:Sheet2.N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27592.2">
                <text:p>8427592.2</text:p>
              </table:table-cell>
              <table:table-cell office:value-type="float" office:value="5433048.2">
                <text:p>5433048.2</text:p>
              </table:table-cell>
              <table:table-cell office:value-type="float" office:value="4701332.6">
                <text:p>4701332.6</text:p>
              </table:table-cell>
              <table:table-cell office:value-type="float" office:value="4914284.8">
                <text:p>4914284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516254.4">
                <text:p>10516254.4</text:p>
              </table:table-cell>
              <table:table-cell office:value-type="float" office:value="6561712.4">
                <text:p>6561712.4</text:p>
              </table:table-cell>
              <table:table-cell office:value-type="float" office:value="4680599.4">
                <text:p>4680599.4</text:p>
              </table:table-cell>
              <table:table-cell office:value-type="float" office:value="4690004.4">
                <text:p>4690004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33666.6">
                <text:p>10033666.6</text:p>
              </table:table-cell>
              <table:table-cell office:value-type="float" office:value="8666066.8">
                <text:p>8666066.8</text:p>
              </table:table-cell>
              <table:table-cell office:value-type="float" office:value="5040738">
                <text:p>5040738</text:p>
              </table:table-cell>
              <table:table-cell office:value-type="float" office:value="4701602.2">
                <text:p>4701602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78939.4">
                <text:p>8678939.4</text:p>
              </table:table-cell>
              <table:table-cell office:value-type="float" office:value="9266742">
                <text:p>9266742</text:p>
              </table:table-cell>
              <table:table-cell office:value-type="float" office:value="5435189.4">
                <text:p>5435189.4</text:p>
              </table:table-cell>
              <table:table-cell office:value-type="float" office:value="4677431.6">
                <text:p>467743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41000">
                <text:p>9041000</text:p>
              </table:table-cell>
              <table:table-cell office:value-type="float" office:value="10108949.2">
                <text:p>10108949.2</text:p>
              </table:table-cell>
              <table:table-cell office:value-type="float" office:value="6253031">
                <text:p>6253031</text:p>
              </table:table-cell>
              <table:table-cell office:value-type="float" office:value="4748730.2">
                <text:p>4748730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080524.2">
                <text:p>10080524.2</text:p>
              </table:table-cell>
              <table:table-cell office:value-type="float" office:value="10419359.4">
                <text:p>10419359.4</text:p>
              </table:table-cell>
              <table:table-cell office:value-type="float" office:value="7898830.6">
                <text:p>7898830.6</text:p>
              </table:table-cell>
              <table:table-cell office:value-type="float" office:value="4940485">
                <text:p>49404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75881">
                <text:p>10075881</text:p>
              </table:table-cell>
              <table:table-cell office:value-type="float" office:value="8054074.6">
                <text:p>8054074.6</text:p>
              </table:table-cell>
              <table:table-cell office:value-type="float" office:value="8307810">
                <text:p>8307810</text:p>
              </table:table-cell>
              <table:table-cell office:value-type="float" office:value="5077642.8">
                <text:p>5077642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22cm" svg:y="3.457cm" style:legend-expansion="high" chart:style-name="ch2"/>
        <chart:plot-area chart:style-name="ch3" table:cell-range-address="Sheet5.A30:Sheet5.B38 Sheet5.F30:Sheet5.F38 Sheet5.J30:Sheet5.J38 Sheet5.N30:Sheet5.N38" chart:data-source-has-labels="both" svg:x="0.319cm" svg:y="0.18cm" svg:width="12.984cm" svg:height="8.646cm">
          <chartooo:coordinate-region svg:x="2.052cm" svg:y="0.379cm" svg:width="10.971cm" svg:height="7.8cm"/>
          <chart:axis chart:dimension="x" chart:name="primary-x" chart:style-name="ch4" chartooo:axis-type="auto">
            <chartooo:date-scale/>
            <chart:categories table:cell-range-address="Sheet5.A31:Sheet5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1:Sheet5.B38" chart:label-cell-address="Sheet5.B30:Sheet5.B30" chart:class="chart:line">
            <chart:data-point chart:repeated="8"/>
          </chart:series>
          <chart:series chart:style-name="ch7" chart:values-cell-range-address="Sheet5.F31:Sheet5.F38" chart:label-cell-address="Sheet5.F30:Sheet5.F30" chart:class="chart:line">
            <chart:data-point chart:repeated="8"/>
          </chart:series>
          <chart:series chart:style-name="ch8" chart:values-cell-range-address="Sheet5.J31:Sheet5.J38" chart:label-cell-address="Sheet5.J30:Sheet5.J30" chart:class="chart:line">
            <chart:data-point chart:repeated="8"/>
          </chart:series>
          <chart:series chart:style-name="ch9" chart:values-cell-range-address="Sheet5.N31:Sheet5.N38" chart:label-cell-address="Sheet5.N30:Sheet5.N3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5.B30:Sheet5.B30</svg:desc>
                </draw:g>
              </table:table-cell>
              <table:table-cell office:value-type="string">
                <text:p>10M</text:p>
                <draw:g>
                  <svg:desc>Sheet5.F30:Sheet5.F30</svg:desc>
                </draw:g>
              </table:table-cell>
              <table:table-cell office:value-type="string">
                <text:p>100M</text:p>
                <draw:g>
                  <svg:desc>Sheet5.J30:Sheet5.J30</svg:desc>
                </draw:g>
              </table:table-cell>
              <table:table-cell office:value-type="string">
                <text:p>1000M</text:p>
                <draw:g>
                  <svg:desc>Sheet5.N30:Sheet5.N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A31:Sheet5.A38</svg:desc>
                </draw:g>
              </table:table-cell>
              <table:table-cell office:value-type="float" office:value="32612958">
                <text:p>32612958</text:p>
                <draw:g>
                  <svg:desc>Sheet5.B31:Sheet5.B38</svg:desc>
                </draw:g>
              </table:table-cell>
              <table:table-cell office:value-type="float" office:value="36425097.6">
                <text:p>36425097.6</text:p>
                <draw:g>
                  <svg:desc>Sheet5.F31:Sheet5.F38</svg:desc>
                </draw:g>
              </table:table-cell>
              <table:table-cell office:value-type="float" office:value="33908149.6">
                <text:p>33908149.6</text:p>
                <draw:g>
                  <svg:desc>Sheet5.J31:Sheet5.J38</svg:desc>
                </draw:g>
              </table:table-cell>
              <table:table-cell office:value-type="float" office:value="27044635.8">
                <text:p>27044635.8</text:p>
                <draw:g>
                  <svg:desc>Sheet5.N31:Sheet5.N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197118">
                <text:p>33197118</text:p>
              </table:table-cell>
              <table:table-cell office:value-type="float" office:value="35246838.6">
                <text:p>35246838.6</text:p>
              </table:table-cell>
              <table:table-cell office:value-type="float" office:value="28738481">
                <text:p>28738481</text:p>
              </table:table-cell>
              <table:table-cell office:value-type="float" office:value="18056540">
                <text:p>180565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076263.8">
                <text:p>33076263.8</text:p>
              </table:table-cell>
              <table:table-cell office:value-type="float" office:value="35593983.8">
                <text:p>35593983.8</text:p>
              </table:table-cell>
              <table:table-cell office:value-type="float" office:value="29449217">
                <text:p>29449217</text:p>
              </table:table-cell>
              <table:table-cell office:value-type="float" office:value="21013699">
                <text:p>21013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693371.6">
                <text:p>33693371.6</text:p>
              </table:table-cell>
              <table:table-cell office:value-type="float" office:value="32071682.6">
                <text:p>32071682.6</text:p>
              </table:table-cell>
              <table:table-cell office:value-type="float" office:value="28863063">
                <text:p>28863063</text:p>
              </table:table-cell>
              <table:table-cell office:value-type="float" office:value="29226176">
                <text:p>292261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797838.4">
                <text:p>33797838.4</text:p>
              </table:table-cell>
              <table:table-cell office:value-type="float" office:value="28981783.4">
                <text:p>28981783.4</text:p>
              </table:table-cell>
              <table:table-cell office:value-type="float" office:value="28949792.2">
                <text:p>28949792.2</text:p>
              </table:table-cell>
              <table:table-cell office:value-type="float" office:value="28992304">
                <text:p>289923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790179">
                <text:p>33790179</text:p>
              </table:table-cell>
              <table:table-cell office:value-type="float" office:value="29046289.6">
                <text:p>29046289.6</text:p>
              </table:table-cell>
              <table:table-cell office:value-type="float" office:value="28994030.4">
                <text:p>28994030.4</text:p>
              </table:table-cell>
              <table:table-cell office:value-type="float" office:value="28876363.4">
                <text:p>28876363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4213378.6">
                <text:p>34213378.6</text:p>
              </table:table-cell>
              <table:table-cell office:value-type="float" office:value="29258050.4">
                <text:p>29258050.4</text:p>
              </table:table-cell>
              <table:table-cell office:value-type="float" office:value="29056848.8">
                <text:p>29056848.8</text:p>
              </table:table-cell>
              <table:table-cell office:value-type="float" office:value="29266191.6">
                <text:p>29266191.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434712">
                <text:p>34434712</text:p>
              </table:table-cell>
              <table:table-cell office:value-type="float" office:value="28585926.4">
                <text:p>28585926.4</text:p>
              </table:table-cell>
              <table:table-cell office:value-type="float" office:value="29676340.4">
                <text:p>29676340.4</text:p>
              </table:table-cell>
              <table:table-cell office:value-type="float" office:value="29164509.4">
                <text:p>2916450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